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SI_BASMALAH" svg:font-family="MSI_BASMALAH"/>
    <style:font-face style:name="MSI_Z322" svg:font-family="MSI_Z322"/>
    <style:font-face style:name="MSI_Z3341" svg:font-family="MSI_Z3341"/>
    <style:font-face style:name="MSI_Z323" svg:font-family="MSI_Z323" style:font-pitch="variable"/>
    <style:font-face style:name="MSI_Z324" svg:font-family="MSI_Z324" style:font-pitch="variable"/>
    <style:font-face style:name="MSI_Z325" svg:font-family="MSI_Z325" style:font-pitch="variable"/>
    <style:font-face style:name="MSI_Z326" svg:font-family="MSI_Z326" style:font-pitch="variable"/>
    <style:font-face style:name="MSI_Z327" svg:font-family="MSI_Z327" style:font-pitch="variable"/>
    <style:font-face style:name="MSI_Z328" svg:font-family="MSI_Z328" style:font-pitch="variable"/>
    <style:font-face style:name="MSI_Z329" svg:font-family="MSI_Z329" style:font-pitch="variable"/>
    <style:font-face style:name="MSI_Z330" svg:font-family="MSI_Z330" style:font-pitch="variable"/>
    <style:font-face style:name="MSI_Z331" svg:font-family="MSI_Z331" style:font-pitch="variable"/>
    <style:font-face style:name="MSI_Z332" svg:font-family="MSI_Z332" style:font-pitch="variable"/>
    <style:font-face style:name="MSI_Z333" svg:font-family="MSI_Z333" style:font-pitch="variable"/>
    <style:font-face style:name="MSI_Z334" svg:font-family="MSI_Z334" style:font-pitch="variable"/>
    <style:font-face style:name="MSI_Z335" svg:font-family="MSI_Z335" style:font-pitch="variable"/>
    <style:font-face style:name="MSI_Z336" svg:font-family="MSI_Z336" style:font-pitch="variable"/>
    <style:font-face style:name="MSI_Z337" svg:font-family="MSI_Z337" style:font-pitch="variable"/>
    <style:font-face style:name="MSI_Z338" svg:font-family="MSI_Z338" style:font-pitch="variable"/>
    <style:font-face style:name="MSI_Z339" svg:font-family="MSI_Z339" style:font-pitch="variable"/>
    <style:font-face style:name="MSI_Z340" svg:font-family="MSI_Z340" style:font-pitch="variable"/>
    <style:font-face style:name="MSI_Z341" svg:font-family="MSI_Z341" style:font-pitch="variable"/>
    <style:font-face style:name="Liberation Serif" svg:font-family="'Liberation Serif'" style:font-family-generic="roman" style:font-pitch="variable"/>
    <style:font-face style:name="MS Sans Serif" svg:font-family="'MS Sans Serif'" style:font-family-generic="roman" style:font-pitch="variable"/>
    <style:font-face style:name="QCF_P322" svg:font-family="QCF_P322" style:font-family-generic="roman" style:font-pitch="variable"/>
    <style:font-face style:name="QCF_P323" svg:font-family="QCF_P323" style:font-family-generic="roman" style:font-pitch="variable"/>
    <style:font-face style:name="QCF_P324" svg:font-family="QCF_P324" style:font-family-generic="roman" style:font-pitch="variable"/>
    <style:font-face style:name="QCF_P325" svg:font-family="QCF_P325" style:font-family-generic="roman" style:font-pitch="variable"/>
    <style:font-face style:name="QCF_P326" svg:font-family="QCF_P326" style:font-family-generic="roman" style:font-pitch="variable"/>
    <style:font-face style:name="QCF_P327" svg:font-family="QCF_P327" style:font-family-generic="roman" style:font-pitch="variable"/>
    <style:font-face style:name="QCF_P328" svg:font-family="QCF_P328" style:font-family-generic="roman" style:font-pitch="variable"/>
    <style:font-face style:name="QCF_P329" svg:font-family="QCF_P329" style:font-family-generic="roman" style:font-pitch="variable"/>
    <style:font-face style:name="QCF_P330" svg:font-family="QCF_P330" style:font-family-generic="roman" style:font-pitch="variable"/>
    <style:font-face style:name="QCF_P331" svg:font-family="QCF_P331" style:font-family-generic="roman" style:font-pitch="variable"/>
    <style:font-face style:name="QCF_P332" svg:font-family="QCF_P332" style:font-family-generic="roman" style:font-pitch="variable"/>
    <style:font-face style:name="QCF_P333" svg:font-family="QCF_P333" style:font-family-generic="roman" style:font-pitch="variable"/>
    <style:font-face style:name="QCF_P334" svg:font-family="QCF_P334" style:font-family-generic="roman" style:font-pitch="variable"/>
    <style:font-face style:name="QCF_P335" svg:font-family="QCF_P335" style:font-family-generic="roman" style:font-pitch="variable"/>
    <style:font-face style:name="QCF_P336" svg:font-family="QCF_P336" style:font-family-generic="roman" style:font-pitch="variable"/>
    <style:font-face style:name="QCF_P337" svg:font-family="QCF_P337" style:font-family-generic="roman" style:font-pitch="variable"/>
    <style:font-face style:name="QCF_P338" svg:font-family="QCF_P338" style:font-family-generic="roman" style:font-pitch="variable"/>
    <style:font-face style:name="QCF_P339" svg:font-family="QCF_P339" style:font-family-generic="roman" style:font-pitch="variable"/>
    <style:font-face style:name="QCF_P340" svg:font-family="QCF_P340" style:font-family-generic="roman" style:font-pitch="variable"/>
    <style:font-face style:name="QCF_P341" svg:font-family="QCF_P341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MS Sans Serif1" svg:font-family="'MS Sans Serif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QCF_P3231" svg:font-family="QCF_P323" style:font-family-generic="system" style:font-pitch="variable"/>
    <style:font-face style:name="QCF_P3241" svg:font-family="QCF_P324" style:font-family-generic="system" style:font-pitch="variable"/>
    <style:font-face style:name="QCF_P3251" svg:font-family="QCF_P325" style:font-family-generic="system" style:font-pitch="variable"/>
    <style:font-face style:name="QCF_P3261" svg:font-family="QCF_P326" style:font-family-generic="system" style:font-pitch="variable"/>
    <style:font-face style:name="QCF_P3271" svg:font-family="QCF_P327" style:font-family-generic="system" style:font-pitch="variable"/>
    <style:font-face style:name="QCF_P3281" svg:font-family="QCF_P328" style:font-family-generic="system" style:font-pitch="variable"/>
    <style:font-face style:name="QCF_P3291" svg:font-family="QCF_P329" style:font-family-generic="system" style:font-pitch="variable"/>
    <style:font-face style:name="QCF_P3301" svg:font-family="QCF_P330" style:font-family-generic="system" style:font-pitch="variable"/>
    <style:font-face style:name="QCF_P3311" svg:font-family="QCF_P331" style:font-family-generic="system" style:font-pitch="variable"/>
    <style:font-face style:name="QCF_P3321" svg:font-family="QCF_P332" style:font-family-generic="system" style:font-pitch="variable"/>
    <style:font-face style:name="QCF_P3331" svg:font-family="QCF_P333" style:font-family-generic="system" style:font-pitch="variable"/>
    <style:font-face style:name="QCF_P3341" svg:font-family="QCF_P334" style:font-family-generic="system" style:font-pitch="variable"/>
    <style:font-face style:name="QCF_P3351" svg:font-family="QCF_P335" style:font-family-generic="system" style:font-pitch="variable"/>
    <style:font-face style:name="QCF_P3361" svg:font-family="QCF_P336" style:font-family-generic="system" style:font-pitch="variable"/>
    <style:font-face style:name="QCF_P3371" svg:font-family="QCF_P337" style:font-family-generic="system" style:font-pitch="variable"/>
    <style:font-face style:name="QCF_P3381" svg:font-family="QCF_P338" style:font-family-generic="system" style:font-pitch="variable"/>
    <style:font-face style:name="QCF_P3391" svg:font-family="QCF_P339" style:font-family-generic="system" style:font-pitch="variable"/>
    <style:font-face style:name="QCF_P3401" svg:font-family="QCF_P340" style:font-family-generic="system" style:font-pitch="variable"/>
    <style:font-face style:name="QCF_P3411" svg:font-family="QCF_P341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Liberation Sans Narrow" fo:font-size="10pt" officeooo:rsid="0075019c" officeooo:paragraph-rsid="0075019c" style:font-size-asian="8pt" style:font-size-complex="8pt"/>
    </style:style>
    <style:style style:name="P2" style:family="paragraph" style:parent-style-name="Header">
      <style:paragraph-properties fo:text-align="start" style:justify-single-word="false"/>
      <style:text-properties style:font-name="Liberation Sans Narrow" fo:font-size="10pt" officeooo:rsid="0075019c" officeooo:paragraph-rsid="00c359f2" style:font-size-asian="10pt" style:font-size-complex="10pt"/>
    </style:style>
    <style:style style:name="P3" style:family="paragraph" style:parent-style-name="Header">
      <style:paragraph-properties fo:text-align="start" style:justify-single-word="false"/>
      <style:text-properties officeooo:paragraph-rsid="00c359f2"/>
    </style:style>
    <style:style style:name="P4" style:family="paragraph" style:parent-style-name="Footer">
      <style:paragraph-properties fo:text-align="center" style:justify-single-word="false"/>
      <style:text-properties style:font-name="Liberation Sans Narrow" fo:font-size="10pt" officeooo:rsid="00201315" officeooo:paragraph-rsid="00201315" style:font-size-asian="10pt" style:font-size-complex="10pt"/>
    </style:style>
    <style:style style:name="P5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style:font-name="Liberation Sans Narrow" fo:font-size="23.5pt" officeooo:paragraph-rsid="01290208" style:font-size-asian="23.5pt" style:font-name-complex="MSI_Z323" style:font-size-complex="23.5pt"/>
    </style:style>
    <style:style style:name="P6" style:family="paragraph" style:parent-style-name="Standard">
      <style:paragraph-properties fo:text-align="justify" fo:text-align-last="justify" style:justify-single-word="true" style:writing-mode="rl-tb">
        <style:tab-stops/>
      </style:paragraph-properties>
      <style:text-properties style:use-window-font-color="true" style:font-name="Liberation Sans Narrow" fo:font-size="23.5pt" officeooo:paragraph-rsid="012a3ca3" style:font-size-asian="23.5pt" style:font-name-complex="MSI_Z322" style:font-size-complex="23.5pt"/>
    </style:style>
    <style:style style:name="P7" style:family="paragraph" style:parent-style-name="Standard" style:master-page-name="Standard">
      <style:paragraph-properties fo:text-align="center" style:justify-single-word="false" style:page-number="322" fo:break-before="auto" fo:break-after="auto" style:writing-mode="rl-tb">
        <style:tab-stops/>
      </style:paragraph-properties>
      <style:text-properties style:use-window-font-color="true" style:font-name="Liberation Sans Narrow" fo:font-size="23.5pt" officeooo:rsid="012a3ca3" officeooo:paragraph-rsid="012a3ca3" style:font-size-asian="23.5pt" style:font-name-complex="MSI_Z322" style:font-size-complex="23.5pt"/>
    </style:style>
    <style:style style:name="P8" style:family="paragraph" style:parent-style-name="Standard">
      <style:paragraph-properties fo:text-align="center" style:justify-single-word="false" style:writing-mode="rl-tb">
        <style:tab-stops/>
      </style:paragraph-properties>
      <style:text-properties style:use-window-font-color="true" style:font-name="Liberation Sans Narrow" fo:font-size="23.5pt" officeooo:rsid="012a3ca3" officeooo:paragraph-rsid="012a3ca3" style:font-size-asian="23.5pt" style:font-name-complex="MSI_BASMALAH" style:font-size-complex="23.5pt"/>
    </style:style>
    <style:style style:name="P9" style:family="paragraph" style:parent-style-name="Standard">
      <style:paragraph-properties fo:text-align="justify" fo:text-align-last="justify" style:justify-single-word="true" style:writing-mode="rl-tb">
        <style:tab-stops/>
      </style:paragraph-properties>
      <style:text-properties style:use-window-font-color="true" style:font-name="MS Sans Serif" fo:font-size="23.5pt" officeooo:paragraph-rsid="013311c6" style:font-size-asian="23.5pt" style:font-name-complex="MSI_Z325" style:font-size-complex="23.5pt"/>
    </style:style>
    <style:style style:name="P10" style:family="paragraph" style:parent-style-name="Standard">
      <style:paragraph-properties fo:text-align="justify" fo:text-align-last="justify" style:justify-single-word="true" style:writing-mode="rl-tb">
        <style:tab-stops/>
      </style:paragraph-properties>
      <style:text-properties style:use-window-font-color="true" style:font-name="MS Sans Serif" fo:font-size="23.5pt" officeooo:paragraph-rsid="013311c6" style:font-size-asian="23.5pt" style:font-name-complex="MSI_Z328" style:font-size-complex="23.5pt"/>
    </style:style>
    <style:style style:name="P11" style:family="paragraph" style:parent-style-name="Standard">
      <style:paragraph-properties fo:text-align="justify" fo:text-align-last="justify" style:justify-single-word="true" style:writing-mode="rl-tb">
        <style:tab-stops/>
      </style:paragraph-properties>
      <style:text-properties style:use-window-font-color="true" style:font-name="MS Sans Serif" fo:font-size="23.5pt" officeooo:paragraph-rsid="013311c6" style:font-size-asian="23.5pt" style:font-name-complex="MSI_Z329" style:font-size-complex="23.5pt"/>
    </style:style>
    <style:style style:name="P12" style:family="paragraph" style:parent-style-name="Standard">
      <style:paragraph-properties fo:text-align="center" style:justify-single-word="false" style:writing-mode="rl-tb">
        <style:tab-stops/>
      </style:paragraph-properties>
      <style:text-properties style:use-window-font-color="true" style:font-name="MS Sans Serif" fo:font-size="23.5pt" officeooo:rsid="013311c6" officeooo:paragraph-rsid="013311c6" style:font-size-asian="23.5pt" style:font-name-complex="MSI_Z331" style:font-size-complex="23.5pt"/>
    </style:style>
    <style:style style:name="P13" style:family="paragraph" style:parent-style-name="Standard">
      <style:paragraph-properties fo:text-align="justify" fo:text-align-last="justify" style:justify-single-word="true" style:writing-mode="rl-tb">
        <style:tab-stops/>
      </style:paragraph-properties>
      <style:text-properties style:use-window-font-color="true" style:font-name="MS Sans Serif" fo:font-size="23.5pt" officeooo:paragraph-rsid="012e04ea" style:font-size-asian="23.5pt" style:font-name-complex="MSI_Z332" style:font-size-complex="23.5pt"/>
    </style:style>
    <style:style style:name="P14" style:family="paragraph" style:parent-style-name="Standard">
      <style:paragraph-properties fo:text-align="justify" fo:text-align-last="justify" style:justify-single-word="true" style:writing-mode="rl-tb">
        <style:tab-stops/>
      </style:paragraph-properties>
      <style:text-properties style:use-window-font-color="true" style:font-name="MS Sans Serif" fo:font-size="23.5pt" officeooo:paragraph-rsid="0134606d" style:font-size-asian="23.5pt" style:font-name-complex="MSI_Z337" style:font-size-complex="23.5pt"/>
    </style:style>
    <style:style style:name="P15" style:family="paragraph" style:parent-style-name="Standard">
      <style:paragraph-properties fo:text-align="justify" fo:text-align-last="justify" style:justify-single-word="true" style:writing-mode="rl-tb">
        <style:tab-stops/>
      </style:paragraph-properties>
      <style:text-properties style:use-window-font-color="true" style:font-name="MS Sans Serif" fo:font-size="23.5pt" officeooo:paragraph-rsid="0134606d" style:font-size-asian="23.5pt" style:font-name-complex="MSI_Z339" style:font-size-complex="23.5pt"/>
    </style:style>
    <style:style style:name="P16" style:family="paragraph" style:parent-style-name="Standard">
      <style:paragraph-properties fo:text-align="center" style:justify-single-word="false" style:writing-mode="rl-tb">
        <style:tab-stops/>
      </style:paragraph-properties>
      <style:text-properties style:use-window-font-color="true" style:font-name="MS Sans Serif" fo:font-size="23.5pt" officeooo:rsid="0134ce9b" officeooo:paragraph-rsid="0134ce9b" style:font-size-asian="23.5pt" style:font-name-complex="MSI_Z341" style:font-size-complex="23.5pt"/>
    </style:style>
    <style:style style:name="P17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style:font-name="MS Sans Serif" fo:font-size="23.5pt" officeooo:paragraph-rsid="012c24f2" style:font-size-asian="23.5pt" style:font-name-complex="MSI_Z324" style:font-size-complex="23.5pt"/>
    </style:style>
    <style:style style:name="P18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style:font-name="MS Sans Serif" fo:font-size="23.5pt" officeooo:paragraph-rsid="013311c6" style:font-size-asian="23.5pt" style:font-name-complex="MSI_Z325" style:font-size-complex="23.5pt"/>
    </style:style>
    <style:style style:name="P19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style:font-name="MS Sans Serif" fo:font-size="23.5pt" officeooo:paragraph-rsid="012c24f2" style:font-size-asian="23.5pt" style:font-name-complex="MSI_Z326" style:font-size-complex="23.5pt"/>
    </style:style>
    <style:style style:name="P20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style:font-name="MS Sans Serif" fo:font-size="23.5pt" officeooo:paragraph-rsid="012e04ea" style:font-size-asian="23.5pt" style:font-name-complex="MSI_Z327" style:font-size-complex="23.5pt"/>
    </style:style>
    <style:style style:name="P21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style:font-name="MS Sans Serif" fo:font-size="23.5pt" officeooo:paragraph-rsid="013311c6" style:font-size-asian="23.5pt" style:font-name-complex="MSI_Z328" style:font-size-complex="23.5pt"/>
    </style:style>
    <style:style style:name="P22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style:font-name="MS Sans Serif" fo:font-size="23.5pt" officeooo:paragraph-rsid="013311c6" style:font-size-asian="23.5pt" style:font-name-complex="MSI_Z329" style:font-size-complex="23.5pt"/>
    </style:style>
    <style:style style:name="P23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style:font-name="MS Sans Serif" fo:font-size="23.5pt" officeooo:paragraph-rsid="012e04ea" style:font-size-asian="23.5pt" style:font-name-complex="MSI_Z330" style:font-size-complex="23.5pt"/>
    </style:style>
    <style:style style:name="P24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style:font-name="MS Sans Serif" fo:font-size="23.5pt" officeooo:paragraph-rsid="012e04ea" style:font-size-asian="23.5pt" style:font-name-complex="MSI_Z331" style:font-size-complex="23.5pt"/>
    </style:style>
    <style:style style:name="P25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style:font-name="MS Sans Serif" fo:font-size="23.5pt" officeooo:paragraph-rsid="012e04ea" style:font-size-asian="23.5pt" style:font-name-complex="MSI_Z333" style:font-size-complex="23.5pt"/>
    </style:style>
    <style:style style:name="P26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style:font-name="MS Sans Serif" fo:font-size="23.5pt" officeooo:paragraph-rsid="012e04ea" style:font-size-asian="23.5pt" style:font-name-complex="MSI_Z334" style:font-size-complex="23.5pt"/>
    </style:style>
    <style:style style:name="P27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style:font-name="MS Sans Serif" fo:font-size="23.5pt" officeooo:paragraph-rsid="012e04ea" style:font-size-asian="23.5pt" style:font-name-complex="MSI_Z335" style:font-size-complex="23.5pt"/>
    </style:style>
    <style:style style:name="P28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style:font-name="MS Sans Serif" fo:font-size="23.5pt" officeooo:paragraph-rsid="012e04ea" style:font-size-asian="23.5pt" style:font-name-complex="MSI_Z336" style:font-size-complex="23.5pt"/>
    </style:style>
    <style:style style:name="P29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style:font-name="MS Sans Serif" fo:font-size="23.5pt" officeooo:paragraph-rsid="0134606d" style:font-size-asian="23.5pt" style:font-name-complex="MSI_Z337" style:font-size-complex="23.5pt"/>
    </style:style>
    <style:style style:name="P30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style:font-name="MS Sans Serif" fo:font-size="23.5pt" officeooo:paragraph-rsid="012e04ea" style:font-size-asian="23.5pt" style:font-name-complex="MSI_Z338" style:font-size-complex="23.5pt"/>
    </style:style>
    <style:style style:name="P31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style:font-name="MS Sans Serif" fo:font-size="23.5pt" officeooo:paragraph-rsid="0134606d" style:font-size-asian="23.5pt" style:font-name-complex="MSI_Z339" style:font-size-complex="23.5pt"/>
    </style:style>
    <style:style style:name="P32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style:font-name="MS Sans Serif" fo:font-size="23.5pt" officeooo:paragraph-rsid="012e04ea" style:font-size-asian="23.5pt" style:font-name-complex="MSI_Z340" style:font-size-complex="23.5pt"/>
    </style:style>
    <style:style style:name="P33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style:font-name="MS Sans Serif" fo:font-size="23.5pt" officeooo:paragraph-rsid="012e04ea" style:font-size-asian="23.5pt" style:font-name-complex="MSI_Z341" style:font-size-complex="23.5pt"/>
    </style:style>
    <style:style style:name="P34" style:family="paragraph" style:parent-style-name="Standard" style:master-page-name="ganti_20_surat">
      <style:paragraph-properties fo:text-align="center" style:justify-single-word="false" style:page-number="auto" fo:break-before="page" style:writing-mode="rl-tb">
        <style:tab-stops/>
      </style:paragraph-properties>
      <style:text-properties style:use-window-font-color="true" style:font-name="MS Sans Serif" fo:font-size="23.5pt" officeooo:rsid="013311c6" officeooo:paragraph-rsid="013311c6" style:font-size-asian="23.5pt" style:font-name-complex="MSI_Z332" style:font-size-complex="23.5pt"/>
    </style:style>
    <style:style style:name="T1" style:family="text">
      <style:text-properties officeooo:rsid="012706cb"/>
    </style:style>
    <style:style style:name="T2" style:family="text">
      <style:text-properties officeooo:rsid="01267b88"/>
    </style:style>
    <style:style style:name="T3" style:family="text">
      <style:text-properties style:font-name="Liberation Sans Narrow"/>
    </style:style>
    <style:style style:name="T4" style:family="text">
      <style:text-properties style:font-name="Liberation Sans Narrow" fo:font-size="10pt" officeooo:rsid="0075019c" style:font-size-asian="10pt" style:font-size-complex="10pt"/>
    </style:style>
    <style:style style:name="T5" style:family="text">
      <style:text-properties style:font-name="Liberation Sans Narrow" fo:font-size="10pt" officeooo:rsid="011f8199" style:font-size-asian="10pt" style:font-size-complex="10pt"/>
    </style:style>
    <style:style style:name="T6" style:family="text">
      <style:text-properties style:font-name="Liberation Sans Narrow" fo:font-size="10pt" officeooo:rsid="00b43692" style:font-size-asian="10pt" style:font-size-complex="10pt"/>
    </style:style>
    <style:style style:name="T7" style:family="text">
      <style:text-properties style:font-name="Liberation Sans Narrow" fo:font-size="10pt" officeooo:rsid="0118507c" style:font-size-asian="10pt" style:font-size-complex="10pt"/>
    </style:style>
    <style:style style:name="T8" style:family="text">
      <style:text-properties style:font-name="Liberation Sans Narrow" fo:font-size="10pt" officeooo:rsid="0136b361" style:font-size-asian="10pt" style:font-size-complex="10pt"/>
    </style:style>
    <style:style style:name="T9" style:family="text">
      <style:text-properties style:font-name="Liberation Sans Narrow" style:font-name-complex="QCF_P3241"/>
    </style:style>
    <style:style style:name="T10" style:family="text">
      <style:text-properties style:font-name="Liberation Sans Narrow" style:font-name-complex="QCF_P3251"/>
    </style:style>
    <style:style style:name="T11" style:family="text">
      <style:text-properties style:font-name="Liberation Sans Narrow" style:font-name-complex="QCF_P3261"/>
    </style:style>
    <style:style style:name="T12" style:family="text">
      <style:text-properties style:font-name="Liberation Sans Narrow" style:font-name-complex="QCF_P3271"/>
    </style:style>
    <style:style style:name="T13" style:family="text">
      <style:text-properties style:font-name="Liberation Sans Narrow" style:font-name-complex="QCF_P3281"/>
    </style:style>
    <style:style style:name="T14" style:family="text">
      <style:text-properties style:font-name="Liberation Sans Narrow" style:font-name-complex="QCF_P3291"/>
    </style:style>
    <style:style style:name="T15" style:family="text">
      <style:text-properties style:font-name="Liberation Sans Narrow" style:font-name-complex="QCF_P3301"/>
    </style:style>
    <style:style style:name="T16" style:family="text">
      <style:text-properties style:font-name="Liberation Sans Narrow" style:font-name-complex="QCF_P3311"/>
    </style:style>
    <style:style style:name="T17" style:family="text">
      <style:text-properties style:font-name="Liberation Sans Narrow" style:font-name-complex="QCF_P3321"/>
    </style:style>
    <style:style style:name="T18" style:family="text">
      <style:text-properties style:font-name="Liberation Sans Narrow" style:font-name-complex="QCF_P3331"/>
    </style:style>
    <style:style style:name="T19" style:family="text">
      <style:text-properties style:font-name="Liberation Sans Narrow" style:font-name-complex="QCF_P3341"/>
    </style:style>
    <style:style style:name="T20" style:family="text">
      <style:text-properties style:font-name="Liberation Sans Narrow" style:font-name-complex="QCF_P3351"/>
    </style:style>
    <style:style style:name="T21" style:family="text">
      <style:text-properties style:font-name="Liberation Sans Narrow" style:font-name-complex="QCF_P3361"/>
    </style:style>
    <style:style style:name="T22" style:family="text">
      <style:text-properties style:font-name="Liberation Sans Narrow" style:font-name-complex="QCF_P3371"/>
    </style:style>
    <style:style style:name="T23" style:family="text">
      <style:text-properties style:font-name="Liberation Sans Narrow" style:font-name-complex="QCF_P3381"/>
    </style:style>
    <style:style style:name="T24" style:family="text">
      <style:text-properties style:font-name="Liberation Sans Narrow" style:font-name-complex="QCF_P3391"/>
    </style:style>
    <style:style style:name="T25" style:family="text">
      <style:text-properties style:font-name="Liberation Sans Narrow" style:font-name-complex="QCF_P3401"/>
    </style:style>
    <style:style style:name="T26" style:family="text">
      <style:text-properties style:font-name="Liberation Sans Narrow" style:font-name-complex="QCF_P3411"/>
    </style:style>
    <style:style style:name="T27" style:family="text">
      <style:text-properties style:font-name="Liberation Sans Narrow" officeooo:rsid="0134606d"/>
    </style:style>
    <style:style style:name="T28" style:family="text">
      <style:text-properties officeooo:rsid="011f8199"/>
    </style:style>
    <style:style style:name="T29" style:family="text">
      <style:text-properties officeooo:rsid="00b43692"/>
    </style:style>
    <style:style style:name="T30" style:family="text">
      <style:text-properties style:font-name="QCF_P322"/>
    </style:style>
    <style:style style:name="T31" style:family="text">
      <style:text-properties style:font-name="QCF_P322" style:font-name-complex="MSI_BASMALAH"/>
    </style:style>
    <style:style style:name="T32" style:family="text">
      <style:text-properties style:font-name="QCF_P323"/>
    </style:style>
    <style:style style:name="T33" style:family="text">
      <style:text-properties style:font-name-complex="MSI_BASMALAH"/>
    </style:style>
    <style:style style:name="T34" style:family="text">
      <style:text-properties style:font-name="QCF_P324"/>
    </style:style>
    <style:style style:name="T35" style:family="text">
      <style:text-properties style:font-name="QCF_P324" style:font-name-complex="QCF_P3241"/>
    </style:style>
    <style:style style:name="T36" style:family="text">
      <style:text-properties style:font-name="QCF_P325"/>
    </style:style>
    <style:style style:name="T37" style:family="text">
      <style:text-properties style:font-name="QCF_P325" style:font-name-complex="QCF_P3251"/>
    </style:style>
    <style:style style:name="T38" style:family="text">
      <style:text-properties style:font-name="QCF_P326"/>
    </style:style>
    <style:style style:name="T39" style:family="text">
      <style:text-properties style:font-name="QCF_P326" style:font-name-complex="QCF_P3261"/>
    </style:style>
    <style:style style:name="T40" style:family="text">
      <style:text-properties style:font-name="QCF_P327"/>
    </style:style>
    <style:style style:name="T41" style:family="text">
      <style:text-properties style:font-name="QCF_P327" style:font-name-complex="QCF_P3271"/>
    </style:style>
    <style:style style:name="T42" style:family="text">
      <style:text-properties style:font-name="QCF_P328"/>
    </style:style>
    <style:style style:name="T43" style:family="text">
      <style:text-properties style:font-name="QCF_P328" style:font-name-complex="QCF_P3281"/>
    </style:style>
    <style:style style:name="T44" style:family="text">
      <style:text-properties style:font-name="QCF_P329"/>
    </style:style>
    <style:style style:name="T45" style:family="text">
      <style:text-properties style:font-name="QCF_P329" style:font-name-complex="QCF_P3291"/>
    </style:style>
    <style:style style:name="T46" style:family="text">
      <style:text-properties style:font-name="QCF_P330"/>
    </style:style>
    <style:style style:name="T47" style:family="text">
      <style:text-properties style:font-name="QCF_P330" style:font-name-complex="QCF_P3301"/>
    </style:style>
    <style:style style:name="T48" style:family="text">
      <style:text-properties style:font-name="QCF_P331"/>
    </style:style>
    <style:style style:name="T49" style:family="text">
      <style:text-properties style:font-name="QCF_P331" style:font-name-complex="QCF_P3311"/>
    </style:style>
    <style:style style:name="T50" style:family="text">
      <style:text-properties style:font-name="QCF_P331" style:font-name-complex="MSI_BASMALAH"/>
    </style:style>
    <style:style style:name="T51" style:family="text">
      <style:text-properties style:font-name="QCF_P332"/>
    </style:style>
    <style:style style:name="T52" style:family="text">
      <style:text-properties style:font-name="QCF_P332" style:font-name-complex="QCF_P3321"/>
    </style:style>
    <style:style style:name="T53" style:family="text">
      <style:text-properties style:font-name="QCF_P332" style:font-name-complex="MSI_BASMALAH"/>
    </style:style>
    <style:style style:name="T54" style:family="text">
      <style:text-properties style:font-name="QCF_P333"/>
    </style:style>
    <style:style style:name="T55" style:family="text">
      <style:text-properties style:font-name="QCF_P333" style:font-name-complex="QCF_P3331"/>
    </style:style>
    <style:style style:name="T56" style:family="text">
      <style:text-properties style:font-name="QCF_P334"/>
    </style:style>
    <style:style style:name="T57" style:family="text">
      <style:text-properties style:font-name="QCF_P334" style:font-name-complex="QCF_P3341"/>
    </style:style>
    <style:style style:name="T58" style:family="text">
      <style:text-properties style:font-name="QCF_P335"/>
    </style:style>
    <style:style style:name="T59" style:family="text">
      <style:text-properties style:font-name="QCF_P335" style:font-name-complex="QCF_P3351"/>
    </style:style>
    <style:style style:name="T60" style:family="text">
      <style:text-properties style:font-name="QCF_P336"/>
    </style:style>
    <style:style style:name="T61" style:family="text">
      <style:text-properties style:font-name="QCF_P336" style:font-name-complex="QCF_P3361"/>
    </style:style>
    <style:style style:name="T62" style:family="text">
      <style:text-properties style:font-name="QCF_P337"/>
    </style:style>
    <style:style style:name="T63" style:family="text">
      <style:text-properties style:font-name="QCF_P337" style:font-name-complex="QCF_P3371"/>
    </style:style>
    <style:style style:name="T64" style:family="text">
      <style:text-properties style:font-name="QCF_P338"/>
    </style:style>
    <style:style style:name="T65" style:family="text">
      <style:text-properties style:font-name="QCF_P338" style:font-name-complex="QCF_P3381"/>
    </style:style>
    <style:style style:name="T66" style:family="text">
      <style:text-properties style:font-name="QCF_P339"/>
    </style:style>
    <style:style style:name="T67" style:family="text">
      <style:text-properties style:font-name="QCF_P339" style:font-name-complex="QCF_P3391"/>
    </style:style>
    <style:style style:name="T68" style:family="text">
      <style:text-properties style:font-name="QCF_P340"/>
    </style:style>
    <style:style style:name="T69" style:family="text">
      <style:text-properties style:font-name="QCF_P340" style:font-name-complex="QCF_P3401"/>
    </style:style>
    <style:style style:name="T70" style:family="text">
      <style:text-properties style:font-name="QCF_P341"/>
    </style:style>
    <style:style style:name="T71" style:family="text">
      <style:text-properties style:font-name="QCF_P341" style:font-name-complex="QCF_P3411"/>
    </style:style>
    <style:style style:name="T72" style:family="text">
      <style:text-properties style:font-name="QCF_P341" style:font-name-complex="MSI_BASMALAH"/>
    </style:style>
    <style:style style:name="T73" style:family="text">
      <style:text-properties style:font-name-complex="MSI_BASMALA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oft-page-break/><text:span text:style-name="T31">ﮌ</text:span><text:span text:style-name="T33">ﮡ</text:span></text:p>
      <text:p text:style-name="P8">ﭤﭥﭦ</text:p>
      <text:p text:style-name="P6"><text:span text:style-name="T30">ﭑ</text:span> <text:span text:style-name="T30">ﭒ</text:span> <text:span text:style-name="T30">ﭓ</text:span> <text:span text:style-name="T30">ﭔ</text:span> <text:span text:style-name="T30">ﭕ</text:span> <text:span text:style-name="T30">ﭖ</text:span> <text:span text:style-name="T30">ﭗ</text:span> <text:span text:style-name="T30">ﭘ</text:span></text:p>
      <text:p text:style-name="P6"><text:span text:style-name="T30">ﭙ</text:span><text:span text:style-name="T3"> </text:span><text:span text:style-name="T30">ﭚ</text:span><text:span text:style-name="T3"> </text:span><text:span text:style-name="T30">ﭛ</text:span><text:span text:style-name="T3"> </text:span><text:span text:style-name="T30">ﭜ</text:span><text:span text:style-name="T3"> </text:span><text:span text:style-name="T30">ﭝ</text:span><text:span text:style-name="T3"> </text:span><text:span text:style-name="T30">ﭞ</text:span><text:span text:style-name="T3"> </text:span><text:span text:style-name="T30">ﭟ</text:span><text:span text:style-name="T3"> </text:span><text:span text:style-name="T30">ﭠ</text:span><text:span text:style-name="T3"> </text:span><text:span text:style-name="T30">ﭡ</text:span><text:span text:style-name="T3"> </text:span><text:span text:style-name="T30">ﭢ</text:span><text:span text:style-name="T3"> </text:span><text:span text:style-name="T30">ﭣ</text:span><text:span text:style-name="T3"> </text:span><text:span text:style-name="T30">ﭤ</text:span><text:span text:style-name="T3"> </text:span><text:span text:style-name="T30">ﭥ</text:span><text:span text:style-name="T3"> </text:span><text:span text:style-name="T30">ﭦﭧ</text:span><text:span text:style-name="T3"> </text:span><text:span text:style-name="T30">ﭨ</text:span><text:span text:style-name="T3"> </text:span><text:span text:style-name="T30">ﭩ</text:span><text:span text:style-name="T3"> </text:span><text:span text:style-name="T30">ﭪ</text:span><text:span text:style-name="T3"> </text:span><text:span text:style-name="T30">ﭫ</text:span><text:span text:style-name="T3"> </text:span><text:span text:style-name="T30">ﭬ</text:span><text:span text:style-name="T3"> </text:span><text:span text:style-name="T30">ﭭ</text:span><text:span text:style-name="T3"> </text:span><text:span text:style-name="T30">ﭮ</text:span><text:span text:style-name="T3"> </text:span><text:span text:style-name="T30">ﭯ</text:span><text:span text:style-name="T3"> </text:span><text:span text:style-name="T30">ﭰﭱ</text:span><text:span text:style-name="T3"> </text:span><text:span text:style-name="T30">ﭲ</text:span><text:span text:style-name="T3"> </text:span><text:span text:style-name="T30">ﭳ</text:span><text:span text:style-name="T3"> </text:span><text:span text:style-name="T30">ﭴ</text:span><text:span text:style-name="T3"> </text:span><text:span text:style-name="T30">ﭵ</text:span><text:span text:style-name="T3"> </text:span><text:span text:style-name="T30">ﭶ</text:span><text:span text:style-name="T3"> </text:span><text:span text:style-name="T30">ﭷ</text:span><text:span text:style-name="T3"> </text:span><text:span text:style-name="T30">ﭸ</text:span><text:span text:style-name="T3"> </text:span><text:span text:style-name="T30">ﭹ</text:span><text:span text:style-name="T3"> </text:span><text:span text:style-name="T30">ﭺ</text:span><text:span text:style-name="T3"> </text:span><text:span text:style-name="T30">ﭻ</text:span><text:span text:style-name="T3"> </text:span><text:span text:style-name="T30">ﭼ</text:span><text:span text:style-name="T3"> </text:span><text:span text:style-name="T30">ﭽﭾ</text:span><text:span text:style-name="T3"> </text:span><text:span text:style-name="T30">ﭿ</text:span><text:span text:style-name="T3"> </text:span><text:span text:style-name="T30">ﮀ</text:span><text:span text:style-name="T3"> </text:span><text:span text:style-name="T30">ﮁ</text:span><text:span text:style-name="T3"> </text:span><text:span text:style-name="T30">ﮂ</text:span><text:span text:style-name="T3"> </text:span><text:span text:style-name="T30">ﮃ</text:span><text:span text:style-name="T3"> </text:span><text:span text:style-name="T30">ﮄ</text:span><text:span text:style-name="T3"> </text:span><text:span text:style-name="T30">ﮅ</text:span><text:span text:style-name="T3"> </text:span><text:span text:style-name="T30">ﮆ</text:span><text:span text:style-name="T3"> </text:span><text:span text:style-name="T30">ﮇ</text:span><text:span text:style-name="T3"> </text:span><text:span text:style-name="T30">ﮈ</text:span><text:span text:style-name="T3"> </text:span><text:span text:style-name="T30">ﮉ</text:span><text:span text:style-name="T3"> </text:span><text:span text:style-name="T30">ﮊ</text:span><text:span text:style-name="T3"> </text:span><text:span text:style-name="T30">ﮋ</text:span><text:span text:style-name="T3"> </text:span><text:span text:style-name="T30">ﮌ</text:span><text:span text:style-name="T3"> </text:span><text:span text:style-name="T30">ﮍ</text:span><text:span text:style-name="T3"> </text:span><text:span text:style-name="T30">ﮎ</text:span><text:span text:style-name="T3"> </text:span><text:span text:style-name="T30">ﮏ</text:span><text:span text:style-name="T3"> </text:span><text:span text:style-name="T30">ﮐ</text:span><text:span text:style-name="T3"> </text:span><text:span text:style-name="T30">ﮑ</text:span><text:span text:style-name="T3"> </text:span><text:span text:style-name="T30">ﮒ</text:span><text:span text:style-name="T3"> </text:span><text:span text:style-name="T30">ﮓ</text:span><text:span text:style-name="T3"> </text:span><text:span text:style-name="T30">ﮔ</text:span><text:span text:style-name="T3"> </text:span><text:span text:style-name="T30">ﮕ</text:span><text:span text:style-name="T3"> </text:span><text:span text:style-name="T30">ﮖ</text:span><text:span text:style-name="T3"> </text:span><text:span text:style-name="T30">ﮗﮘ</text:span><text:span text:style-name="T3"> </text:span><text:span text:style-name="T30">ﮙ</text:span><text:span text:style-name="T3"> </text:span><text:span text:style-name="T30">ﮚ</text:span><text:span text:style-name="T3"> </text:span><text:span text:style-name="T30">ﮛ</text:span><text:span text:style-name="T3"> </text:span><text:span text:style-name="T30">ﮜ</text:span><text:span text:style-name="T3"> </text:span><text:span text:style-name="T30">ﮝ</text:span><text:span text:style-name="T3"> </text:span><text:span text:style-name="T30">ﮞ</text:span><text:span text:style-name="T3"> </text:span><text:span text:style-name="T30">ﮟ</text:span><text:span text:style-name="T3"> </text:span><text:span text:style-name="T30">ﮠ</text:span><text:span text:style-name="T3"> </text:span><text:span text:style-name="T30">ﮡ</text:span><text:span text:style-name="T3"> </text:span><text:span text:style-name="T30">ﮢﮣ</text:span><text:span text:style-name="T3"> </text:span><text:span text:style-name="T30">ﮤ</text:span><text:span text:style-name="T3"> </text:span><text:span text:style-name="T30">ﮥ</text:span><text:span text:style-name="T3"> </text:span><text:span text:style-name="T30">ﮦ</text:span><text:span text:style-name="T3"> </text:span><text:span text:style-name="T30">ﮧ</text:span><text:span text:style-name="T3"> </text:span><text:span text:style-name="T30">ﮨ</text:span><text:span text:style-name="T3"> </text:span><text:span text:style-name="T30">ﮩ</text:span><text:span text:style-name="T3"> </text:span><text:span text:style-name="T30">ﮪ</text:span><text:span text:style-name="T3"> </text:span><text:span text:style-name="T30">ﮫ</text:span><text:span text:style-name="T3"> </text:span><text:span text:style-name="T30">ﮬ</text:span><text:span text:style-name="T3"> </text:span><text:span text:style-name="T30">ﮭ</text:span><text:span text:style-name="T3"> </text:span><text:span text:style-name="T30">ﮮ</text:span><text:span text:style-name="T3"> </text:span><text:span text:style-name="T30">ﮯ</text:span><text:span text:style-name="T3"> </text:span><text:span text:style-name="T30">ﮰ</text:span><text:span text:style-name="T3"> </text:span><text:span text:style-name="T30">ﮱ</text:span><text:span text:style-name="T3"> </text:span><text:span text:style-name="T30">ﯓ</text:span><text:span text:style-name="T3"> </text:span><text:span text:style-name="T30">ﯔ</text:span><text:span text:style-name="T3"> </text:span><text:span text:style-name="T30">ﯕ</text:span><text:span text:style-name="T3"> </text:span><text:span text:style-name="T30">ﯖ</text:span><text:span text:style-name="T3"> </text:span><text:span text:style-name="T30">ﯗ</text:span><text:span text:style-name="T3"> </text:span><text:span text:style-name="T30">ﯘ</text:span><text:span text:style-name="T3"> </text:span><text:span text:style-name="T30">ﯙ</text:span><text:span text:style-name="T3"> </text:span><text:span text:style-name="T30">ﯚ</text:span><text:span text:style-name="T3"> </text:span><text:span text:style-name="T30">ﯛ</text:span><text:span text:style-name="T3"> </text:span><text:span text:style-name="T30">ﯜ</text:span><text:span text:style-name="T3"> </text:span><text:span text:style-name="T30">ﯝ</text:span><text:span text:style-name="T3"> </text:span><text:span text:style-name="T30">ﯞ</text:span><text:span text:style-name="T3"> </text:span><text:span text:style-name="T30">ﯟ</text:span><text:span text:style-name="T3"> </text:span><text:span text:style-name="T30">ﯠ</text:span><text:span text:style-name="T3"> </text:span><text:span text:style-name="T30">ﯡ</text:span><text:span text:style-name="T3"> </text:span><text:span text:style-name="T30">ﯢ</text:span><text:span text:style-name="T3"> </text:span><text:span text:style-name="T30">ﯣ</text:span><text:span text:style-name="T3"> </text:span><text:span text:style-name="T30">ﯤ</text:span><text:span text:style-name="T3"> </text:span><text:span text:style-name="T30">ﯥﯦ</text:span><text:span text:style-name="T3"> </text:span><text:span text:style-name="T30">ﯧ</text:span><text:span text:style-name="T3"> </text:span><text:span text:style-name="T30">ﯨ</text:span><text:span text:style-name="T3"> </text:span><text:span text:style-name="T30">ﯩ</text:span></text:p>
      <text:p text:style-name="P5"><text:span text:style-name="T32">ﭑ</text:span><text:span text:style-name="T3"> </text:span><text:span text:style-name="T32">ﭒ</text:span><text:span text:style-name="T3"> </text:span><text:span text:style-name="T32">ﭓ</text:span><text:span text:style-name="T3"> </text:span><text:span text:style-name="T32">ﭔ</text:span><text:span text:style-name="T3"> </text:span><text:span text:style-name="T32">ﭕ</text:span><text:span text:style-name="T3"> </text:span><text:span text:style-name="T32">ﭖ</text:span><text:span text:style-name="T3"> </text:span><text:span text:style-name="T32">ﭗ</text:span><text:span text:style-name="T3"> </text:span><text:span text:style-name="T32">ﭘ</text:span><text:span text:style-name="T3"> </text:span><text:span text:style-name="T32">ﭙ</text:span><text:span text:style-name="T3"> </text:span><text:span text:style-name="T32">ﭚ</text:span><text:span text:style-name="T3"> </text:span><text:span text:style-name="T32">ﭛ</text:span><text:span text:style-name="T3"> </text:span><text:span text:style-name="T32">ﭜ</text:span><text:span text:style-name="T3"> </text:span><text:span text:style-name="T32">ﭝ</text:span><text:span text:style-name="T3"> </text:span><text:span text:style-name="T32">ﭞ</text:span><text:span text:style-name="T3"> </text:span><text:span text:style-name="T32">ﭟ</text:span><text:span text:style-name="T3"> </text:span><text:span text:style-name="T32">ﭠ</text:span><text:span text:style-name="T3"> </text:span><text:span text:style-name="T32">ﭡ</text:span><text:span text:style-name="T3"> </text:span><text:span text:style-name="T32">ﭢ</text:span><text:span text:style-name="T3"> </text:span><text:span text:style-name="T32">ﭣ</text:span><text:span text:style-name="T3"> </text:span><text:span text:style-name="T32">ﭤ</text:span><text:span text:style-name="T3"> </text:span><text:span text:style-name="T32">ﭥ</text:span><text:span text:style-name="T3"> </text:span><text:span text:style-name="T32">ﭦ</text:span><text:span text:style-name="T3"> </text:span><text:span text:style-name="T32">ﭧ</text:span><text:span text:style-name="T3"> </text:span><text:span text:style-name="T32">ﭨ</text:span><text:span text:style-name="T3"> </text:span><text:span text:style-name="T32">ﭩ</text:span><text:span text:style-name="T3"> </text:span><text:span text:style-name="T32">ﭪ</text:span><text:span text:style-name="T3"> </text:span><text:span text:style-name="T32">ﭫ</text:span><text:span text:style-name="T3"> </text:span><text:span text:style-name="T32">ﭬ</text:span><text:span text:style-name="T3"> </text:span><text:span text:style-name="T32">ﭭ</text:span><text:span text:style-name="T3"> </text:span><text:span text:style-name="T32">ﭮ</text:span><text:span text:style-name="T3"> </text:span><text:span text:style-name="T32">ﭯ</text:span><text:span text:style-name="T3"> </text:span><text:span text:style-name="T32">ﭰ</text:span><text:span text:style-name="T3"> </text:span><text:span text:style-name="T32">ﭱ</text:span><text:span text:style-name="T3"> </text:span><text:span text:style-name="T32">ﭲ</text:span><text:span text:style-name="T3"> </text:span><text:span text:style-name="T32">ﭳ</text:span><text:span text:style-name="T3"> </text:span><text:span text:style-name="T32">ﭴ</text:span><text:span text:style-name="T3"> </text:span><text:span text:style-name="T32">ﭵ</text:span><text:span text:style-name="T3"> </text:span><text:span text:style-name="T32">ﭶ</text:span><text:span text:style-name="T3"> </text:span><text:span text:style-name="T32">ﭷ</text:span><text:span text:style-name="T3"> </text:span><text:span text:style-name="T32">ﭸ</text:span><text:span text:style-name="T3"> </text:span><text:span text:style-name="T32">ﭹ</text:span><text:span text:style-name="T3"> </text:span><text:span text:style-name="T32">ﭺ</text:span><text:span text:style-name="T3"> </text:span><text:span text:style-name="T32">ﭻ</text:span><text:span text:style-name="T3"> </text:span><text:span text:style-name="T32">ﭼ</text:span><text:span text:style-name="T3"> </text:span><text:span text:style-name="T32">ﭽ</text:span><text:span text:style-name="T3"> </text:span><text:span text:style-name="T32">ﭾ</text:span><text:span text:style-name="T3"> </text:span><text:span text:style-name="T32">ﭿ</text:span><text:span text:style-name="T3"> </text:span><text:span text:style-name="T32">ﮀ</text:span><text:span text:style-name="T3"> </text:span><text:span text:style-name="T32">ﮁ</text:span><text:span text:style-name="T3"> </text:span><text:span text:style-name="T32">ﮂ</text:span><text:span text:style-name="T3"> </text:span><text:span text:style-name="T32">ﮃ</text:span><text:span text:style-name="T3"> </text:span><text:span text:style-name="T32">ﮄ</text:span><text:span text:style-name="T3"> </text:span><text:span text:style-name="T32">ﮅ</text:span><text:span text:style-name="T3"> </text:span><text:span text:style-name="T32">ﮆ</text:span><text:span text:style-name="T3"> </text:span><text:span text:style-name="T32">ﮇ</text:span><text:span text:style-name="T3"> </text:span><text:span text:style-name="T32">ﮈ</text:span><text:span text:style-name="T3"> </text:span><text:span text:style-name="T32">ﮉ</text:span><text:span text:style-name="T3"> </text:span><text:span text:style-name="T32">ﮊ</text:span><text:span text:style-name="T3"> </text:span><text:span text:style-name="T32">ﮋ</text:span><text:span text:style-name="T3"> </text:span><text:span text:style-name="T32">ﮌ</text:span><text:span text:style-name="T3"> </text:span><text:span text:style-name="T32">ﮍ</text:span><text:span text:style-name="T3"> </text:span><text:span text:style-name="T32">ﮎ</text:span><text:span text:style-name="T3"> </text:span><text:span text:style-name="T32">ﮏ</text:span><text:span text:style-name="T3"> </text:span><text:span text:style-name="T32">ﮐ</text:span><text:span text:style-name="T3"> </text:span><text:span text:style-name="T32">ﮑ</text:span><text:span text:style-name="T3"> </text:span><text:span text:style-name="T32">ﮒ</text:span><text:span text:style-name="T3"> </text:span><text:span text:style-name="T32">ﮓ</text:span><text:span text:style-name="T3"> </text:span><text:span text:style-name="T32">ﮔ</text:span><text:span text:style-name="T3"> </text:span><text:span text:style-name="T32">ﮕ</text:span><text:span text:style-name="T3"> </text:span><text:span text:style-name="T32">ﮖ</text:span><text:span text:style-name="T3"> </text:span><text:span text:style-name="T32">ﮗ</text:span><text:span text:style-name="T3"> </text:span><text:span text:style-name="T32">ﮘ</text:span><text:span text:style-name="T3"> </text:span><text:span text:style-name="T32">ﮙ</text:span><text:span text:style-name="T3"> </text:span><text:span text:style-name="T32">ﮚﮛ</text:span><text:span text:style-name="T3"> </text:span><text:span text:style-name="T32">ﮜ</text:span><text:span text:style-name="T3"> </text:span><text:span text:style-name="T32">ﮝ</text:span><text:span text:style-name="T3"> </text:span><text:span text:style-name="T32">ﮞ</text:span><text:span text:style-name="T3"> </text:span><text:span text:style-name="T32">ﮟ</text:span><text:span text:style-name="T3"> </text:span><text:span text:style-name="T32">ﮠ</text:span><text:span text:style-name="T3"> </text:span><text:span text:style-name="T32">ﮡ</text:span><text:span text:style-name="T3"> </text:span><text:span text:style-name="T32">ﮢ</text:span><text:span text:style-name="T3"> </text:span><text:span text:style-name="T32">ﮣ</text:span><text:span text:style-name="T3"> </text:span><text:span text:style-name="T32">ﮤ</text:span><text:span text:style-name="T3"> </text:span><text:span text:style-name="T32">ﮥﮦ</text:span><text:span text:style-name="T3"> </text:span><text:span text:style-name="T32">ﮧ</text:span><text:span text:style-name="T3"> </text:span><text:span text:style-name="T32">ﮨ</text:span><text:span text:style-name="T3"> </text:span><text:span text:style-name="T32">ﮩ</text:span><text:span text:style-name="T3"> </text:span><text:span text:style-name="T32">ﮪ</text:span><text:span text:style-name="T3"> </text:span><text:span text:style-name="T32">ﮫ</text:span><text:span text:style-name="T3"> </text:span><text:span text:style-name="T32">ﮬ</text:span><text:span text:style-name="T3"> </text:span><text:span text:style-name="T32">ﮭ</text:span><text:span text:style-name="T3"> </text:span><text:span text:style-name="T32">ﮮ</text:span><text:span text:style-name="T3"> </text:span><text:span text:style-name="T32">ﮯ</text:span><text:span text:style-name="T3"> </text:span><text:span text:style-name="T32">ﮰ</text:span><text:span text:style-name="T3"> </text:span><text:span text:style-name="T32">ﮱ</text:span><text:span text:style-name="T3"> </text:span><text:span text:style-name="T32">ﯓ</text:span><text:span text:style-name="T3"> </text:span><text:span text:style-name="T32">ﯔ</text:span><text:span text:style-name="T3"> </text:span><text:span text:style-name="T32">ﯕ</text:span><text:span text:style-name="T3"> </text:span><text:span text:style-name="T32">ﯖ</text:span><text:span text:style-name="T3"> </text:span><text:span text:style-name="T32">ﯗ</text:span><text:span text:style-name="T3"> </text:span><text:span text:style-name="T32">ﯘ</text:span><text:span text:style-name="T3"> </text:span><text:span text:style-name="T32">ﯙ</text:span><text:span text:style-name="T3"> </text:span><text:span text:style-name="T32">ﯚ</text:span><text:span text:style-name="T3"> </text:span><text:span text:style-name="T32">ﯛ</text:span><text:span text:style-name="T3"> </text:span><text:span text:style-name="T32">ﯜ</text:span><text:span text:style-name="T3"> </text:span><text:span text:style-name="T32">ﯝ</text:span><text:span text:style-name="T3"> </text:span><text:span text:style-name="T32">ﯞ</text:span><text:span text:style-name="T3"> </text:span><text:span text:style-name="T32">ﯟ</text:span><text:span text:style-name="T3"> </text:span><text:span text:style-name="T32">ﯠ</text:span><text:span text:style-name="T3"> </text:span><text:span text:style-name="T32">ﯡ</text:span><text:span text:style-name="T3"> </text:span><text:span text:style-name="T32">ﯢ</text:span><text:span text:style-name="T3"> </text:span><text:span text:style-name="T32">ﯣ</text:span><text:span text:style-name="T3"> </text:span><text:span text:style-name="T32">ﯤ</text:span><text:span text:style-name="T3"> </text:span><text:span text:style-name="T32">ﯥﯦ</text:span><text:span text:style-name="T3"> </text:span><text:span text:style-name="T32">ﯧ</text:span><text:span text:style-name="T3"> </text:span><text:span text:style-name="T32">ﯨ</text:span><text:span text:style-name="T3"> </text:span><text:span text:style-name="T32">ﯩ</text:span><text:span text:style-name="T3"> </text:span><text:span text:style-name="T32">ﯪ</text:span><text:span text:style-name="T3"> </text:span><text:span text:style-name="T32">ﯫ</text:span><text:span text:style-name="T3"> </text:span><text:span text:style-name="T32">ﯬ</text:span><text:span text:style-name="T3"> </text:span><text:span text:style-name="T32">ﯭ</text:span><text:span text:style-name="T3"> </text:span><text:span text:style-name="T32">ﯮﯯﯰﯱﯲﯳﯴﯵ</text:span><text:span text:style-name="T3"> </text:span><text:span text:style-name="T32">ﯶ</text:span><text:span text:style-name="T3"> </text:span><text:span text:style-name="T32">ﯷ</text:span><text:span text:style-name="T3"> </text:span><text:span text:style-name="T32">ﯸ</text:span><text:span text:style-name="T3"> </text:span><text:span text:style-name="T32">ﯹﯺ</text:span><text:span text:style-name="T3"> </text:span><text:span text:style-name="T32">ﯻ</text:span><text:span text:style-name="T3"> </text:span><text:span text:style-name="T32">ﯼ</text:span><text:span text:style-name="T3"> </text:span><text:span text:style-name="T32">ﯽﯾ</text:span><text:span text:style-name="T3"> </text:span><text:span text:style-name="T32">ﯿ</text:span><text:span text:style-name="T3"> </text:span><text:span text:style-name="T32">ﰀ</text:span><text:span text:style-name="T3"> </text:span><text:span text:style-name="T32">ﰁ</text:span><text:span text:style-name="T3"> </text:span><text:span text:style-name="T32">ﰂ</text:span><text:span text:style-name="T3"> </text:span><text:span text:style-name="T32">ﰃ</text:span><text:span text:style-name="T3"> </text:span><text:span text:style-name="T32">ﰄ</text:span><text:span text:style-name="T3"> </text:span><text:span text:style-name="T32">ﰅﰆ</text:span><text:span text:style-name="T3"> </text:span><text:span text:style-name="T32">ﰇ</text:span><text:span text:style-name="T3"> </text:span><text:span text:style-name="T32">ﰈ</text:span><text:span text:style-name="T3"> </text:span><text:span text:style-name="T32">ﰉ</text:span><text:span text:style-name="T3"> </text:span><text:span text:style-name="T32">ﰊ</text:span><text:span text:style-name="T3"> </text:span><text:span text:style-name="T32">ﰋﰌ</text:span><text:span text:style-name="T3"> </text:span><text:span text:style-name="T32">ﰍ</text:span><text:span text:style-name="T3"> </text:span><text:span text:style-name="T32">ﰎ</text:span></text:p>
      <text:p text:style-name="P17"><text:span text:style-name="T34">ﭑ</text:span><text:span text:style-name="T3"> </text:span><text:span text:style-name="T34">ﭒ</text:span><text:span text:style-name="T3"> </text:span><text:span text:style-name="T34">ﭓ</text:span><text:span text:style-name="T3"> </text:span><text:span text:style-name="T34">ﭔ</text:span><text:span text:style-name="T3"> </text:span><text:span text:style-name="T34">ﭕ</text:span><text:span text:style-name="T3"> </text:span><text:span text:style-name="T34">ﭖ</text:span><text:span text:style-name="T3"> </text:span><text:span text:style-name="T34">ﭗ</text:span><text:span text:style-name="T3"> </text:span><text:span text:style-name="T34">ﭘ</text:span><text:span text:style-name="T3"> </text:span><text:span text:style-name="T34">ﭙ</text:span><text:span text:style-name="T3"> </text:span><text:span text:style-name="T34">ﭚ</text:span><text:span text:style-name="T3"> </text:span><text:span text:style-name="T34">ﭛ</text:span><text:span text:style-name="T3"> </text:span><text:span text:style-name="T34">ﭜ</text:span><text:span text:style-name="T3"> </text:span><text:span text:style-name="T34">ﭝ</text:span><text:span text:style-name="T3"> </text:span><text:span text:style-name="T34">ﭞ</text:span><text:span text:style-name="T3"> </text:span><text:span text:style-name="T34">ﭟ</text:span><text:span text:style-name="T3"> </text:span><text:span text:style-name="T34">ﭠ</text:span><text:span text:style-name="T3"> </text:span><text:span text:style-name="T34">ﭡ</text:span><text:span text:style-name="T3"> </text:span><text:span text:style-name="T34">ﭢ</text:span><text:span text:style-name="T3"> </text:span><text:span text:style-name="T34">ﭣ</text:span><text:span text:style-name="T3"> </text:span><text:span text:style-name="T34">ﭤﭥ</text:span><text:span text:style-name="T3"> </text:span><text:span text:style-name="T34">ﭦﭧ</text:span><text:span text:style-name="T3"> </text:span><text:span text:style-name="T34">ﭨ</text:span><text:span text:style-name="T3"> </text:span><text:span text:style-name="T34">ﭩ</text:span><text:span text:style-name="T3"> </text:span><text:span text:style-name="T34">ﭪ</text:span><text:span text:style-name="T3"> </text:span><text:span text:style-name="T34">ﭫ</text:span><text:span text:style-name="T3"> </text:span><text:span text:style-name="T34">ﭬ</text:span><text:span text:style-name="T3"> </text:span><text:span text:style-name="T34">ﭭ</text:span><text:span text:style-name="T3"> </text:span><text:span text:style-name="T34">ﭮ</text:span><text:span text:style-name="T3"> </text:span><text:span text:style-name="T34">ﭯ</text:span><text:span text:style-name="T3"> </text:span><text:span text:style-name="T34">ﭰ</text:span><text:span text:style-name="T3"> </text:span><text:span text:style-name="T34">ﭱ</text:span><text:span text:style-name="T3"> </text:span><text:span text:style-name="T34">ﭲ</text:span><text:span text:style-name="T3"> </text:span><text:span text:style-name="T34">ﭳ</text:span><text:span text:style-name="T3"> </text:span><text:span text:style-name="T34">ﭴ</text:span><text:span text:style-name="T3"> </text:span><text:span text:style-name="T34">ﭵ</text:span><text:span text:style-name="T3"> </text:span><text:span text:style-name="T34">ﭶ</text:span><text:span text:style-name="T3"> </text:span><text:span text:style-name="T34">ﭷ</text:span><text:span text:style-name="T3"> </text:span><text:span text:style-name="T34">ﭸ</text:span><text:span text:style-name="T3"> </text:span><text:span text:style-name="T34">ﭹ</text:span><text:span text:style-name="T3"> </text:span><text:span text:style-name="T34">ﭺ</text:span><text:span text:style-name="T3"> </text:span><text:span text:style-name="T34">ﭻ</text:span><text:span text:style-name="T3"> </text:span><text:span text:style-name="T34">ﭼ</text:span><text:span text:style-name="T3"> </text:span><text:span text:style-name="T34">ﭽ</text:span><text:span text:style-name="T3"> </text:span><text:span text:style-name="T34">ﭾ</text:span><text:span text:style-name="T3"> </text:span><text:span text:style-name="T34">ﭿ</text:span><text:span text:style-name="T3"> </text:span><text:span text:style-name="T34">ﮀ</text:span><text:span text:style-name="T3"> </text:span><text:span text:style-name="T34">ﮁ</text:span><text:span text:style-name="T3"> </text:span><text:span text:style-name="T34">ﮂ</text:span><text:span text:style-name="T3"> </text:span><text:span text:style-name="T34">ﮃ</text:span><text:span text:style-name="T3"> </text:span><text:span text:style-name="T34">ﮄ</text:span><text:span text:style-name="T3"> </text:span><text:span text:style-name="T34">ﮅ</text:span><text:span text:style-name="T3"> </text:span><text:span text:style-name="T34">ﮆ</text:span><text:span text:style-name="T3"> </text:span><text:span text:style-name="T34">ﮇ</text:span><text:span text:style-name="T3"> </text:span><text:span text:style-name="T34">ﮈ</text:span><text:span text:style-name="T3"> </text:span><text:span text:style-name="T34">ﮉ</text:span><text:span text:style-name="T3"> </text:span><text:span text:style-name="T34">ﮊ</text:span><text:span text:style-name="T3"> </text:span><text:span text:style-name="T34">ﮋ</text:span><text:span text:style-name="T3"> </text:span><text:span text:style-name="T34">ﮌ</text:span><text:span text:style-name="T3"> </text:span><text:span text:style-name="T34">ﮍﮎ</text:span><text:span text:style-name="T3"> </text:span><text:span text:style-name="T34">ﮏ</text:span><text:span text:style-name="T3"> </text:span><text:span text:style-name="T34">ﮐ</text:span><text:span text:style-name="T3"> </text:span><text:span text:style-name="T34">ﮑ</text:span><text:span text:style-name="T3"> </text:span><text:span text:style-name="T34">ﮒ</text:span><text:span text:style-name="T3"> </text:span><text:span text:style-name="T34">ﮓ</text:span><text:span text:style-name="T3"> </text:span><text:span text:style-name="T34">ﮔ</text:span><text:span text:style-name="T3"> </text:span><text:span text:style-name="T34">ﮕ</text:span><text:span text:style-name="T3"> </text:span><text:span text:style-name="T34">ﮖ</text:span><text:span text:style-name="T3"> </text:span><text:span text:style-name="T34">ﮗ</text:span><text:span text:style-name="T3"> </text:span><text:span text:style-name="T34">ﮘ</text:span><text:span text:style-name="T3"> </text:span><text:span text:style-name="T34">ﮙ</text:span><text:span text:style-name="T3"> </text:span><text:span text:style-name="T34">ﮚ</text:span><text:span text:style-name="T3"> </text:span><text:span text:style-name="T34">ﮛ</text:span><text:span text:style-name="T3"> </text:span><text:span text:style-name="T34">ﮜﮝ</text:span><text:span text:style-name="T3"> </text:span><text:span text:style-name="T34">ﮞ</text:span><text:span text:style-name="T3"> </text:span><text:span text:style-name="T34">ﮟ</text:span><text:span text:style-name="T3"> </text:span><text:span text:style-name="T34">ﮠ</text:span><text:span text:style-name="T3"> </text:span><text:span text:style-name="T34">ﮡ</text:span><text:span text:style-name="T3"> </text:span><text:span text:style-name="T34">ﮢ</text:span><text:span text:style-name="T3"> </text:span><text:span text:style-name="T34">ﮣﮤ</text:span><text:span text:style-name="T3"> </text:span><text:span text:style-name="T34">ﮥ</text:span><text:span text:style-name="T3"> </text:span><text:span text:style-name="T34">ﮦ</text:span><text:span text:style-name="T3"> </text:span><text:span text:style-name="T34">ﮧ</text:span><text:span text:style-name="T3"> </text:span><text:span text:style-name="T34">ﮨ</text:span><text:span text:style-name="T3"> </text:span><text:span text:style-name="T34">ﮩ</text:span><text:span text:style-name="T3"> </text:span><text:span text:style-name="T34">ﮪ</text:span><text:span text:style-name="T3"> </text:span><text:span text:style-name="T34">ﮫ</text:span><text:span text:style-name="T3"> </text:span><text:span text:style-name="T34">ﮬ</text:span><text:span text:style-name="T3"> </text:span><text:span text:style-name="T34">ﮭ</text:span><text:span text:style-name="T3"> </text:span><text:span text:style-name="T34">ﮮ</text:span><text:span text:style-name="T3"> </text:span><text:span text:style-name="T34">ﮯ</text:span><text:span text:style-name="T3"> </text:span><text:span text:style-name="T34">ﮰ</text:span><text:span text:style-name="T3"> </text:span><text:span text:style-name="T34">ﮱ</text:span><text:span text:style-name="T3"> </text:span><text:span text:style-name="T34">ﯓ</text:span><text:span text:style-name="T3"> </text:span><text:span text:style-name="T34">ﯔ</text:span><text:span text:style-name="T3"> </text:span><text:span text:style-name="T34">ﯕ</text:span><text:span text:style-name="T3"> </text:span><text:span text:style-name="T34">ﯖ</text:span><text:span text:style-name="T3"> </text:span><text:span text:style-name="T34">ﯗ</text:span><text:span text:style-name="T3"> </text:span><text:span text:style-name="T34">ﯘ</text:span><text:span text:style-name="T3"> </text:span><text:span text:style-name="T34">ﯙ</text:span><text:span text:style-name="T3"> </text:span><text:span text:style-name="T34">ﯚﯛ</text:span><text:span text:style-name="T3"> </text:span><text:span text:style-name="T34">ﯜ</text:span><text:span text:style-name="T3"> </text:span><text:span text:style-name="T34">ﯝ</text:span><text:span text:style-name="T3"> </text:span><text:span text:style-name="T34">ﯞ</text:span><text:span text:style-name="T3"> </text:span><text:span text:style-name="T34">ﯟ</text:span><text:span text:style-name="T3"> </text:span><text:span text:style-name="T34">ﯠ</text:span><text:span text:style-name="T3"> </text:span><text:span text:style-name="T34">ﯡ</text:span><text:span text:style-name="T3"> </text:span><text:span text:style-name="T34">ﯢ</text:span><text:span text:style-name="T3"> </text:span><text:span text:style-name="T34">ﯣ</text:span><text:span text:style-name="T3"> </text:span><text:span text:style-name="T34">ﯤ</text:span><text:span text:style-name="T3"> </text:span><text:span text:style-name="T34">ﯥ</text:span><text:span text:style-name="T3"> </text:span><text:span text:style-name="T34">ﯦ</text:span><text:span text:style-name="T3"> </text:span><text:span text:style-name="T34">ﯧﯨ</text:span><text:span text:style-name="T3"> </text:span><text:span text:style-name="T34">ﯩ</text:span><text:span text:style-name="T3"> </text:span><text:span text:style-name="T34">ﯪ</text:span><text:span text:style-name="T3"> </text:span><text:span text:style-name="T34">ﯫ</text:span><text:span text:style-name="T3"> </text:span><text:span text:style-name="T34">ﯬﯭﯮﯯﯰﯱ</text:span><text:span text:style-name="T3"> </text:span><text:span text:style-name="T34">ﯲ</text:span><text:span text:style-name="T3"> </text:span><text:span text:style-name="T34">ﯳﯴ</text:span><text:span text:style-name="T3"> </text:span><text:span text:style-name="T34">ﯵ</text:span><text:span text:style-name="T3"> </text:span><text:span text:style-name="T34">ﯶ</text:span><text:span text:style-name="T3"> </text:span><text:span text:style-name="T34">ﯷ</text:span><text:span text:style-name="T3"> </text:span><text:span text:style-name="T34">ﯸ</text:span><text:span text:style-name="T3"> </text:span><text:span text:style-name="T34">ﯹ</text:span><text:span text:style-name="T3"> </text:span><text:span text:style-name="T34">ﯺ</text:span><text:span text:style-name="T3"> </text:span><text:span text:style-name="T34">ﯻ</text:span><text:span text:style-name="T3"> </text:span><text:span text:style-name="T34">ﯼ</text:span><text:span text:style-name="T3"> </text:span><text:span text:style-name="T34">ﯽﯾ</text:span><text:span text:style-name="T3"> </text:span><text:span text:style-name="T34">ﯿ</text:span><text:span text:style-name="T3"> </text:span><text:span text:style-name="T34">ﰀ</text:span><text:span text:style-name="T3"> </text:span><text:span text:style-name="T34">ﰁ</text:span><text:span text:style-name="T3"> </text:span><text:span text:style-name="T34">ﰂﰃ</text:span><text:span text:style-name="T3"> </text:span><text:span text:style-name="T34">ﰄ</text:span><text:span text:style-name="T3"> </text:span><text:span text:style-name="T34">ﰅ</text:span><text:span text:style-name="T3"> </text:span><text:span text:style-name="T34">ﰆ</text:span></text:p>
      <text:p text:style-name="P18"><text:span text:style-name="T36">ﭑ</text:span><text:span text:style-name="T3"> </text:span><text:span text:style-name="T36">ﭒ</text:span><text:span text:style-name="T3"> </text:span><text:span text:style-name="T36">ﭓ</text:span><text:span text:style-name="T3"> </text:span><text:span text:style-name="T36">ﭔ</text:span><text:span text:style-name="T3"> </text:span><text:span text:style-name="T36">ﭕ</text:span><text:span text:style-name="T3"> </text:span><text:span text:style-name="T36">ﭖ</text:span><text:span text:style-name="T3"> </text:span><text:span text:style-name="T36">ﭗ</text:span><text:span text:style-name="T3"> </text:span><text:span text:style-name="T36">ﭘ</text:span><text:span text:style-name="T3"> </text:span><text:span text:style-name="T36">ﭙ</text:span><text:span text:style-name="T3"> </text:span><text:span text:style-name="T36">ﭚ</text:span><text:span text:style-name="T3"> </text:span><text:span text:style-name="T36">ﭛ</text:span><text:span text:style-name="T3"> </text:span><text:span text:style-name="T36">ﭜ</text:span><text:span text:style-name="T3"> </text:span><text:span text:style-name="T36">ﭝ</text:span><text:span text:style-name="T3"> </text:span><text:span text:style-name="T36">ﭞ</text:span><text:span text:style-name="T3"> </text:span><text:span text:style-name="T36">ﭟ</text:span><text:span text:style-name="T3"> </text:span><text:span text:style-name="T36">ﭠ</text:span><text:span text:style-name="T3"> </text:span><text:span text:style-name="T36">ﭡ</text:span><text:span text:style-name="T3"> </text:span><text:span text:style-name="T36">ﭢ</text:span><text:span text:style-name="T3"> </text:span><text:span text:style-name="T36">ﭣ</text:span><text:span text:style-name="T3"> </text:span><text:span text:style-name="T36">ﭤ</text:span><text:span text:style-name="T3"> </text:span><text:span text:style-name="T36">ﭥ</text:span><text:span text:style-name="T3"> </text:span><text:span text:style-name="T36">ﭦﭧ</text:span><text:span text:style-name="T3"> </text:span><text:span text:style-name="T36">ﭨ</text:span><text:span text:style-name="T3"> </text:span><text:span text:style-name="T36">ﭩ</text:span><text:span text:style-name="T3"> </text:span><text:span text:style-name="T36">ﭪ</text:span><text:span text:style-name="T3"> </text:span><text:span text:style-name="T36">ﭫ</text:span><text:span text:style-name="T3"> </text:span><text:span text:style-name="T36">ﭬ</text:span><text:span text:style-name="T3"> </text:span><text:span text:style-name="T36">ﭭ</text:span><text:span text:style-name="T3"> </text:span><text:span text:style-name="T36">ﭮ</text:span><text:span text:style-name="T3"> </text:span><text:span text:style-name="T36">ﭯ</text:span><text:span text:style-name="T3"> </text:span><text:span text:style-name="T36">ﭰ</text:span></text:p>
      <text:p text:style-name="P9"><text:span text:style-name="T36">ﭱ</text:span><text:span text:style-name="T3"> </text:span><text:span text:style-name="T36">ﭲ</text:span><text:span text:style-name="T3"> </text:span><text:span text:style-name="T36">ﭳ</text:span><text:span text:style-name="T3"> </text:span><text:span text:style-name="T36">ﭴ</text:span><text:span text:style-name="T3"> </text:span><text:span text:style-name="T36">ﭵ</text:span><text:span text:style-name="T3"> </text:span><text:span text:style-name="T36">ﭶ</text:span><text:span text:style-name="T3"> </text:span><text:span text:style-name="T36">ﭷ</text:span><text:span text:style-name="T3"> </text:span><text:span text:style-name="T36">ﭸ</text:span><text:span text:style-name="T3"> </text:span><text:span text:style-name="T36">ﭹ</text:span><text:span text:style-name="T3"> </text:span><text:span text:style-name="T36">ﭺ</text:span><text:span text:style-name="T3"> </text:span><text:span text:style-name="T36">ﭻ</text:span><text:span text:style-name="T3"> </text:span><text:span text:style-name="T36">ﭼ</text:span><text:span text:style-name="T3"> </text:span><text:span text:style-name="T36">ﭽ</text:span><text:span text:style-name="T3"> </text:span><text:span text:style-name="T36">ﭾ</text:span><text:span text:style-name="T3"> </text:span><text:span text:style-name="T36">ﭿ</text:span><text:span text:style-name="T3"> </text:span><text:span text:style-name="T36">ﮀ</text:span><text:span text:style-name="T3"> </text:span><text:span text:style-name="T36">ﮁ</text:span><text:span text:style-name="T3"> </text:span><text:span text:style-name="T36">ﮂ</text:span><text:span text:style-name="T3"> </text:span><text:span text:style-name="T36">ﮃ</text:span><text:span text:style-name="T3"> </text:span><text:span text:style-name="T36">ﮄ</text:span><text:span text:style-name="T3"> </text:span><text:span text:style-name="T36">ﮅ</text:span><text:span text:style-name="T3"> </text:span><text:span text:style-name="T36">ﮆ</text:span><text:span text:style-name="T3"> </text:span><text:span text:style-name="T36">ﮇ</text:span><text:span text:style-name="T3"> </text:span><text:span text:style-name="T36">ﮈ</text:span><text:span text:style-name="T3"> </text:span><text:span text:style-name="T36">ﮉ</text:span><text:span text:style-name="T3"> </text:span><text:span text:style-name="T36">ﮊ</text:span><text:span text:style-name="T3"> </text:span><text:span text:style-name="T36">ﮋ</text:span><text:span text:style-name="T3"> </text:span><text:span text:style-name="T36">ﮌ</text:span><text:span text:style-name="T3"> </text:span><text:span text:style-name="T36">ﮍ</text:span><text:span text:style-name="T3"> </text:span><text:span text:style-name="T36">ﮎ</text:span><text:span text:style-name="T3"> </text:span><text:span text:style-name="T36">ﮏ</text:span><text:span text:style-name="T3"> </text:span><text:span text:style-name="T36">ﮐ</text:span><text:span text:style-name="T3"> </text:span><text:span text:style-name="T36">ﮑ</text:span><text:span text:style-name="T3"> </text:span><text:span text:style-name="T36">ﮒ</text:span><text:span text:style-name="T3"> </text:span><text:span text:style-name="T36">ﮓ</text:span><text:span text:style-name="T3"> </text:span><text:span text:style-name="T36">ﮔ</text:span><text:span text:style-name="T3"> </text:span><text:span text:style-name="T36">ﮕ</text:span><text:span text:style-name="T3"> </text:span><text:span text:style-name="T36">ﮖ</text:span><text:span text:style-name="T3"> </text:span><text:span text:style-name="T36">ﮗ</text:span><text:span text:style-name="T3"> </text:span><text:span text:style-name="T36">ﮘ</text:span><text:span text:style-name="T3"> </text:span><text:span text:style-name="T36">ﮙ</text:span><text:span text:style-name="T3"> </text:span><text:span text:style-name="T36">ﮚ</text:span><text:span text:style-name="T3"> </text:span><text:span text:style-name="T36">ﮛ</text:span><text:span text:style-name="T3"> </text:span><text:span text:style-name="T36">ﮜ</text:span><text:span text:style-name="T3"> </text:span><text:span text:style-name="T36">ﮝ</text:span><text:span text:style-name="T3"> </text:span><text:span text:style-name="T36">ﮞ</text:span><text:span text:style-name="T3"> </text:span><text:span text:style-name="T36">ﮟ</text:span><text:span text:style-name="T3"> </text:span><text:span text:style-name="T36">ﮠ</text:span><text:span text:style-name="T3"> </text:span><text:span text:style-name="T36">ﮡ</text:span><text:span text:style-name="T3"> </text:span><text:span text:style-name="T36">ﮢ</text:span><text:span text:style-name="T3"> </text:span><text:span text:style-name="T36">ﮣ</text:span><text:span text:style-name="T3"> </text:span><text:span text:style-name="T36">ﮤ</text:span><text:span text:style-name="T3"> </text:span><text:span text:style-name="T36">ﮥﮦ</text:span><text:span text:style-name="T3"> </text:span><text:span text:style-name="T36">ﮧ</text:span><text:span text:style-name="T3"> </text:span><text:span text:style-name="T36">ﮨ</text:span><text:span text:style-name="T3"> </text:span><text:span text:style-name="T36">ﮩ</text:span><text:span text:style-name="T3"> </text:span><text:span text:style-name="T36">ﮪ</text:span><text:span text:style-name="T3"> </text:span><text:span text:style-name="T36">ﮫ</text:span><text:span text:style-name="T3"> </text:span><text:span text:style-name="T36">ﮬ</text:span><text:span text:style-name="T3"> </text:span><text:span text:style-name="T36">ﮭ</text:span><text:span text:style-name="T3"> </text:span><text:span text:style-name="T36">ﮮ</text:span><text:span text:style-name="T3"> </text:span><text:span text:style-name="T36">ﮯ</text:span><text:span text:style-name="T3"> </text:span><text:span text:style-name="T36">ﮰ</text:span><text:span text:style-name="T3"> </text:span><text:span text:style-name="T36">ﮱ</text:span><text:span text:style-name="T3"> </text:span><text:span text:style-name="T36">ﯓ</text:span><text:span text:style-name="T3"> </text:span><text:span text:style-name="T36">ﯔﯕ</text:span><text:span text:style-name="T3"> </text:span><text:span text:style-name="T36">ﯖ</text:span><text:span text:style-name="T3"> </text:span><text:span text:style-name="T36">ﯗ</text:span><text:span text:style-name="T3"> </text:span><text:span text:style-name="T36">ﯘ</text:span><text:span text:style-name="T3"> </text:span><text:span text:style-name="T36">ﯙ</text:span><text:span text:style-name="T3"> </text:span><text:span text:style-name="T36">ﯚ</text:span><text:span text:style-name="T3"> </text:span><text:span text:style-name="T36">ﯛ</text:span><text:span text:style-name="T3"> </text:span><text:span text:style-name="T36">ﯜ</text:span><text:span text:style-name="T3"> </text:span><text:span text:style-name="T36">ﯝ</text:span><text:span text:style-name="T3"> </text:span><text:span text:style-name="T36">ﯞ</text:span><text:span text:style-name="T3"> </text:span><text:span text:style-name="T36">ﯟ</text:span><text:span text:style-name="T3"> </text:span><text:span text:style-name="T36">ﯠ</text:span><text:span text:style-name="T3"> </text:span><text:span text:style-name="T36">ﯡ</text:span><text:span text:style-name="T3"> </text:span><text:span text:style-name="T36">ﯢ</text:span><text:span text:style-name="T3"> </text:span><text:span text:style-name="T36">ﯣ</text:span><text:span text:style-name="T3"> </text:span><text:span text:style-name="T36">ﯤ</text:span><text:span text:style-name="T3"> </text:span><text:span text:style-name="T36">ﯥ</text:span><text:span text:style-name="T3"> </text:span><text:span text:style-name="T36">ﯦﯧ</text:span><text:span text:style-name="T3"> </text:span><text:span text:style-name="T36">ﯨ</text:span><text:span text:style-name="T3"> </text:span><text:span text:style-name="T36">ﯩ</text:span><text:span text:style-name="T3"> </text:span><text:span text:style-name="T36">ﯪ</text:span><text:span text:style-name="T3"> </text:span><text:span text:style-name="T36">ﯫ</text:span><text:span text:style-name="T3"> </text:span><text:span text:style-name="T36">ﯬ</text:span><text:span text:style-name="T3"> </text:span><text:span text:style-name="T36">ﯭ</text:span><text:span text:style-name="T3"> </text:span><text:span text:style-name="T36">ﯮ</text:span><text:span text:style-name="T3"> </text:span><text:span text:style-name="T36">ﯯﯰ</text:span><text:span text:style-name="T3"> </text:span><text:span text:style-name="T36">ﯱ</text:span><text:span text:style-name="T3"> </text:span><text:span text:style-name="T36">ﯲ</text:span><text:span text:style-name="T3"> </text:span><text:span text:style-name="T36">ﯳ</text:span></text:p>
      <text:p text:style-name="P19"><text:span text:style-name="T38">ﭑ</text:span><text:span text:style-name="T3"> </text:span><text:span text:style-name="T38">ﭒ</text:span><text:span text:style-name="T3"> </text:span><text:span text:style-name="T38">ﭓ</text:span><text:span text:style-name="T3"> </text:span><text:span text:style-name="T38">ﭔﭕ</text:span><text:span text:style-name="T3"> </text:span><text:span text:style-name="T38">ﭖ</text:span><text:span text:style-name="T3"> </text:span><text:span text:style-name="T38">ﭗ</text:span><text:span text:style-name="T3"> </text:span><text:span text:style-name="T38">ﭘ</text:span><text:span text:style-name="T3"> </text:span><text:span text:style-name="T38">ﭙ</text:span><text:span text:style-name="T3"> </text:span><text:span text:style-name="T38">ﭚ</text:span><text:span text:style-name="T3"> </text:span><text:span text:style-name="T38">ﭛ</text:span><text:span text:style-name="T3"> </text:span><text:span text:style-name="T38">ﭜ</text:span><text:span text:style-name="T3"> </text:span><text:span text:style-name="T38">ﭝ</text:span><text:span text:style-name="T3"> </text:span><text:span text:style-name="T38">ﭞ</text:span><text:span text:style-name="T3"> </text:span><text:span text:style-name="T38">ﭟ</text:span><text:span text:style-name="T3"> </text:span><text:span text:style-name="T38">ﭠ</text:span><text:span text:style-name="T3"> </text:span><text:span text:style-name="T38">ﭡ</text:span><text:span text:style-name="T3"> </text:span><text:span text:style-name="T38">ﭢ</text:span><text:span text:style-name="T3"> </text:span><text:span text:style-name="T38">ﭣ</text:span><text:span text:style-name="T3"> </text:span><text:span text:style-name="T38">ﭤ</text:span><text:span text:style-name="T3"> </text:span><text:span text:style-name="T38">ﭥ</text:span><text:span text:style-name="T3"> </text:span><text:span text:style-name="T38">ﭦ</text:span><text:span text:style-name="T3"> </text:span><text:span text:style-name="T38">ﭧ</text:span><text:span text:style-name="T3"> </text:span><text:span text:style-name="T38">ﭨ</text:span><text:span text:style-name="T3"> </text:span><text:span text:style-name="T38">ﭩ</text:span><text:span text:style-name="T3"> </text:span><text:span text:style-name="T38">ﭪ</text:span><text:span text:style-name="T3"> </text:span><text:span text:style-name="T38">ﭫ</text:span><text:span text:style-name="T3"> </text:span><text:span text:style-name="T38">ﭬ</text:span><text:span text:style-name="T3"> </text:span><text:span text:style-name="T38">ﭭ</text:span><text:span text:style-name="T3"> </text:span><text:span text:style-name="T38">ﭮ</text:span><text:span text:style-name="T3"> </text:span><text:span text:style-name="T38">ﭯ</text:span><text:span text:style-name="T3"> </text:span><text:span text:style-name="T38">ﭰ</text:span><text:span text:style-name="T3"> </text:span><text:span text:style-name="T38">ﭱ</text:span><text:span text:style-name="T3"> </text:span><text:span text:style-name="T38">ﭲﭳ</text:span><text:span text:style-name="T3"> </text:span><text:span text:style-name="T38">ﭴ</text:span><text:span text:style-name="T3"> </text:span><text:span text:style-name="T38">ﭵ</text:span><text:span text:style-name="T3"> </text:span><text:span text:style-name="T38">ﭶ</text:span><text:span text:style-name="T3"> </text:span><text:span text:style-name="T38">ﭷ</text:span><text:span text:style-name="T3"> </text:span><text:span text:style-name="T38">ﭸ</text:span><text:span text:style-name="T3"> </text:span><text:span text:style-name="T38">ﭹ</text:span><text:span text:style-name="T3"> </text:span><text:span text:style-name="T38">ﭺ</text:span><text:span text:style-name="T3"> </text:span><text:span text:style-name="T38">ﭻﭼ</text:span><text:span text:style-name="T3"> </text:span><text:span text:style-name="T38">ﭽ</text:span><text:span text:style-name="T3"> </text:span><text:span text:style-name="T38">ﭾ</text:span><text:span text:style-name="T3"> </text:span><text:span text:style-name="T38">ﭿ</text:span><text:span text:style-name="T3"> </text:span><text:span text:style-name="T38">ﮀ</text:span><text:span text:style-name="T3"> </text:span><text:span text:style-name="T38">ﮁ</text:span><text:span text:style-name="T3"> </text:span><text:span text:style-name="T38">ﮂ</text:span><text:span text:style-name="T3"> </text:span><text:span text:style-name="T38">ﮃ</text:span><text:span text:style-name="T3"> </text:span><text:span text:style-name="T38">ﮄ</text:span><text:span text:style-name="T3"> </text:span><text:span text:style-name="T38">ﮅ</text:span><text:span text:style-name="T3"> </text:span><text:span text:style-name="T38">ﮆ</text:span><text:span text:style-name="T3"> </text:span><text:span text:style-name="T38">ﮇ</text:span><text:span text:style-name="T3"> </text:span><text:span text:style-name="T38">ﮈ</text:span><text:span text:style-name="T3"> </text:span><text:span text:style-name="T38">ﮉ</text:span><text:span text:style-name="T3"> </text:span><text:span text:style-name="T38">ﮊ</text:span><text:span text:style-name="T3"> </text:span><text:span text:style-name="T38">ﮋ</text:span><text:span text:style-name="T3"> </text:span><text:span text:style-name="T38">ﮌ</text:span><text:span text:style-name="T3"> </text:span><text:span text:style-name="T38">ﮍ</text:span><text:span text:style-name="T3"> </text:span><text:span text:style-name="T38">ﮎ</text:span><text:span text:style-name="T3"> </text:span><text:span text:style-name="T38">ﮏ</text:span><text:span text:style-name="T3"> </text:span><text:span text:style-name="T38">ﮐ</text:span><text:span text:style-name="T3"> </text:span><text:span text:style-name="T38">ﮑ</text:span><text:span text:style-name="T3"> </text:span><text:span text:style-name="T38">ﮒ</text:span><text:span text:style-name="T3"> </text:span><text:span text:style-name="T38">ﮓ</text:span><text:span text:style-name="T3"> </text:span><text:span text:style-name="T38">ﮔ</text:span><text:span text:style-name="T3"> </text:span><text:span text:style-name="T38">ﮕ</text:span><text:span text:style-name="T3"> </text:span><text:span text:style-name="T38">ﮖﮗ</text:span><text:span text:style-name="T3"> </text:span><text:span text:style-name="T38">ﮘ</text:span><text:span text:style-name="T3"> </text:span><text:span text:style-name="T38">ﮙ</text:span><text:span text:style-name="T3"> </text:span><text:span text:style-name="T38">ﮚ</text:span><text:span text:style-name="T3"> </text:span><text:span text:style-name="T38">ﮛ</text:span><text:span text:style-name="T3"> </text:span><text:span text:style-name="T38">ﮜ</text:span><text:span text:style-name="T3"> </text:span><text:span text:style-name="T38">ﮝ</text:span><text:span text:style-name="T3"> </text:span><text:span text:style-name="T38">ﮞ</text:span><text:span text:style-name="T3"> </text:span><text:span text:style-name="T38">ﮟ</text:span><text:span text:style-name="T3"> </text:span><text:span text:style-name="T38">ﮠ</text:span><text:span text:style-name="T3"> </text:span><text:span text:style-name="T38">ﮡ</text:span><text:span text:style-name="T3"> </text:span><text:span text:style-name="T38">ﮢ</text:span><text:span text:style-name="T3"> </text:span><text:span text:style-name="T38">ﮣ</text:span><text:span text:style-name="T3"> </text:span><text:span text:style-name="T38">ﮤ</text:span><text:span text:style-name="T3"> </text:span><text:span text:style-name="T38">ﮥ</text:span><text:span text:style-name="T3"> </text:span><text:span text:style-name="T38">ﮦ</text:span><text:span text:style-name="T3"> </text:span><text:span text:style-name="T38">ﮧ</text:span><text:span text:style-name="T3"> </text:span><text:span text:style-name="T38">ﮨ</text:span><text:span text:style-name="T3"> </text:span><text:span text:style-name="T38">ﮩ</text:span><text:span text:style-name="T3"> </text:span><text:span text:style-name="T38">ﮪ</text:span><text:span text:style-name="T3"> </text:span><text:span text:style-name="T38">ﮫ</text:span><text:span text:style-name="T3"> </text:span><text:span text:style-name="T38">ﮬ</text:span><text:span text:style-name="T3"> </text:span><text:span text:style-name="T38">ﮭ</text:span><text:span text:style-name="T3"> </text:span><text:span text:style-name="T38">ﮮ</text:span><text:span text:style-name="T3"> </text:span><text:span text:style-name="T38">ﮯ</text:span><text:span text:style-name="T3"> </text:span><text:span text:style-name="T38">ﮰ</text:span><text:span text:style-name="T3"> </text:span><text:span text:style-name="T38">ﮱ</text:span><text:span text:style-name="T3"> </text:span><text:span text:style-name="T38">ﯓ</text:span><text:span text:style-name="T3"> </text:span><text:span text:style-name="T38">ﯔ</text:span><text:span text:style-name="T3"> </text:span><text:span text:style-name="T38">ﯕ</text:span><text:span text:style-name="T3"> </text:span><text:span text:style-name="T38">ﯖ</text:span><text:span text:style-name="T3"> </text:span><text:span text:style-name="T38">ﯗ</text:span><text:span text:style-name="T3"> </text:span><text:span text:style-name="T38">ﯘ</text:span><text:span text:style-name="T3"> </text:span><text:span text:style-name="T38">ﯙ</text:span><text:span text:style-name="T3"> </text:span><text:span text:style-name="T38">ﯚ</text:span><text:span text:style-name="T3"> </text:span><text:span text:style-name="T38">ﯛ</text:span><text:span text:style-name="T3"> </text:span><text:span text:style-name="T38">ﯜ</text:span><text:span text:style-name="T3"> </text:span><text:span text:style-name="T38">ﯝ</text:span><text:span text:style-name="T3"> </text:span><text:span text:style-name="T38">ﯞ</text:span><text:span text:style-name="T3"> </text:span><text:span text:style-name="T38">ﯟ</text:span><text:span text:style-name="T3"> </text:span><text:span text:style-name="T38">ﯠ</text:span><text:span text:style-name="T3"> </text:span><text:span text:style-name="T38">ﯡ</text:span><text:span text:style-name="T3"> </text:span><text:span text:style-name="T38">ﯢ</text:span><text:span text:style-name="T3"> </text:span><text:span text:style-name="T38">ﯣ</text:span><text:span text:style-name="T3"> </text:span><text:span text:style-name="T38">ﯤ</text:span><text:span text:style-name="T3"> </text:span><text:span text:style-name="T38">ﯥ</text:span><text:span text:style-name="T3"> </text:span><text:span text:style-name="T38">ﯦ</text:span><text:span text:style-name="T3"> </text:span><text:span text:style-name="T38">ﯧ</text:span><text:span text:style-name="T3"> </text:span><text:span text:style-name="T38">ﯨ</text:span><text:span text:style-name="T3"> </text:span><text:span text:style-name="T38">ﯩ</text:span><text:span text:style-name="T3"> </text:span><text:span text:style-name="T38">ﯪ</text:span><text:span text:style-name="T3"> </text:span><text:span text:style-name="T38">ﯫ</text:span><text:span text:style-name="T3"> </text:span><text:span text:style-name="T38">ﯬ</text:span><text:span text:style-name="T3"> </text:span><text:span text:style-name="T38">ﯭ</text:span><text:span text:style-name="T3"> </text:span><text:span text:style-name="T38">ﯮ</text:span><text:span text:style-name="T3"> </text:span><text:span text:style-name="T38">ﯯ</text:span><text:span text:style-name="T3"> </text:span><text:span text:style-name="T38">ﯰ</text:span><text:span text:style-name="T3"> </text:span><text:span text:style-name="T38">ﯱ</text:span><text:span text:style-name="T3"> </text:span><text:span text:style-name="T38">ﯲ</text:span><text:span text:style-name="T3"> </text:span><text:span text:style-name="T38">ﯳ</text:span><text:span text:style-name="T3"> </text:span><text:span text:style-name="T38">ﯴ</text:span><text:span text:style-name="T3"> </text:span><text:span text:style-name="T38">ﯵ</text:span><text:span text:style-name="T3"> </text:span><text:span text:style-name="T38">ﯶ</text:span><text:span text:style-name="T3"> </text:span><text:span text:style-name="T38">ﯷ</text:span><text:span text:style-name="T3"> </text:span><text:span text:style-name="T38">ﯸ</text:span><text:span text:style-name="T3"> </text:span><text:span text:style-name="T38">ﯹ</text:span><text:span text:style-name="T3"> </text:span><text:span text:style-name="T38">ﯺ</text:span><text:span text:style-name="T3"> </text:span><text:span text:style-name="T38">ﯻ</text:span><text:span text:style-name="T3"> </text:span><text:span text:style-name="T38">ﯼ</text:span><text:span text:style-name="T3"> </text:span><text:span text:style-name="T38">ﯽ</text:span><text:span text:style-name="T3"> </text:span><text:span text:style-name="T38">ﯾ</text:span><text:span text:style-name="T3"> </text:span><text:span text:style-name="T38">ﯿ</text:span><text:span text:style-name="T3"> </text:span><text:span text:style-name="T38">ﰀ</text:span></text:p>
      <text:p text:style-name="P20"><text:span text:style-name="T40">ﭑ</text:span><text:span text:style-name="T3"> </text:span><text:span text:style-name="T40">ﭒ</text:span><text:span text:style-name="T3"> </text:span><text:span text:style-name="T40">ﭓ</text:span><text:span text:style-name="T3"> </text:span><text:span text:style-name="T40">ﭔ</text:span><text:span text:style-name="T3"> </text:span><text:span text:style-name="T40">ﭕ</text:span><text:span text:style-name="T3"> </text:span><text:span text:style-name="T40">ﭖ</text:span><text:span text:style-name="T3"> </text:span><text:span text:style-name="T40">ﭗ</text:span><text:span text:style-name="T3"> </text:span><text:span text:style-name="T40">ﭘ</text:span><text:span text:style-name="T3"> </text:span><text:span text:style-name="T40">ﭙ</text:span><text:span text:style-name="T3"> </text:span><text:span text:style-name="T40">ﭚ</text:span><text:span text:style-name="T3"> </text:span><text:span text:style-name="T40">ﭛ</text:span><text:span text:style-name="T3"> </text:span><text:span text:style-name="T40">ﭜ</text:span><text:span text:style-name="T3"> </text:span><text:span text:style-name="T40">ﭝ</text:span><text:span text:style-name="T3"> </text:span><text:span text:style-name="T40">ﭞ</text:span><text:span text:style-name="T3"> </text:span><text:span text:style-name="T40">ﭟ</text:span><text:span text:style-name="T3"> </text:span><text:span text:style-name="T40">ﭠ</text:span><text:span text:style-name="T3"> </text:span><text:span text:style-name="T40">ﭡ</text:span><text:span text:style-name="T3"> </text:span><text:span text:style-name="T40">ﭢ</text:span><text:span text:style-name="T3"> </text:span><text:span text:style-name="T40">ﭣ</text:span><text:span text:style-name="T3"> </text:span><text:span text:style-name="T40">ﭤ</text:span><text:span text:style-name="T3"> </text:span><text:span text:style-name="T40">ﭥ</text:span><text:span text:style-name="T3"> </text:span><text:span text:style-name="T40">ﭦ</text:span><text:span text:style-name="T3"> </text:span><text:span text:style-name="T40">ﭧ</text:span><text:span text:style-name="T3"> </text:span><text:span text:style-name="T40">ﭨ</text:span><text:span text:style-name="T3"> </text:span><text:span text:style-name="T40">ﭩ</text:span><text:span text:style-name="T3"> </text:span><text:span text:style-name="T40">ﭪ</text:span><text:span text:style-name="T3"> </text:span><text:span text:style-name="T40">ﭫ</text:span><text:span text:style-name="T3"> </text:span><text:span text:style-name="T40">ﭬ</text:span><text:span text:style-name="T3"> </text:span><text:span text:style-name="T40">ﭭ</text:span><text:span text:style-name="T3"> </text:span><text:span text:style-name="T40">ﭮ</text:span><text:span text:style-name="T3"> </text:span><text:span text:style-name="T40">ﭯ</text:span><text:span text:style-name="T3"> </text:span><text:span text:style-name="T40">ﭰ</text:span><text:span text:style-name="T3"> </text:span><text:span text:style-name="T40">ﭱ</text:span><text:span text:style-name="T3"> </text:span><text:span text:style-name="T40">ﭲ</text:span><text:span text:style-name="T3"> </text:span><text:span text:style-name="T40">ﭳ</text:span><text:span text:style-name="T3"> </text:span><text:span text:style-name="T40">ﭴ</text:span><text:span text:style-name="T3"> </text:span><text:span text:style-name="T40">ﭵ</text:span><text:span text:style-name="T3"> </text:span><text:span text:style-name="T40">ﭶ</text:span><text:span text:style-name="T3"> </text:span><text:span text:style-name="T40">ﭷ</text:span><text:span text:style-name="T3"> </text:span><text:span text:style-name="T40">ﭸ</text:span><text:span text:style-name="T3"> </text:span><text:span text:style-name="T40">ﭹ</text:span><text:span text:style-name="T3"> </text:span><text:span text:style-name="T40">ﭺ</text:span><text:span text:style-name="T3"> </text:span><text:span text:style-name="T40">ﭻ</text:span><text:span text:style-name="T3"> </text:span><text:span text:style-name="T40">ﭼ</text:span><text:span text:style-name="T3"> </text:span><text:span text:style-name="T40">ﭽ</text:span><text:span text:style-name="T3"> </text:span><text:span text:style-name="T40">ﭾ</text:span><text:span text:style-name="T3"> </text:span><text:span text:style-name="T40">ﭿ</text:span><text:span text:style-name="T3"> </text:span><text:span text:style-name="T40">ﮀ</text:span><text:span text:style-name="T3"> </text:span><text:span text:style-name="T40">ﮁ</text:span><text:span text:style-name="T3"> </text:span><text:span text:style-name="T40">ﮂ</text:span><text:span text:style-name="T3"> </text:span><text:span text:style-name="T40">ﮃ</text:span><text:span text:style-name="T3"> </text:span><text:span text:style-name="T40">ﮄ</text:span><text:span text:style-name="T3"> </text:span><text:span text:style-name="T40">ﮅ</text:span><text:span text:style-name="T3"> </text:span><text:span text:style-name="T40">ﮆ</text:span><text:span text:style-name="T3"> </text:span><text:span text:style-name="T40">ﮇ</text:span><text:span text:style-name="T3"> </text:span><text:span text:style-name="T40">ﮈ</text:span><text:span text:style-name="T3"> </text:span><text:span text:style-name="T40">ﮉ</text:span><text:span text:style-name="T3"> </text:span><text:span text:style-name="T40">ﮊ</text:span><text:span text:style-name="T3"> </text:span><text:span text:style-name="T40">ﮋ</text:span><text:span text:style-name="T3"> </text:span><text:span text:style-name="T40">ﮌ</text:span><text:span text:style-name="T3"> </text:span><text:span text:style-name="T40">ﮍ</text:span><text:span text:style-name="T3"> </text:span><text:span text:style-name="T40">ﮎ</text:span><text:span text:style-name="T3"> </text:span><text:span text:style-name="T40">ﮏ</text:span><text:span text:style-name="T3"> </text:span><text:span text:style-name="T40">ﮐ</text:span><text:span text:style-name="T3"> </text:span><text:span text:style-name="T40">ﮑ</text:span><text:span text:style-name="T3"> </text:span><text:span text:style-name="T40">ﮒ</text:span><text:span text:style-name="T3"> </text:span><text:span text:style-name="T40">ﮓ</text:span><text:span text:style-name="T3"> </text:span><text:span text:style-name="T40">ﮔ</text:span><text:span text:style-name="T3"> </text:span><text:span text:style-name="T40">ﮕ</text:span><text:span text:style-name="T3"> </text:span><text:span text:style-name="T40">ﮖ</text:span><text:span text:style-name="T3"> </text:span><text:span text:style-name="T40">ﮗ</text:span><text:span text:style-name="T3"> </text:span><text:span text:style-name="T40">ﮘ</text:span><text:span text:style-name="T3"> </text:span><text:span text:style-name="T40">ﮙ</text:span><text:span text:style-name="T3"> </text:span><text:span text:style-name="T40">ﮚ</text:span><text:span text:style-name="T3"> </text:span><text:span text:style-name="T40">ﮛ</text:span><text:span text:style-name="T3"> </text:span><text:span text:style-name="T40">ﮜ</text:span><text:span text:style-name="T3"> </text:span><text:span text:style-name="T40">ﮝ</text:span><text:span text:style-name="T3"> </text:span><text:span text:style-name="T40">ﮞ</text:span><text:span text:style-name="T3"> </text:span><text:span text:style-name="T40">ﮟ</text:span><text:span text:style-name="T3"> </text:span><text:span text:style-name="T40">ﮠ</text:span><text:span text:style-name="T3"> </text:span><text:span text:style-name="T40">ﮡ</text:span><text:span text:style-name="T3"> </text:span><text:span text:style-name="T40">ﮢ</text:span><text:span text:style-name="T3"> </text:span><text:span text:style-name="T40">ﮣ</text:span><text:span text:style-name="T3"> </text:span><text:span text:style-name="T40">ﮤ</text:span><text:span text:style-name="T3"> </text:span><text:span text:style-name="T40">ﮥ</text:span><text:span text:style-name="T3"> </text:span><text:span text:style-name="T40">ﮦ</text:span><text:span text:style-name="T3"> </text:span><text:span text:style-name="T40">ﮧ</text:span><text:span text:style-name="T3"> </text:span><text:span text:style-name="T40">ﮨ</text:span><text:span text:style-name="T3"> </text:span><text:span text:style-name="T40">ﮩﮪ</text:span><text:span text:style-name="T3"> </text:span><text:span text:style-name="T40">ﮫ</text:span><text:span text:style-name="T3"> </text:span><text:span text:style-name="T40">ﮬ</text:span><text:span text:style-name="T3"> </text:span><text:span text:style-name="T40">ﮭ</text:span><text:span text:style-name="T3"> </text:span><text:span text:style-name="T40">ﮮ</text:span><text:span text:style-name="T3"> </text:span><text:span text:style-name="T40">ﮯ</text:span><text:span text:style-name="T3"> </text:span><text:span text:style-name="T40">ﮰ</text:span><text:span text:style-name="T3"> </text:span><text:span text:style-name="T40">ﮱ</text:span><text:span text:style-name="T3"> </text:span><text:span text:style-name="T40">ﯓ</text:span><text:span text:style-name="T3"> </text:span><text:span text:style-name="T40">ﯔ</text:span><text:span text:style-name="T3"> </text:span><text:span text:style-name="T40">ﯕ</text:span><text:span text:style-name="T3"> </text:span><text:span text:style-name="T40">ﯖ</text:span><text:span text:style-name="T3"> </text:span><text:span text:style-name="T40">ﯗ</text:span><text:span text:style-name="T3"> </text:span><text:span text:style-name="T40">ﯘ</text:span><text:span text:style-name="T3"> </text:span><text:span text:style-name="T40">ﯙ</text:span><text:span text:style-name="T3"> </text:span><text:span text:style-name="T40">ﯚ</text:span><text:span text:style-name="T3"> </text:span><text:span text:style-name="T40">ﯛ</text:span><text:span text:style-name="T3"> </text:span><text:span text:style-name="T40">ﯜ</text:span><text:span text:style-name="T3"> </text:span><text:span text:style-name="T40">ﯝ</text:span><text:span text:style-name="T3"> </text:span><text:span text:style-name="T40">ﯞ</text:span><text:span text:style-name="T3"> </text:span><text:span text:style-name="T40">ﯟ</text:span><text:span text:style-name="T3"> </text:span><text:span text:style-name="T40">ﯠ</text:span><text:span text:style-name="T3"> </text:span><text:span text:style-name="T40">ﯡ</text:span><text:span text:style-name="T3"> </text:span><text:span text:style-name="T40">ﯢ</text:span><text:span text:style-name="T3"> </text:span><text:span text:style-name="T40">ﯣ</text:span><text:span text:style-name="T3"> </text:span><text:span text:style-name="T40">ﯤ</text:span><text:span text:style-name="T3"> </text:span><text:span text:style-name="T40">ﯥ</text:span><text:span text:style-name="T3"> </text:span><text:span text:style-name="T40">ﯦ</text:span><text:span text:style-name="T3"> </text:span><text:span text:style-name="T40">ﯧ</text:span><text:span text:style-name="T3"> </text:span><text:span text:style-name="T40">ﯨ</text:span><text:span text:style-name="T3"> </text:span><text:span text:style-name="T40">ﯩ</text:span><text:span text:style-name="T3"> </text:span><text:span text:style-name="T40">ﯪ</text:span><text:span text:style-name="T3"> </text:span><text:span text:style-name="T40">ﯫ</text:span><text:span text:style-name="T3"> </text:span><text:span text:style-name="T40">ﯬ</text:span><text:span text:style-name="T3"> </text:span><text:span text:style-name="T40">ﯭ</text:span><text:span text:style-name="T3"> </text:span><text:span text:style-name="T40">ﯮ</text:span><text:span text:style-name="T3"> </text:span><text:span text:style-name="T40">ﯯ</text:span><text:span text:style-name="T3"> </text:span><text:span text:style-name="T40">ﯰ</text:span><text:span text:style-name="T3"> </text:span><text:span text:style-name="T40">ﯱ</text:span><text:span text:style-name="T3"> </text:span><text:span text:style-name="T40">ﯲﯳ</text:span><text:span text:style-name="T3"> </text:span><text:span text:style-name="T40">ﯴ</text:span><text:span text:style-name="T3"> </text:span><text:span text:style-name="T40">ﯵ</text:span><text:span text:style-name="T3"> </text:span><text:span text:style-name="T40">ﯶ</text:span><text:span text:style-name="T3"> </text:span><text:span text:style-name="T40">ﯷ</text:span></text:p>
      <text:p text:style-name="P21"><text:span text:style-name="T42">ﭑ</text:span><text:span text:style-name="T3"> </text:span><text:span text:style-name="T42">ﭒ</text:span><text:span text:style-name="T3"> </text:span><text:span text:style-name="T42">ﭓ</text:span><text:span text:style-name="T3"> </text:span><text:span text:style-name="T42">ﭔ</text:span><text:span text:style-name="T3"> </text:span><text:span text:style-name="T42">ﭕ</text:span><text:span text:style-name="T3"> </text:span><text:span text:style-name="T42">ﭖ</text:span><text:span text:style-name="T3"> </text:span><text:span text:style-name="T42">ﭗ</text:span><text:span text:style-name="T3"> </text:span><text:span text:style-name="T42">ﭘ</text:span><text:span text:style-name="T3"> </text:span><text:span text:style-name="T42">ﭙ</text:span><text:span text:style-name="T3"> </text:span><text:span text:style-name="T42">ﭚ</text:span><text:span text:style-name="T3"> </text:span><text:span text:style-name="T42">ﭛ</text:span><text:span text:style-name="T3"> </text:span><text:span text:style-name="T42">ﭜﭝ</text:span><text:span text:style-name="T3"> </text:span><text:span text:style-name="T42">ﭞ</text:span><text:span text:style-name="T3"> </text:span><text:span text:style-name="T42">ﭟ</text:span><text:span text:style-name="T3"> </text:span><text:span text:style-name="T42">ﭠ</text:span><text:span text:style-name="T3"> </text:span><text:span text:style-name="T42">ﭡ</text:span><text:span text:style-name="T3"> </text:span><text:span text:style-name="T42">ﭢ</text:span><text:span text:style-name="T3"> </text:span><text:span text:style-name="T42">ﭣ</text:span><text:span text:style-name="T3"> </text:span><text:span text:style-name="T42">ﭤ</text:span><text:span text:style-name="T3"> </text:span><text:span text:style-name="T42">ﭥ</text:span><text:span text:style-name="T3"> </text:span><text:span text:style-name="T42">ﭦ</text:span><text:span text:style-name="T3"> </text:span><text:span text:style-name="T42">ﭧ</text:span><text:span text:style-name="T3"> </text:span><text:span text:style-name="T42">ﭨ</text:span><text:span text:style-name="T3"> </text:span><text:span text:style-name="T42">ﭩ</text:span><text:span text:style-name="T3"> </text:span><text:span text:style-name="T42">ﭪ</text:span><text:span text:style-name="T3"> </text:span><text:span text:style-name="T42">ﭫ</text:span><text:span text:style-name="T3"> </text:span><text:span text:style-name="T42">ﭬﭭ</text:span><text:span text:style-name="T3"> </text:span><text:span text:style-name="T42">ﭮ</text:span><text:span text:style-name="T3"> </text:span><text:span text:style-name="T42">ﭯ</text:span><text:span text:style-name="T3"> </text:span><text:span text:style-name="T42">ﭰ</text:span><text:span text:style-name="T3"> </text:span><text:span text:style-name="T42">ﭱ</text:span><text:span text:style-name="T3"> </text:span><text:span text:style-name="T42">ﭲ</text:span><text:span text:style-name="T3"> </text:span><text:span text:style-name="T42">ﭳ</text:span><text:span text:style-name="T3"> </text:span><text:span text:style-name="T42">ﭴ</text:span><text:span text:style-name="T3"> </text:span><text:span text:style-name="T42">ﭵ</text:span><text:span text:style-name="T3"> </text:span><text:span text:style-name="T42">ﭶﭷ</text:span><text:span text:style-name="T3"> </text:span><text:span text:style-name="T42">ﭸ</text:span><text:span text:style-name="T3"> </text:span><text:span text:style-name="T42">ﭹ</text:span><text:span text:style-name="T3"> </text:span><text:span text:style-name="T42">ﭺ</text:span><text:span text:style-name="T3"> </text:span><text:span text:style-name="T42">ﭻ</text:span><text:span text:style-name="T3"> </text:span><text:span text:style-name="T42">ﭼ</text:span><text:span text:style-name="T3"> </text:span><text:span text:style-name="T42">ﭽ</text:span><text:span text:style-name="T3"> </text:span><text:span text:style-name="T42">ﭾ</text:span><text:span text:style-name="T3"> </text:span><text:span text:style-name="T42">ﭿ</text:span><text:span text:style-name="T3"> </text:span><text:span text:style-name="T42">ﮀ</text:span><text:span text:style-name="T3"> </text:span><text:span text:style-name="T42">ﮁ</text:span><text:span text:style-name="T3"> </text:span><text:span text:style-name="T42">ﮂ</text:span><text:span text:style-name="T3"> </text:span><text:span text:style-name="T42">ﮃ</text:span><text:span text:style-name="T3"> </text:span><text:span text:style-name="T42">ﮄ</text:span><text:span text:style-name="T3"> </text:span><text:span text:style-name="T42">ﮅ</text:span><text:span text:style-name="T3"> </text:span><text:span text:style-name="T42">ﮆ</text:span><text:span text:style-name="T3"> </text:span><text:span text:style-name="T42">ﮇ</text:span><text:span text:style-name="T3"> </text:span><text:span text:style-name="T42">ﮈ</text:span><text:span text:style-name="T3"> </text:span><text:span text:style-name="T42">ﮉ</text:span><text:span text:style-name="T3"> </text:span><text:span text:style-name="T42">ﮊ</text:span><text:span text:style-name="T3"> </text:span><text:span text:style-name="T42">ﮋ</text:span><text:span text:style-name="T3"> </text:span><text:span text:style-name="T42">ﮌ</text:span><text:span text:style-name="T3"> </text:span><text:span text:style-name="T42">ﮍ</text:span><text:span text:style-name="T3"> </text:span><text:span text:style-name="T42">ﮎﮏ</text:span><text:span text:style-name="T3"> </text:span><text:span text:style-name="T42">ﮐ</text:span><text:span text:style-name="T3"> </text:span><text:span text:style-name="T42">ﮑ</text:span><text:span text:style-name="T3"> </text:span><text:span text:style-name="T42">ﮒ</text:span><text:span text:style-name="T3"> </text:span><text:span text:style-name="T42">ﮓ</text:span><text:span text:style-name="T3"> </text:span><text:span text:style-name="T42">ﮔ</text:span><text:span text:style-name="T3"> </text:span><text:span text:style-name="T42">ﮕ</text:span><text:span text:style-name="T3"> </text:span><text:span text:style-name="T42">ﮖ</text:span><text:span text:style-name="T3"> </text:span><text:span text:style-name="T42">ﮗ</text:span><text:span text:style-name="T3"> </text:span><text:span text:style-name="T42">ﮘ</text:span><text:span text:style-name="T3"> </text:span><text:span text:style-name="T42">ﮙ</text:span><text:span text:style-name="T3"> </text:span><text:span text:style-name="T42">ﮚ</text:span><text:span text:style-name="T3"> </text:span><text:span text:style-name="T42">ﮛ</text:span><text:span text:style-name="T3"> </text:span><text:span text:style-name="T42">ﮜ</text:span></text:p>
      <text:p text:style-name="P10"><text:span text:style-name="T42">ﮝ</text:span><text:span text:style-name="T3"> </text:span><text:span text:style-name="T42">ﮞ</text:span><text:span text:style-name="T3"> </text:span><text:span text:style-name="T42">ﮟ</text:span><text:span text:style-name="T3"> </text:span><text:span text:style-name="T42">ﮠ</text:span><text:span text:style-name="T3"> </text:span><text:span text:style-name="T42">ﮡ</text:span><text:span text:style-name="T3"> </text:span><text:span text:style-name="T42">ﮢ</text:span><text:span text:style-name="T3"> </text:span><text:span text:style-name="T42">ﮣ</text:span><text:span text:style-name="T3"> </text:span><text:span text:style-name="T42">ﮤ</text:span><text:span text:style-name="T3"> </text:span><text:span text:style-name="T42">ﮥ</text:span><text:span text:style-name="T3"> </text:span><text:span text:style-name="T42">ﮦ</text:span><text:span text:style-name="T3"> </text:span><text:span text:style-name="T42">ﮧﮨ</text:span><text:span text:style-name="T3"> </text:span><text:span text:style-name="T42">ﮩ</text:span><text:span text:style-name="T3"> </text:span><text:span text:style-name="T42">ﮪ</text:span><text:span text:style-name="T3"> </text:span><text:span text:style-name="T42">ﮫ</text:span><text:span text:style-name="T3"> </text:span><text:span text:style-name="T42">ﮬﮭ</text:span><text:span text:style-name="T3"> </text:span><text:span text:style-name="T42">ﮮ</text:span><text:span text:style-name="T3"> </text:span><text:span text:style-name="T42">ﮯ</text:span><text:span text:style-name="T3"> </text:span><text:span text:style-name="T42">ﮰ</text:span><text:span text:style-name="T3"> </text:span><text:span text:style-name="T42">ﮱ</text:span><text:span text:style-name="T3"> </text:span><text:span text:style-name="T42">ﯓ</text:span><text:span text:style-name="T3"> </text:span><text:span text:style-name="T42">ﯔﯕ</text:span><text:span text:style-name="T3"> </text:span><text:span text:style-name="T42">ﯖ</text:span><text:span text:style-name="T3"> </text:span><text:span text:style-name="T42">ﯗ</text:span><text:span text:style-name="T3"> </text:span><text:span text:style-name="T42">ﯘ</text:span><text:span text:style-name="T3"> </text:span><text:span text:style-name="T42">ﯙ</text:span><text:span text:style-name="T3"> </text:span><text:span text:style-name="T42">ﯚ</text:span><text:span text:style-name="T3"> </text:span><text:span text:style-name="T42">ﯛ</text:span><text:span text:style-name="T3"> </text:span><text:span text:style-name="T42">ﯜ</text:span><text:span text:style-name="T3"> </text:span><text:span text:style-name="T42">ﯝ</text:span><text:span text:style-name="T3"> </text:span><text:span text:style-name="T42">ﯞ</text:span><text:span text:style-name="T3"> </text:span><text:span text:style-name="T42">ﯟﯠ</text:span><text:span text:style-name="T3"> </text:span><text:span text:style-name="T42">ﯡ</text:span><text:span text:style-name="T3"> </text:span><text:span text:style-name="T42">ﯢ</text:span><text:span text:style-name="T3"> </text:span><text:span text:style-name="T42">ﯣ</text:span><text:span text:style-name="T3"> </text:span><text:span text:style-name="T42">ﯤ</text:span><text:span text:style-name="T3"> </text:span><text:span text:style-name="T42">ﯥ</text:span><text:span text:style-name="T3"> </text:span><text:span text:style-name="T42">ﯦ</text:span><text:span text:style-name="T3"> </text:span><text:span text:style-name="T42">ﯧ</text:span><text:span text:style-name="T3"> </text:span><text:span text:style-name="T42">ﯨ</text:span><text:span text:style-name="T3"> </text:span><text:span text:style-name="T42">ﯩ</text:span><text:span text:style-name="T3"> </text:span><text:span text:style-name="T42">ﯪ</text:span><text:span text:style-name="T3"> </text:span><text:span text:style-name="T42">ﯫ</text:span><text:span text:style-name="T3"> </text:span><text:span text:style-name="T42">ﯬ</text:span><text:span text:style-name="T3"> </text:span><text:span text:style-name="T42">ﯭ</text:span><text:span text:style-name="T3"> </text:span><text:span text:style-name="T42">ﯮﯯ</text:span><text:span text:style-name="T3"> </text:span><text:span text:style-name="T42">ﯰ</text:span><text:span text:style-name="T3"> </text:span><text:span text:style-name="T42">ﯱ</text:span><text:span text:style-name="T3"> </text:span><text:span text:style-name="T42">ﯲ</text:span><text:span text:style-name="T3"> </text:span><text:span text:style-name="T42">ﯳ</text:span><text:span text:style-name="T3"> </text:span><text:span text:style-name="T42">ﯴ</text:span></text:p>
      <text:p text:style-name="P22"><text:span text:style-name="T44">ﭑ</text:span><text:span text:style-name="T3"> </text:span><text:span text:style-name="T44">ﭒ</text:span><text:span text:style-name="T3"> </text:span><text:span text:style-name="T44">ﭓ</text:span><text:span text:style-name="T3"> </text:span><text:span text:style-name="T44">ﭔ</text:span><text:span text:style-name="T3"> </text:span><text:span text:style-name="T44">ﭕ</text:span><text:span text:style-name="T3"> </text:span><text:span text:style-name="T44">ﭖ</text:span><text:span text:style-name="T3"> </text:span><text:span text:style-name="T44">ﭗ</text:span><text:span text:style-name="T3"> </text:span><text:span text:style-name="T44">ﭘ</text:span><text:span text:style-name="T3"> </text:span><text:span text:style-name="T44">ﭙﭚ</text:span><text:span text:style-name="T3"> </text:span><text:span text:style-name="T44">ﭛ</text:span><text:span text:style-name="T3"> </text:span><text:span text:style-name="T44">ﭜ</text:span><text:span text:style-name="T3"> </text:span><text:span text:style-name="T44">ﭝ</text:span><text:span text:style-name="T3"> </text:span><text:span text:style-name="T44">ﭞ</text:span><text:span text:style-name="T3"> </text:span><text:span text:style-name="T44">ﭟ</text:span><text:span text:style-name="T3"> </text:span><text:span text:style-name="T44">ﭠ</text:span><text:span text:style-name="T3"> </text:span><text:span text:style-name="T44">ﭡ</text:span><text:span text:style-name="T3"> </text:span><text:span text:style-name="T44">ﭢ</text:span><text:span text:style-name="T3"> </text:span><text:span text:style-name="T44">ﭣ</text:span><text:span text:style-name="T3"> </text:span><text:span text:style-name="T44">ﭤ</text:span><text:span text:style-name="T3"> </text:span><text:span text:style-name="T44">ﭥ</text:span><text:span text:style-name="T3"> </text:span><text:span text:style-name="T44">ﭦ</text:span><text:span text:style-name="T3"> </text:span><text:span text:style-name="T44">ﭧ</text:span><text:span text:style-name="T3"> </text:span><text:span text:style-name="T44">ﭨ</text:span><text:span text:style-name="T3"> </text:span><text:span text:style-name="T44">ﭩ</text:span><text:span text:style-name="T3"> </text:span><text:span text:style-name="T44">ﭪ</text:span><text:span text:style-name="T3"> </text:span><text:span text:style-name="T44">ﭫ</text:span><text:span text:style-name="T3"> </text:span><text:span text:style-name="T44">ﭬ</text:span><text:span text:style-name="T3"> </text:span><text:span text:style-name="T44">ﭭ</text:span><text:span text:style-name="T3"> </text:span><text:span text:style-name="T44">ﭮ</text:span><text:span text:style-name="T3"> </text:span><text:span text:style-name="T44">ﭯ</text:span><text:span text:style-name="T3"> </text:span><text:span text:style-name="T44">ﭰ</text:span><text:span text:style-name="T3"> </text:span><text:span text:style-name="T44">ﭱﭲ</text:span><text:span text:style-name="T3"> </text:span><text:span text:style-name="T44">ﭳ</text:span><text:span text:style-name="T3"> </text:span><text:span text:style-name="T44">ﭴ</text:span><text:span text:style-name="T3"> </text:span><text:span text:style-name="T44">ﭵ</text:span><text:span text:style-name="T3"> </text:span><text:span text:style-name="T44">ﭶ</text:span><text:span text:style-name="T3"> </text:span><text:span text:style-name="T44">ﭷ</text:span><text:span text:style-name="T3"> </text:span><text:span text:style-name="T44">ﭸ</text:span><text:span text:style-name="T3"> </text:span><text:span text:style-name="T44">ﭹ</text:span><text:span text:style-name="T3"> </text:span><text:span text:style-name="T44">ﭺ</text:span><text:span text:style-name="T3"> </text:span><text:span text:style-name="T44">ﭻ</text:span><text:span text:style-name="T3"> </text:span><text:span text:style-name="T44">ﭼ</text:span><text:span text:style-name="T3"> </text:span><text:span text:style-name="T44">ﭽ</text:span><text:span text:style-name="T3"> </text:span><text:span text:style-name="T44">ﭾ</text:span><text:span text:style-name="T3"> </text:span><text:span text:style-name="T44">ﭿ</text:span><text:span text:style-name="T3"> </text:span><text:span text:style-name="T44">ﮀﮁ</text:span><text:span text:style-name="T3"> </text:span><text:span text:style-name="T44">ﮂ</text:span><text:span text:style-name="T3"> </text:span><text:span text:style-name="T44">ﮃ</text:span><text:span text:style-name="T3"> </text:span><text:span text:style-name="T44">ﮄ</text:span><text:span text:style-name="T3"> </text:span><text:span text:style-name="T44">ﮅ</text:span><text:span text:style-name="T3"> </text:span><text:span text:style-name="T44">ﮆ</text:span><text:span text:style-name="T3"> </text:span><text:span text:style-name="T44">ﮇ</text:span><text:span text:style-name="T3"> </text:span><text:span text:style-name="T44">ﮈﮉ</text:span><text:span text:style-name="T3"> </text:span><text:span text:style-name="T44">ﮊ</text:span><text:span text:style-name="T3"> </text:span><text:span text:style-name="T44">ﮋ</text:span><text:span text:style-name="T3"> </text:span><text:span text:style-name="T44">ﮌ</text:span><text:span text:style-name="T3"> </text:span><text:span text:style-name="T44">ﮍ</text:span><text:span text:style-name="T3"> </text:span><text:span text:style-name="T44">ﮎ</text:span><text:span text:style-name="T3"> </text:span><text:span text:style-name="T44">ﮏ</text:span><text:span text:style-name="T3"> </text:span><text:span text:style-name="T44">ﮐ</text:span><text:span text:style-name="T3"> </text:span><text:span text:style-name="T44">ﮑ</text:span><text:span text:style-name="T3"> </text:span><text:span text:style-name="T44">ﮒ</text:span><text:span text:style-name="T3"> </text:span><text:span text:style-name="T44">ﮓ</text:span><text:span text:style-name="T3"> </text:span><text:span text:style-name="T44">ﮔ</text:span><text:span text:style-name="T3"> </text:span><text:span text:style-name="T44">ﮕ</text:span><text:span text:style-name="T3"> </text:span><text:span text:style-name="T44">ﮖ</text:span><text:span text:style-name="T3"> </text:span><text:span text:style-name="T44">ﮗ</text:span><text:span text:style-name="T3"> </text:span><text:span text:style-name="T44">ﮘ</text:span><text:span text:style-name="T3"> </text:span><text:span text:style-name="T44">ﮙ</text:span><text:span text:style-name="T3"> </text:span><text:span text:style-name="T44">ﮚ</text:span><text:span text:style-name="T3"> </text:span><text:span text:style-name="T44">ﮛ</text:span><text:span text:style-name="T3"> </text:span><text:span text:style-name="T44">ﮜ</text:span><text:span text:style-name="T3"> </text:span><text:span text:style-name="T44">ﮝ</text:span><text:span text:style-name="T3"> </text:span><text:span text:style-name="T44">ﮞ</text:span><text:span text:style-name="T3"> </text:span><text:span text:style-name="T44">ﮟ</text:span><text:span text:style-name="T3"> </text:span><text:span text:style-name="T44">ﮠ</text:span><text:span text:style-name="T3"> </text:span><text:span text:style-name="T44">ﮡ</text:span><text:span text:style-name="T3"> </text:span><text:span text:style-name="T44">ﮢ</text:span><text:span text:style-name="T3"> </text:span><text:span text:style-name="T44">ﮣ</text:span><text:span text:style-name="T3"> </text:span><text:span text:style-name="T44">ﮤ</text:span><text:span text:style-name="T3"> </text:span><text:span text:style-name="T44">ﮥ</text:span><text:span text:style-name="T3"> </text:span><text:span text:style-name="T44">ﮦ</text:span><text:span text:style-name="T3"> </text:span><text:span text:style-name="T44">ﮧ</text:span><text:span text:style-name="T3"> </text:span><text:span text:style-name="T44">ﮨ</text:span><text:span text:style-name="T3"> </text:span><text:span text:style-name="T44">ﮩ</text:span><text:span text:style-name="T3"> </text:span><text:span text:style-name="T44">ﮪﮫ</text:span><text:span text:style-name="T3"> </text:span><text:span text:style-name="T44">ﮬ</text:span><text:span text:style-name="T3"> </text:span><text:span text:style-name="T44">ﮭ</text:span><text:span text:style-name="T3"> </text:span><text:span text:style-name="T44">ﮮ</text:span><text:span text:style-name="T3"> </text:span><text:span text:style-name="T44">ﮯ</text:span><text:span text:style-name="T3"> </text:span><text:span text:style-name="T44">ﮰ</text:span></text:p>
      <text:p text:style-name="P11"><text:span text:style-name="T44">ﮱ</text:span><text:span text:style-name="T3"> </text:span><text:span text:style-name="T44">ﯓ</text:span><text:span text:style-name="T3"> </text:span><text:span text:style-name="T44">ﯔ</text:span><text:span text:style-name="T3"> </text:span><text:span text:style-name="T44">ﯕ</text:span><text:span text:style-name="T3"> </text:span><text:span text:style-name="T44">ﯖ</text:span><text:span text:style-name="T3"> </text:span><text:span text:style-name="T44">ﯗ</text:span><text:span text:style-name="T3"> </text:span><text:span text:style-name="T44">ﯘ</text:span><text:span text:style-name="T3"> </text:span><text:span text:style-name="T44">ﯙ</text:span><text:span text:style-name="T3"> </text:span><text:span text:style-name="T44">ﯚ</text:span><text:span text:style-name="T3"> </text:span><text:span text:style-name="T44">ﯛ</text:span><text:span text:style-name="T3"> </text:span><text:span text:style-name="T44">ﯜ</text:span><text:span text:style-name="T3"> </text:span><text:span text:style-name="T44">ﯝ</text:span><text:span text:style-name="T3"> </text:span><text:span text:style-name="T44">ﯞ</text:span><text:span text:style-name="T3"> </text:span><text:span text:style-name="T44">ﯟ</text:span><text:span text:style-name="T3"> </text:span><text:span text:style-name="T44">ﯠ</text:span><text:span text:style-name="T3"> </text:span><text:span text:style-name="T44">ﯡ</text:span><text:span text:style-name="T3"> </text:span><text:span text:style-name="T44">ﯢ</text:span></text:p>
      <text:p text:style-name="P11"><text:span text:style-name="T44">ﯣ</text:span><text:span text:style-name="T3"> </text:span><text:span text:style-name="T44">ﯤﯥ</text:span><text:span text:style-name="T3"> </text:span><text:span text:style-name="T44">ﯦ</text:span><text:span text:style-name="T3"> </text:span><text:span text:style-name="T44">ﯧ</text:span><text:span text:style-name="T3"> </text:span><text:span text:style-name="T44">ﯨ</text:span><text:span text:style-name="T3"> </text:span><text:span text:style-name="T44">ﯩ</text:span><text:span text:style-name="T3"> </text:span><text:span text:style-name="T44">ﯪ</text:span><text:span text:style-name="T3"> </text:span><text:span text:style-name="T44">ﯫ</text:span><text:span text:style-name="T3"> </text:span><text:span text:style-name="T44">ﯬ</text:span><text:span text:style-name="T3"> </text:span><text:span text:style-name="T44">ﯭﯮ</text:span><text:span text:style-name="T3"> </text:span><text:span text:style-name="T44">ﯯ</text:span><text:span text:style-name="T3"> </text:span><text:span text:style-name="T44">ﯰ</text:span><text:span text:style-name="T3"> </text:span><text:span text:style-name="T44">ﯱ</text:span><text:span text:style-name="T3"> </text:span><text:span text:style-name="T44">ﯲ</text:span></text:p>
      <text:p text:style-name="P23"><text:span text:style-name="T46">ﭑ</text:span><text:span text:style-name="T3"> </text:span><text:span text:style-name="T46">ﭒ</text:span><text:span text:style-name="T3"> </text:span><text:span text:style-name="T46">ﭓ</text:span><text:span text:style-name="T3"> </text:span><text:span text:style-name="T46">ﭔ</text:span><text:span text:style-name="T3"> </text:span><text:span text:style-name="T46">ﭕ</text:span><text:span text:style-name="T3"> </text:span><text:span text:style-name="T46">ﭖ</text:span><text:span text:style-name="T3"> </text:span><text:span text:style-name="T46">ﭗ</text:span><text:span text:style-name="T3"> </text:span><text:span text:style-name="T46">ﭘ</text:span><text:span text:style-name="T3"> </text:span><text:span text:style-name="T46">ﭙ</text:span><text:span text:style-name="T3"> </text:span><text:span text:style-name="T46">ﭚ</text:span><text:span text:style-name="T3"> </text:span><text:span text:style-name="T46">ﭛ</text:span><text:span text:style-name="T3"> </text:span><text:span text:style-name="T46">ﭜ</text:span><text:span text:style-name="T3"> </text:span><text:span text:style-name="T46">ﭝ</text:span><text:span text:style-name="T3"> </text:span><text:span text:style-name="T46">ﭞ</text:span><text:span text:style-name="T3"> </text:span><text:span text:style-name="T46">ﭟ</text:span><text:span text:style-name="T3"> </text:span><text:span text:style-name="T46">ﭠ</text:span><text:span text:style-name="T3"> </text:span><text:span text:style-name="T46">ﭡ</text:span><text:span text:style-name="T3"> </text:span><text:span text:style-name="T46">ﭢ</text:span><text:span text:style-name="T3"> </text:span><text:span text:style-name="T46">ﭣ</text:span><text:span text:style-name="T3"> </text:span><text:span text:style-name="T46">ﭤ</text:span><text:span text:style-name="T3"> </text:span><text:span text:style-name="T46">ﭥ</text:span><text:span text:style-name="T3"> </text:span><text:span text:style-name="T46">ﭦ</text:span><text:span text:style-name="T3"> </text:span><text:span text:style-name="T46">ﭧ</text:span><text:span text:style-name="T3"> </text:span><text:span text:style-name="T46">ﭨﭩ</text:span><text:span text:style-name="T3"> </text:span><text:span text:style-name="T46">ﭪ</text:span><text:span text:style-name="T3"> </text:span><text:span text:style-name="T46">ﭫ</text:span><text:span text:style-name="T3"> </text:span><text:span text:style-name="T46">ﭬ</text:span><text:span text:style-name="T3"> </text:span><text:span text:style-name="T46">ﭭ</text:span><text:span text:style-name="T3"> </text:span><text:span text:style-name="T46">ﭮ</text:span><text:span text:style-name="T3"> </text:span><text:span text:style-name="T46">ﭯ</text:span><text:span text:style-name="T3"> </text:span><text:span text:style-name="T46">ﭰ</text:span><text:span text:style-name="T3"> </text:span><text:span text:style-name="T46">ﭱ</text:span><text:span text:style-name="T3"> </text:span><text:span text:style-name="T46">ﭲ</text:span><text:span text:style-name="T3"> </text:span><text:span text:style-name="T46">ﭳ</text:span><text:span text:style-name="T3"> </text:span><text:span text:style-name="T46">ﭴ</text:span><text:span text:style-name="T3"> </text:span><text:span text:style-name="T46">ﭵ</text:span><text:span text:style-name="T3"> </text:span><text:span text:style-name="T46">ﭶ</text:span><text:span text:style-name="T3"> </text:span><text:span text:style-name="T46">ﭷ</text:span><text:span text:style-name="T3"> </text:span><text:span text:style-name="T46">ﭸ</text:span><text:span text:style-name="T3"> </text:span><text:span text:style-name="T46">ﭹ</text:span><text:span text:style-name="T3"> </text:span><text:span text:style-name="T46">ﭺ</text:span><text:span text:style-name="T3"> </text:span><text:span text:style-name="T46">ﭻ</text:span><text:span text:style-name="T3"> </text:span><text:span text:style-name="T46">ﭼ</text:span><text:span text:style-name="T3"> </text:span><text:span text:style-name="T46">ﭽ</text:span><text:span text:style-name="T3"> </text:span><text:span text:style-name="T46">ﭾ</text:span><text:span text:style-name="T3"> </text:span><text:span text:style-name="T46">ﭿ</text:span><text:span text:style-name="T3"> </text:span><text:span text:style-name="T46">ﮀ</text:span><text:span text:style-name="T3"> </text:span><text:span text:style-name="T46">ﮁ</text:span><text:span text:style-name="T3"> </text:span><text:span text:style-name="T46">ﮂ</text:span><text:span text:style-name="T3"> </text:span><text:span text:style-name="T46">ﮃ</text:span><text:span text:style-name="T3"> </text:span><text:span text:style-name="T46">ﮄ</text:span><text:span text:style-name="T3"> </text:span><text:span text:style-name="T46">ﮅ</text:span><text:span text:style-name="T3"> </text:span><text:span text:style-name="T46">ﮆ</text:span><text:span text:style-name="T3"> </text:span><text:span text:style-name="T46">ﮇ</text:span><text:span text:style-name="T3"> </text:span><text:span text:style-name="T46">ﮈ</text:span><text:span text:style-name="T3"> </text:span><text:span text:style-name="T46">ﮉ</text:span><text:span text:style-name="T3"> </text:span><text:span text:style-name="T46">ﮊ</text:span><text:span text:style-name="T3"> </text:span><text:span text:style-name="T46">ﮋ</text:span><text:span text:style-name="T3"> </text:span><text:span text:style-name="T46">ﮌ</text:span><text:span text:style-name="T3"> </text:span><text:span text:style-name="T46">ﮍ</text:span><text:span text:style-name="T3"> </text:span><text:span text:style-name="T46">ﮎ</text:span><text:span text:style-name="T3"> </text:span><text:span text:style-name="T46">ﮏ</text:span><text:span text:style-name="T3"> </text:span><text:span text:style-name="T46">ﮐ</text:span><text:span text:style-name="T3"> </text:span><text:span text:style-name="T46">ﮑ</text:span><text:span text:style-name="T3"> </text:span><text:span text:style-name="T46">ﮒ</text:span><text:span text:style-name="T3"> </text:span><text:span text:style-name="T46">ﮓ</text:span><text:span text:style-name="T3"> </text:span><text:span text:style-name="T46">ﮔ</text:span><text:span text:style-name="T3"> </text:span><text:span text:style-name="T46">ﮕ</text:span><text:span text:style-name="T3"> </text:span><text:span text:style-name="T46">ﮖ</text:span><text:span text:style-name="T3"> </text:span><text:span text:style-name="T46">ﮗ</text:span><text:span text:style-name="T3"> </text:span><text:span text:style-name="T46">ﮘ</text:span><text:span text:style-name="T3"> </text:span><text:span text:style-name="T46">ﮙ</text:span><text:span text:style-name="T3"> </text:span><text:span text:style-name="T46">ﮚ</text:span><text:span text:style-name="T3"> </text:span><text:span text:style-name="T46">ﮛ</text:span><text:span text:style-name="T3"> </text:span><text:span text:style-name="T46">ﮜ</text:span><text:span text:style-name="T3"> </text:span><text:span text:style-name="T46">ﮝ</text:span><text:span text:style-name="T3"> </text:span><text:span text:style-name="T46">ﮞ</text:span><text:span text:style-name="T3"> </text:span><text:span text:style-name="T46">ﮟ</text:span><text:span text:style-name="T3"> </text:span><text:span text:style-name="T46">ﮠ</text:span><text:span text:style-name="T3"> </text:span><text:span text:style-name="T46">ﮡ</text:span><text:span text:style-name="T3"> </text:span><text:span text:style-name="T46">ﮢ</text:span><text:span text:style-name="T3"> </text:span><text:span text:style-name="T46">ﮣ</text:span><text:span text:style-name="T3"> </text:span><text:span text:style-name="T46">ﮤ</text:span><text:span text:style-name="T3"> </text:span><text:span text:style-name="T46">ﮥ</text:span><text:span text:style-name="T3"> </text:span><text:span text:style-name="T46">ﮦ</text:span><text:span text:style-name="T3"> </text:span><text:span text:style-name="T46">ﮧ</text:span><text:span text:style-name="T3"> </text:span><text:span text:style-name="T46">ﮨ</text:span><text:span text:style-name="T3"> </text:span><text:span text:style-name="T46">ﮩ</text:span><text:span text:style-name="T3"> </text:span><text:span text:style-name="T46">ﮪ</text:span><text:span text:style-name="T3"> </text:span><text:span text:style-name="T46">ﮫ</text:span><text:span text:style-name="T3"> </text:span><text:span text:style-name="T46">ﮬ</text:span><text:span text:style-name="T3"> </text:span><text:span text:style-name="T46">ﮭ</text:span><text:span text:style-name="T3"> </text:span><text:span text:style-name="T46">ﮮ</text:span><text:span text:style-name="T3"> </text:span><text:span text:style-name="T46">ﮯ</text:span><text:span text:style-name="T3"> </text:span><text:span text:style-name="T46">ﮰ</text:span><text:span text:style-name="T3"> </text:span><text:span text:style-name="T46">ﮱ</text:span><text:span text:style-name="T3"> </text:span><text:span text:style-name="T46">ﯓ</text:span><text:span text:style-name="T3"> </text:span><text:span text:style-name="T46">ﯔﯕ</text:span><text:span text:style-name="T3"> </text:span><text:span text:style-name="T46">ﯖ</text:span><text:span text:style-name="T3"> </text:span><text:span text:style-name="T46">ﯗ</text:span><text:span text:style-name="T3"> </text:span><text:span text:style-name="T46">ﯘ</text:span><text:span text:style-name="T3"> </text:span><text:span text:style-name="T46">ﯙ</text:span><text:span text:style-name="T3"> </text:span><text:span text:style-name="T46">ﯚ</text:span><text:span text:style-name="T3"> </text:span><text:span text:style-name="T46">ﯛ</text:span><text:span text:style-name="T3"> </text:span><text:span text:style-name="T46">ﯜ</text:span><text:span text:style-name="T3"> </text:span><text:span text:style-name="T46">ﯝ</text:span><text:span text:style-name="T3"> </text:span><text:span text:style-name="T46">ﯞ</text:span><text:span text:style-name="T3"> </text:span><text:span text:style-name="T46">ﯟ</text:span><text:span text:style-name="T3"> </text:span><text:span text:style-name="T46">ﯠ</text:span><text:span text:style-name="T3"> </text:span><text:span text:style-name="T46">ﯡ</text:span><text:span text:style-name="T3"> </text:span><text:span text:style-name="T46">ﯢ</text:span><text:span text:style-name="T3"> </text:span><text:span text:style-name="T46">ﯣ</text:span><text:span text:style-name="T3"> </text:span><text:span text:style-name="T46">ﯤ</text:span><text:span text:style-name="T3"> </text:span><text:span text:style-name="T46">ﯥ</text:span><text:span text:style-name="T3"> </text:span><text:span text:style-name="T46">ﯦ</text:span><text:span text:style-name="T3"> </text:span><text:span text:style-name="T46">ﯧ</text:span><text:span text:style-name="T3"> </text:span><text:span text:style-name="T46">ﯨ</text:span><text:span text:style-name="T3"> </text:span><text:span text:style-name="T46">ﯩ</text:span><text:span text:style-name="T3"> </text:span><text:span text:style-name="T46">ﯪ</text:span><text:span text:style-name="T3"> </text:span><text:span text:style-name="T46">ﯫ</text:span></text:p>
      <text:p text:style-name="P24"><text:span text:style-name="T48">ﭑ</text:span><text:span text:style-name="T3"> </text:span><text:span text:style-name="T48">ﭒ</text:span><text:span text:style-name="T3"> </text:span><text:span text:style-name="T48">ﭓﭔ</text:span><text:span text:style-name="T3"> </text:span><text:span text:style-name="T48">ﭕ</text:span><text:span text:style-name="T3"> </text:span><text:span text:style-name="T48">ﭖ</text:span><text:span text:style-name="T3"> </text:span><text:span text:style-name="T48">ﭗ</text:span><text:span text:style-name="T3"> </text:span><text:span text:style-name="T48">ﭘ</text:span><text:span text:style-name="T3"> </text:span><text:span text:style-name="T48">ﭙ</text:span><text:span text:style-name="T3"> </text:span><text:span text:style-name="T48">ﭚ</text:span><text:span text:style-name="T3"> </text:span><text:span text:style-name="T48">ﭛ</text:span><text:span text:style-name="T3"> </text:span><text:span text:style-name="T48">ﭜ</text:span><text:span text:style-name="T3"> </text:span><text:span text:style-name="T48">ﭝ</text:span><text:span text:style-name="T3"> </text:span><text:span text:style-name="T48">ﭞ</text:span><text:span text:style-name="T3"> </text:span><text:span text:style-name="T48">ﭟ</text:span><text:span text:style-name="T3"> </text:span><text:span text:style-name="T48">ﭠ</text:span><text:span text:style-name="T3"> </text:span><text:span text:style-name="T48">ﭡ</text:span><text:span text:style-name="T3"> </text:span><text:span text:style-name="T48">ﭢ</text:span><text:span text:style-name="T3"> </text:span><text:span text:style-name="T48">ﭣ</text:span><text:span text:style-name="T3"> </text:span><text:span text:style-name="T48">ﭤ</text:span><text:span text:style-name="T3"> </text:span><text:span text:style-name="T48">ﭥ</text:span><text:span text:style-name="T3"> </text:span><text:span text:style-name="T48">ﭦ</text:span><text:span text:style-name="T3"> </text:span><text:span text:style-name="T48">ﭧ</text:span><text:span text:style-name="T3"> </text:span><text:span text:style-name="T48">ﭨ</text:span><text:span text:style-name="T3"> </text:span><text:span text:style-name="T48">ﭩ</text:span><text:span text:style-name="T3"> </text:span><text:span text:style-name="T48">ﭪ</text:span><text:span text:style-name="T3"> </text:span><text:span text:style-name="T48">ﭫ</text:span><text:span text:style-name="T3"> </text:span><text:span text:style-name="T48">ﭬ</text:span><text:span text:style-name="T3"> </text:span><text:span text:style-name="T48">ﭭﭮ</text:span><text:span text:style-name="T3"> </text:span><text:span text:style-name="T48">ﭯ</text:span><text:span text:style-name="T3"> </text:span><text:span text:style-name="T48">ﭰ</text:span><text:span text:style-name="T3"> </text:span><text:span text:style-name="T48">ﭱ</text:span><text:span text:style-name="T3"> </text:span><text:span text:style-name="T48">ﭲ</text:span><text:span text:style-name="T3"> </text:span><text:span text:style-name="T48">ﭳﭴ</text:span><text:span text:style-name="T3"> </text:span><text:span text:style-name="T48">ﭵ</text:span><text:span text:style-name="T3"> </text:span><text:span text:style-name="T48">ﭶﭷ</text:span><text:span text:style-name="T3"> </text:span><text:span text:style-name="T48">ﭸ</text:span><text:span text:style-name="T3"> </text:span><text:span text:style-name="T48">ﭹ</text:span><text:span text:style-name="T3"> </text:span><text:span text:style-name="T48">ﭺ</text:span><text:span text:style-name="T3"> </text:span><text:span text:style-name="T48">ﭻ</text:span><text:span text:style-name="T3"> </text:span><text:span text:style-name="T48">ﭼ</text:span><text:span text:style-name="T3"> </text:span><text:span text:style-name="T48">ﭽ</text:span><text:span text:style-name="T3"> </text:span><text:span text:style-name="T48">ﭾ</text:span><text:span text:style-name="T3"> </text:span><text:span text:style-name="T48">ﭿ</text:span><text:span text:style-name="T3"> </text:span><text:span text:style-name="T48">ﮀ</text:span><text:span text:style-name="T3"> </text:span><text:span text:style-name="T48">ﮁ</text:span><text:span text:style-name="T3"> </text:span><text:span text:style-name="T48">ﮂ</text:span><text:span text:style-name="T3"> </text:span><text:span text:style-name="T48">ﮃ</text:span><text:span text:style-name="T3"> </text:span><text:span text:style-name="T48">ﮄ</text:span><text:span text:style-name="T3"> </text:span><text:span text:style-name="T48">ﮅ</text:span><text:span text:style-name="T3"> </text:span><text:span text:style-name="T48">ﮆ</text:span><text:span text:style-name="T3"> </text:span><text:span text:style-name="T48">ﮇ</text:span><text:span text:style-name="T3"> </text:span><text:span text:style-name="T48">ﮈ</text:span><text:span text:style-name="T3"> </text:span><text:span text:style-name="T48">ﮉ</text:span><text:span text:style-name="T3"> </text:span><text:span text:style-name="T48">ﮊ</text:span><text:span text:style-name="T3"> </text:span><text:span text:style-name="T48">ﮋ</text:span><text:span text:style-name="T3"> </text:span><text:span text:style-name="T48">ﮌ</text:span><text:span text:style-name="T3"> </text:span><text:span text:style-name="T48">ﮍ</text:span><text:span text:style-name="T3"> </text:span><text:span text:style-name="T48">ﮎ</text:span><text:span text:style-name="T3"> </text:span><text:span text:style-name="T48">ﮏ</text:span><text:span text:style-name="T3"> </text:span><text:span text:style-name="T48">ﮐ</text:span><text:span text:style-name="T3"> </text:span><text:span text:style-name="T48">ﮑ</text:span><text:span text:style-name="T3"> </text:span><text:span text:style-name="T48">ﮒ</text:span><text:span text:style-name="T3"> </text:span><text:span text:style-name="T48">ﮓ</text:span><text:span text:style-name="T3"> </text:span><text:span text:style-name="T48">ﮔ</text:span><text:span text:style-name="T3"> </text:span><text:span text:style-name="T48">ﮕ</text:span><text:span text:style-name="T3"> </text:span><text:span text:style-name="T48">ﮖ</text:span><text:span text:style-name="T3"> </text:span><text:span text:style-name="T48">ﮗ</text:span><text:span text:style-name="T3"> </text:span><text:span text:style-name="T48">ﮘ</text:span><text:span text:style-name="T3"> </text:span><text:span text:style-name="T48">ﮙ</text:span><text:span text:style-name="T3"> </text:span><text:span text:style-name="T48">ﮚ</text:span><text:span text:style-name="T3"> </text:span><text:span text:style-name="T48">ﮛ</text:span><text:span text:style-name="T3"> </text:span><text:span text:style-name="T48">ﮜ</text:span><text:span text:style-name="T3"> </text:span><text:span text:style-name="T48">ﮝﮞ</text:span><text:span text:style-name="T3"> </text:span><text:span text:style-name="T48">ﮟ</text:span><text:span text:style-name="T3"> </text:span><text:span text:style-name="T48">ﮠ</text:span><text:span text:style-name="T3"> </text:span><text:span text:style-name="T48">ﮡ</text:span><text:span text:style-name="T3"> </text:span><text:span text:style-name="T48">ﮢ</text:span><text:span text:style-name="T3"> </text:span><text:span text:style-name="T48">ﮣ</text:span><text:span text:style-name="T3"> </text:span><text:span text:style-name="T48">ﮤ</text:span><text:span text:style-name="T3"> </text:span><text:span text:style-name="T48">ﮥ</text:span><text:span text:style-name="T3"> </text:span><text:span text:style-name="T48">ﮦ</text:span><text:span text:style-name="T3"> </text:span><text:span text:style-name="T48">ﮧ</text:span><text:span text:style-name="T3"> </text:span><text:span text:style-name="T48">ﮨﮩ</text:span><text:span text:style-name="T3"> </text:span><text:span text:style-name="T48">ﮪ</text:span><text:span text:style-name="T3"> </text:span><text:span text:style-name="T48">ﮫ</text:span><text:span text:style-name="T3"> </text:span><text:span text:style-name="T48">ﮬ</text:span><text:span text:style-name="T3"> </text:span><text:span text:style-name="T48">ﮭ</text:span><text:span text:style-name="T3"> </text:span><text:span text:style-name="T48">ﮮ</text:span><text:span text:style-name="T3"> </text:span><text:span text:style-name="T48">ﮯ</text:span><text:span text:style-name="T3"> </text:span><text:span text:style-name="T48">ﮰ</text:span><text:span text:style-name="T3"> </text:span><text:span text:style-name="T48">ﮱ</text:span><text:span text:style-name="T3"> </text:span><text:span text:style-name="T48">ﯓ</text:span><text:span text:style-name="T3"> </text:span><text:span text:style-name="T48">ﯔ</text:span><text:span text:style-name="T3"> </text:span><text:span text:style-name="T48">ﯕ</text:span><text:span text:style-name="T3"> </text:span><text:span text:style-name="T48">ﯖ</text:span><text:span text:style-name="T3"> </text:span><text:span text:style-name="T48">ﯗ</text:span><text:span text:style-name="T3"> </text:span><text:span text:style-name="T48">ﯘ</text:span><text:span text:style-name="T3"> </text:span><text:span text:style-name="T48">ﯙ</text:span><text:span text:style-name="T3"> </text:span><text:span text:style-name="T48">ﯚ</text:span><text:span text:style-name="T3"> </text:span><text:span text:style-name="T48">ﯛ</text:span><text:span text:style-name="T3"> </text:span><text:span text:style-name="T48">ﯜ</text:span><text:span text:style-name="T3"> </text:span><text:span text:style-name="T48">ﯝ</text:span><text:span text:style-name="T3"> </text:span><text:span text:style-name="T48">ﯞ</text:span><text:span text:style-name="T3"> </text:span><text:span text:style-name="T48">ﯟ</text:span><text:span text:style-name="T3"> </text:span><text:span text:style-name="T48">ﯠ</text:span><text:span text:style-name="T3"> </text:span><text:span text:style-name="T48">ﯡ</text:span><text:span text:style-name="T3"> </text:span><text:span text:style-name="T48">ﯢ</text:span><text:span text:style-name="T3"> </text:span><text:span text:style-name="T48">ﯣ</text:span><text:span text:style-name="T3"> </text:span><text:span text:style-name="T48">ﯤ</text:span><text:span text:style-name="T3"> </text:span><text:span text:style-name="T48">ﯥ</text:span><text:span text:style-name="T3"> </text:span><text:span text:style-name="T48">ﯦ</text:span><text:span text:style-name="T3"> </text:span><text:span text:style-name="T48">ﯧ</text:span><text:span text:style-name="T3"> </text:span><text:span text:style-name="T48">ﯨﯩ</text:span><text:span text:style-name="T3"> </text:span><text:span text:style-name="T48">ﯪ</text:span><text:span text:style-name="T3"> </text:span><text:span text:style-name="T48">ﯫ</text:span><text:span text:style-name="T3"> </text:span><text:span text:style-name="T48">ﯬ</text:span><text:span text:style-name="T3"> </text:span><text:span text:style-name="T48">ﯭ</text:span><text:span text:style-name="T3"> </text:span><text:span text:style-name="T48">ﯮ</text:span><text:span text:style-name="T3"> </text:span><text:span text:style-name="T48">ﯯ</text:span><text:span text:style-name="T3"> </text:span><text:span text:style-name="T48">ﯰ</text:span></text:p>
      <text:p text:style-name="P12"><text:span text:style-name="T50">ﮌ</text:span><text:span text:style-name="T33">ﮢ</text:span></text:p>
      <text:p text:style-name="P34"><text:span text:style-name="T53">ﭤ</text:span><text:span text:style-name="T33">ﭥﭦ</text:span></text:p>
      <text:p text:style-name="P13"><text:span text:style-name="T51">ﭑ</text:span><text:span text:style-name="T3"> </text:span><text:span text:style-name="T51">ﭒ</text:span><text:span text:style-name="T3"> </text:span><text:span text:style-name="T51">ﭓ</text:span><text:span text:style-name="T3"> </text:span><text:span text:style-name="T51">ﭔﭕ</text:span><text:span text:style-name="T3"> </text:span><text:span text:style-name="T51">ﭖ</text:span><text:span text:style-name="T3"> </text:span><text:span text:style-name="T51">ﭗ</text:span><text:span text:style-name="T3"> </text:span><text:span text:style-name="T51">ﭘ</text:span><text:span text:style-name="T3"> </text:span><text:span text:style-name="T51">ﭙ</text:span><text:span text:style-name="T3"> </text:span><text:span text:style-name="T51">ﭚ</text:span><text:span text:style-name="T3"> </text:span><text:span text:style-name="T51">ﭛ</text:span><text:span text:style-name="T3"> </text:span><text:span text:style-name="T51">ﭜ</text:span><text:span text:style-name="T3"> </text:span><text:span text:style-name="T51">ﭝ</text:span><text:span text:style-name="T3"> </text:span><text:span text:style-name="T51">ﭞ</text:span><text:span text:style-name="T3"> </text:span><text:span text:style-name="T51">ﭟ</text:span><text:span text:style-name="T3"> </text:span><text:span text:style-name="T51">ﭠ</text:span><text:span text:style-name="T3"> </text:span><text:span text:style-name="T51">ﭡ</text:span><text:span text:style-name="T3"> </text:span><text:span text:style-name="T51">ﭢ</text:span><text:span text:style-name="T3"> </text:span><text:span text:style-name="T51">ﭣ</text:span><text:span text:style-name="T3"> </text:span><text:span text:style-name="T51">ﭤ</text:span><text:span text:style-name="T3"> </text:span><text:span text:style-name="T51">ﭥ</text:span><text:span text:style-name="T3"> </text:span><text:span text:style-name="T51">ﭦ</text:span><text:span text:style-name="T3"> </text:span><text:span text:style-name="T51">ﭧ</text:span><text:span text:style-name="T3"> </text:span><text:span text:style-name="T51">ﭨ</text:span><text:span text:style-name="T3"> </text:span><text:span text:style-name="T51">ﭩ</text:span><text:span text:style-name="T3"> </text:span><text:span text:style-name="T51">ﭪ</text:span><text:span text:style-name="T3"> </text:span><text:span text:style-name="T51">ﭫ</text:span><text:span text:style-name="T3"> </text:span><text:span text:style-name="T51">ﭬ</text:span><text:span text:style-name="T3"> </text:span><text:span text:style-name="T51">ﭭ</text:span><text:span text:style-name="T3"> </text:span><text:span text:style-name="T51">ﭮ</text:span><text:span text:style-name="T3"> </text:span><text:span text:style-name="T51">ﭯ</text:span><text:span text:style-name="T3"> </text:span><text:span text:style-name="T51">ﭰ</text:span><text:span text:style-name="T3"> </text:span><text:span text:style-name="T51">ﭱ</text:span><text:span text:style-name="T3"> </text:span><text:span text:style-name="T51">ﭲ</text:span><text:span text:style-name="T3"> </text:span><text:span text:style-name="T51">ﭳ</text:span><text:span text:style-name="T3"> </text:span><text:span text:style-name="T51">ﭴ</text:span><text:span text:style-name="T3"> </text:span><text:span text:style-name="T51">ﭵ</text:span><text:span text:style-name="T3"> </text:span><text:span text:style-name="T51">ﭶ</text:span><text:span text:style-name="T3"> </text:span><text:span text:style-name="T51">ﭷ</text:span><text:span text:style-name="T3"> </text:span><text:span text:style-name="T51">ﭸ</text:span><text:span text:style-name="T3"> </text:span><text:span text:style-name="T51">ﭹ</text:span><text:span text:style-name="T3"> </text:span><text:span text:style-name="T51">ﭺ</text:span><text:span text:style-name="T3"> </text:span><text:span text:style-name="T51">ﭻ</text:span><text:span text:style-name="T3"> </text:span><text:span text:style-name="T51">ﭼ</text:span><text:span text:style-name="T3"> </text:span><text:span text:style-name="T51">ﭽ</text:span><text:span text:style-name="T3"> </text:span><text:span text:style-name="T51">ﭾ</text:span><text:span text:style-name="T3"> </text:span><text:span text:style-name="T51">ﭿ</text:span><text:span text:style-name="T3"> </text:span><text:span text:style-name="T51">ﮀ</text:span><text:span text:style-name="T3"> </text:span><text:span text:style-name="T51">ﮁ</text:span><text:span text:style-name="T3"> </text:span><text:span text:style-name="T51">ﮂ</text:span><text:span text:style-name="T3"> </text:span><text:span text:style-name="T51">ﮃ</text:span><text:span text:style-name="T3"> </text:span><text:span text:style-name="T51">ﮄ</text:span><text:span text:style-name="T3"> </text:span><text:span text:style-name="T51">ﮅ</text:span><text:span text:style-name="T3"> </text:span><text:span text:style-name="T51">ﮆ</text:span><text:span text:style-name="T3"> </text:span><text:span text:style-name="T51">ﮇ</text:span><text:span text:style-name="T3"> </text:span><text:span text:style-name="T51">ﮈ</text:span><text:span text:style-name="T3"> </text:span><text:span text:style-name="T51">ﮉ</text:span><text:span text:style-name="T3"> </text:span><text:span text:style-name="T51">ﮊ</text:span><text:span text:style-name="T3"> </text:span><text:span text:style-name="T51">ﮋ</text:span><text:span text:style-name="T3"> </text:span><text:span text:style-name="T51">ﮌ</text:span><text:span text:style-name="T3"> </text:span><text:span text:style-name="T51">ﮍ</text:span><text:span text:style-name="T3"> </text:span><text:span text:style-name="T51">ﮎ</text:span><text:span text:style-name="T3"> </text:span><text:span text:style-name="T51">ﮏ</text:span><text:span text:style-name="T3"> </text:span><text:span text:style-name="T51">ﮐ</text:span><text:span text:style-name="T3"> </text:span><text:span text:style-name="T51">ﮑ</text:span><text:span text:style-name="T3"> </text:span><text:span text:style-name="T51">ﮒ</text:span><text:span text:style-name="T3"> </text:span><text:span text:style-name="T51">ﮓ</text:span><text:span text:style-name="T3"> </text:span><text:span text:style-name="T51">ﮔ</text:span><text:span text:style-name="T3"> </text:span><text:span text:style-name="T51">ﮕ</text:span><text:span text:style-name="T3"> </text:span><text:span text:style-name="T51">ﮖ</text:span><text:span text:style-name="T3"> </text:span><text:span text:style-name="T51">ﮗ</text:span><text:span text:style-name="T3"> </text:span><text:span text:style-name="T51">ﮘ</text:span><text:span text:style-name="T3"> </text:span><text:span text:style-name="T51">ﮙ</text:span><text:span text:style-name="T3"> </text:span><text:span text:style-name="T51">ﮚ</text:span><text:span text:style-name="T3"> </text:span><text:span text:style-name="T51">ﮛ</text:span><text:span text:style-name="T3"> </text:span><text:span text:style-name="T51">ﮜ</text:span><text:span text:style-name="T3"> </text:span><text:span text:style-name="T51">ﮝ</text:span><text:span text:style-name="T3"> </text:span><text:span text:style-name="T51">ﮞ</text:span><text:span text:style-name="T3"> </text:span><text:span text:style-name="T51">ﮟ</text:span><text:span text:style-name="T3"> </text:span><text:span text:style-name="T51">ﮠ</text:span><text:span text:style-name="T3"> </text:span><text:span text:style-name="T51">ﮡ</text:span><text:span text:style-name="T3"> </text:span><text:span text:style-name="T51">ﮢ</text:span><text:span text:style-name="T3"> </text:span><text:span text:style-name="T51">ﮣ</text:span><text:span text:style-name="T3"> </text:span><text:span text:style-name="T51">ﮤ</text:span><text:span text:style-name="T3"> </text:span><text:span text:style-name="T51">ﮥﮦ</text:span><text:span text:style-name="T3"> </text:span><text:span text:style-name="T51">ﮧ</text:span><text:span text:style-name="T3"> </text:span><text:span text:style-name="T51">ﮨ</text:span><text:span text:style-name="T3"> </text:span><text:span text:style-name="T51">ﮩ</text:span><text:span text:style-name="T3"> </text:span><text:span text:style-name="T51">ﮪ</text:span><text:span text:style-name="T3"> </text:span><text:span text:style-name="T51">ﮫ</text:span><text:span text:style-name="T3"> </text:span><text:span text:style-name="T51">ﮬ</text:span><text:span text:style-name="T3"> </text:span><text:span text:style-name="T51">ﮭ</text:span><text:span text:style-name="T3"> </text:span><text:span text:style-name="T51">ﮮ</text:span><text:span text:style-name="T3"> </text:span><text:span text:style-name="T51">ﮯ</text:span><text:span text:style-name="T3"> </text:span><text:span text:style-name="T51">ﮰ</text:span><text:span text:style-name="T3"> </text:span><text:span text:style-name="T51">ﮱ</text:span><text:span text:style-name="T3"> </text:span><text:span text:style-name="T51">ﯓ</text:span><text:span text:style-name="T3"> </text:span><text:span text:style-name="T51">ﯔ</text:span><text:span text:style-name="T3"> </text:span><text:span text:style-name="T51">ﯕﯖ</text:span><text:span text:style-name="T3"> </text:span><text:span text:style-name="T51">ﯗ</text:span><text:span text:style-name="T3"> </text:span><text:span text:style-name="T51">ﯘ</text:span><text:span text:style-name="T3"> </text:span><text:span text:style-name="T51">ﯙ</text:span><text:span text:style-name="T3"> </text:span><text:span text:style-name="T51">ﯚ</text:span><text:span text:style-name="T3"> </text:span><text:span text:style-name="T51">ﯛ</text:span><text:span text:style-name="T3"> </text:span><text:span text:style-name="T51">ﯜ</text:span><text:span text:style-name="T3"> </text:span><text:span text:style-name="T51">ﯝ</text:span><text:span text:style-name="T3"> </text:span><text:span text:style-name="T51">ﯞ</text:span><text:span text:style-name="T3"> </text:span><text:span text:style-name="T51">ﯟ</text:span><text:span text:style-name="T3"> </text:span><text:span text:style-name="T51">ﯠ</text:span><text:span text:style-name="T3"> </text:span><text:span text:style-name="T51">ﯡ</text:span><text:span text:style-name="T3"> </text:span><text:span text:style-name="T51">ﯢ</text:span><text:span text:style-name="T3"> </text:span><text:span text:style-name="T51">ﯣ</text:span><text:span text:style-name="T3"> </text:span><text:span text:style-name="T51">ﯤ</text:span><text:span text:style-name="T3"> </text:span><text:span text:style-name="T51">ﯥﯦ</text:span><text:span text:style-name="T3"> </text:span><text:span text:style-name="T51">ﯧ</text:span><text:span text:style-name="T3"> </text:span><text:span text:style-name="T51">ﯨ</text:span><text:span text:style-name="T3"> </text:span><text:span text:style-name="T51">ﯩ</text:span><text:span text:style-name="T3"> </text:span><text:span text:style-name="T51">ﯪ</text:span><text:span text:style-name="T3"> </text:span><text:span text:style-name="T51">ﯫ</text:span><text:span text:style-name="T3"> </text:span><text:span text:style-name="T51">ﯬ</text:span><text:span text:style-name="T3"> </text:span><text:span text:style-name="T51">ﯭ</text:span><text:span text:style-name="T3"> </text:span><text:span text:style-name="T51">ﯮ</text:span><text:span text:style-name="T3"> </text:span><text:span text:style-name="T51">ﯯ</text:span><text:span text:style-name="T3"> </text:span><text:span text:style-name="T51">ﯰ</text:span><text:span text:style-name="T3"> </text:span><text:span text:style-name="T51">ﯱ</text:span><text:span text:style-name="T3"> </text:span><text:span text:style-name="T51">ﯲ</text:span><text:span text:style-name="T3"> </text:span><text:span text:style-name="T51">ﯳ</text:span><text:span text:style-name="T3"> </text:span><text:span text:style-name="T51">ﯴ</text:span><text:span text:style-name="T3"> </text:span><text:span text:style-name="T51">ﯵ</text:span></text:p>
      <text:p text:style-name="P25"><text:span text:style-name="T54">ﭑ</text:span><text:span text:style-name="T3"> </text:span><text:span text:style-name="T54">ﭒ</text:span><text:span text:style-name="T3"> </text:span><text:span text:style-name="T54">ﭓ</text:span><text:span text:style-name="T3"> </text:span><text:span text:style-name="T54">ﭔ</text:span><text:span text:style-name="T3"> </text:span><text:span text:style-name="T54">ﭕ</text:span><text:span text:style-name="T3"> </text:span><text:span text:style-name="T54">ﭖ</text:span><text:span text:style-name="T3"> </text:span><text:span text:style-name="T54">ﭗ</text:span><text:span text:style-name="T3"> </text:span><text:span text:style-name="T54">ﭘ</text:span><text:span text:style-name="T3"> </text:span><text:span text:style-name="T54">ﭙ</text:span><text:span text:style-name="T3"> </text:span><text:span text:style-name="T54">ﭚ</text:span><text:span text:style-name="T3"> </text:span><text:span text:style-name="T54">ﭛ</text:span><text:span text:style-name="T3"> </text:span><text:span text:style-name="T54">ﭜ</text:span><text:span text:style-name="T3"> </text:span><text:span text:style-name="T54">ﭝ</text:span><text:span text:style-name="T3"> </text:span><text:span text:style-name="T54">ﭞ</text:span><text:span text:style-name="T3"> </text:span><text:span text:style-name="T54">ﭟ</text:span><text:span text:style-name="T3"> </text:span><text:span text:style-name="T54">ﭠ</text:span><text:span text:style-name="T3"> </text:span><text:span text:style-name="T54">ﭡ</text:span><text:span text:style-name="T3"> </text:span><text:span text:style-name="T54">ﭢ</text:span><text:span text:style-name="T3"> </text:span><text:span text:style-name="T54">ﭣ</text:span><text:span text:style-name="T3"> </text:span><text:span text:style-name="T54">ﭤ</text:span><text:span text:style-name="T3"> </text:span><text:span text:style-name="T54">ﭥ</text:span><text:span text:style-name="T3"> </text:span><text:span text:style-name="T54">ﭦ</text:span><text:span text:style-name="T3"> </text:span><text:span text:style-name="T54">ﭧ</text:span><text:span text:style-name="T3"> </text:span><text:span text:style-name="T54">ﭨ</text:span><text:span text:style-name="T3"> </text:span><text:span text:style-name="T54">ﭩ</text:span><text:span text:style-name="T3"> </text:span><text:span text:style-name="T54">ﭪ</text:span><text:span text:style-name="T3"> </text:span><text:span text:style-name="T54">ﭫ</text:span><text:span text:style-name="T3"> </text:span><text:span text:style-name="T54">ﭬ</text:span><text:span text:style-name="T3"> </text:span><text:span text:style-name="T54">ﭭ</text:span><text:span text:style-name="T3"> </text:span><text:span text:style-name="T54">ﭮ</text:span><text:span text:style-name="T3"> </text:span><text:span text:style-name="T54">ﭯ</text:span><text:span text:style-name="T3"> </text:span><text:span text:style-name="T54">ﭰ</text:span><text:span text:style-name="T3"> </text:span><text:span text:style-name="T54">ﭱ</text:span><text:span text:style-name="T3"> </text:span><text:span text:style-name="T54">ﭲ</text:span><text:span text:style-name="T3"> </text:span><text:span text:style-name="T54">ﭳ</text:span><text:span text:style-name="T3"> </text:span><text:span text:style-name="T54">ﭴ</text:span><text:span text:style-name="T3"> </text:span><text:span text:style-name="T54">ﭵ</text:span><text:span text:style-name="T3"> </text:span><text:span text:style-name="T54">ﭶ</text:span><text:span text:style-name="T3"> </text:span><text:span text:style-name="T54">ﭷ</text:span><text:span text:style-name="T3"> </text:span><text:span text:style-name="T54">ﭸ</text:span><text:span text:style-name="T3"> </text:span><text:span text:style-name="T54">ﭹ</text:span><text:span text:style-name="T3"> </text:span><text:span text:style-name="T54">ﭺ</text:span><text:span text:style-name="T3"> </text:span><text:span text:style-name="T54">ﭻ</text:span><text:span text:style-name="T3"> </text:span><text:span text:style-name="T54">ﭼ</text:span><text:span text:style-name="T3"> </text:span><text:span text:style-name="T54">ﭽ</text:span><text:span text:style-name="T3"> </text:span><text:span text:style-name="T54">ﭾ</text:span><text:span text:style-name="T3"> </text:span><text:span text:style-name="T54">ﭿﮀ</text:span><text:span text:style-name="T3"> </text:span><text:span text:style-name="T54">ﮁ</text:span><text:span text:style-name="T3"> </text:span><text:span text:style-name="T54">ﮂ</text:span><text:span text:style-name="T3"> </text:span><text:span text:style-name="T54">ﮃ</text:span><text:span text:style-name="T3"> </text:span><text:span text:style-name="T54">ﮄﮅ</text:span><text:span text:style-name="T3"> </text:span><text:span text:style-name="T54">ﮆ</text:span><text:span text:style-name="T3"> </text:span><text:span text:style-name="T54">ﮇ</text:span><text:span text:style-name="T3"> </text:span><text:span text:style-name="T54">ﮈ</text:span><text:span text:style-name="T3"> </text:span><text:span text:style-name="T54">ﮉ</text:span><text:span text:style-name="T3"> </text:span><text:span text:style-name="T54">ﮊ</text:span><text:span text:style-name="T3"> </text:span><text:span text:style-name="T54">ﮋ</text:span><text:span text:style-name="T3"> </text:span><text:span text:style-name="T54">ﮌ</text:span><text:span text:style-name="T3"> </text:span><text:span text:style-name="T54">ﮍ</text:span><text:span text:style-name="T3"> </text:span><text:span text:style-name="T54">ﮎ</text:span><text:span text:style-name="T3"> </text:span><text:span text:style-name="T54">ﮏ</text:span><text:span text:style-name="T3"> </text:span><text:span text:style-name="T54">ﮐ</text:span><text:span text:style-name="T3"> </text:span><text:span text:style-name="T54">ﮑ</text:span><text:span text:style-name="T3"> </text:span><text:span text:style-name="T54">ﮒ</text:span><text:span text:style-name="T3"> </text:span><text:span text:style-name="T54">ﮓ</text:span><text:span text:style-name="T3"> </text:span><text:span text:style-name="T54">ﮔ</text:span><text:span text:style-name="T3"> </text:span><text:span text:style-name="T54">ﮕ</text:span><text:span text:style-name="T3"> </text:span><text:span text:style-name="T54">ﮖ</text:span><text:span text:style-name="T3"> </text:span><text:span text:style-name="T54">ﮗ</text:span><text:span text:style-name="T3"> </text:span><text:span text:style-name="T54">ﮘ</text:span><text:span text:style-name="T3"> </text:span><text:span text:style-name="T54">ﮙ</text:span><text:span text:style-name="T3"> </text:span><text:span text:style-name="T54">ﮚ</text:span><text:span text:style-name="T3"> </text:span><text:span text:style-name="T54">ﮛ</text:span><text:span text:style-name="T3"> </text:span><text:span text:style-name="T54">ﮜﮝ</text:span><text:span text:style-name="T3"> </text:span><text:span text:style-name="T54">ﮞ</text:span><text:span text:style-name="T3"> </text:span><text:span text:style-name="T54">ﮟ</text:span><text:span text:style-name="T3"> </text:span><text:span text:style-name="T54">ﮠ</text:span><text:span text:style-name="T3"> </text:span><text:span text:style-name="T54">ﮡ</text:span><text:span text:style-name="T3"> </text:span><text:span text:style-name="T54">ﮢﮣ</text:span><text:span text:style-name="T3"> </text:span><text:span text:style-name="T54">ﮤ</text:span><text:span text:style-name="T3"> </text:span><text:span text:style-name="T54">ﮥ</text:span><text:span text:style-name="T3"> </text:span><text:span text:style-name="T54">ﮦ</text:span><text:span text:style-name="T3"> </text:span><text:span text:style-name="T54">ﮧ</text:span><text:span text:style-name="T3"> </text:span><text:span text:style-name="T54">ﮨ</text:span><text:span text:style-name="T3"> </text:span><text:span text:style-name="T54">ﮩ</text:span><text:span text:style-name="T3"> </text:span><text:span text:style-name="T54">ﮪ</text:span><text:span text:style-name="T3"> </text:span><text:span text:style-name="T54">ﮫ</text:span><text:span text:style-name="T3"> </text:span><text:span text:style-name="T54">ﮬﮭ</text:span><text:span text:style-name="T3"> </text:span><text:span text:style-name="T54">ﮮ</text:span><text:span text:style-name="T3"> </text:span><text:span text:style-name="T54">ﮯ</text:span><text:span text:style-name="T3"> </text:span><text:span text:style-name="T54">ﮰ</text:span><text:span text:style-name="T3"> </text:span><text:span text:style-name="T54">ﮱ</text:span><text:span text:style-name="T3"> </text:span><text:span text:style-name="T54">ﯓ</text:span><text:span text:style-name="T3"> </text:span><text:span text:style-name="T54">ﯔ</text:span><text:span text:style-name="T3"> </text:span><text:span text:style-name="T54">ﯕ</text:span><text:span text:style-name="T3"> </text:span><text:span text:style-name="T54">ﯖ</text:span><text:span text:style-name="T3"> </text:span><text:span text:style-name="T54">ﯗ</text:span><text:span text:style-name="T3"> </text:span><text:span text:style-name="T54">ﯘ</text:span><text:span text:style-name="T3"> </text:span><text:span text:style-name="T54">ﯙ</text:span><text:span text:style-name="T3"> </text:span><text:span text:style-name="T54">ﯚ</text:span><text:span text:style-name="T3"> </text:span><text:span text:style-name="T54">ﯛ</text:span><text:span text:style-name="T3"> </text:span><text:span text:style-name="T54">ﯜ</text:span><text:span text:style-name="T3"> </text:span><text:span text:style-name="T54">ﯝﯞ</text:span><text:span text:style-name="T3"> </text:span><text:span text:style-name="T54">ﯟ</text:span><text:span text:style-name="T3"> </text:span><text:span text:style-name="T54">ﯠ</text:span><text:span text:style-name="T3"> </text:span><text:span text:style-name="T54">ﯡ</text:span><text:span text:style-name="T3"> </text:span><text:span text:style-name="T54">ﯢ</text:span><text:span text:style-name="T3"> </text:span><text:span text:style-name="T54">ﯣ</text:span><text:span text:style-name="T3"> </text:span><text:span text:style-name="T54">ﯤ</text:span><text:span text:style-name="T3"> </text:span><text:span text:style-name="T54">ﯥ</text:span><text:span text:style-name="T3"> </text:span><text:span text:style-name="T54">ﯦ</text:span><text:span text:style-name="T3"> </text:span><text:span text:style-name="T54">ﯧ</text:span><text:span text:style-name="T3"> </text:span><text:span text:style-name="T54">ﯨ</text:span><text:span text:style-name="T3"> </text:span><text:span text:style-name="T54">ﯩﯪ</text:span><text:span text:style-name="T3"> </text:span><text:span text:style-name="T54">ﯫ</text:span><text:span text:style-name="T3"> </text:span><text:span text:style-name="T54">ﯬ</text:span><text:span text:style-name="T3"> </text:span><text:span text:style-name="T54">ﯭ</text:span><text:span text:style-name="T3"> </text:span><text:span text:style-name="T54">ﯮ</text:span><text:span text:style-name="T3"> </text:span><text:span text:style-name="T54">ﯯ</text:span><text:span text:style-name="T3"> </text:span><text:span text:style-name="T54">ﯰ</text:span><text:span text:style-name="T3"> </text:span><text:span text:style-name="T54">ﯱ</text:span><text:span text:style-name="T3"> </text:span><text:span text:style-name="T54">ﯲ</text:span><text:span text:style-name="T3"> </text:span><text:span text:style-name="T54">ﯳ</text:span><text:span text:style-name="T3"> </text:span><text:span text:style-name="T54">ﯴ</text:span><text:span text:style-name="T3"> </text:span><text:span text:style-name="T54">ﯵ</text:span><text:span text:style-name="T3"> </text:span><text:span text:style-name="T54">ﯶ</text:span><text:span text:style-name="T3"> </text:span><text:span text:style-name="T54">ﯷ</text:span><text:span text:style-name="T3"> </text:span><text:span text:style-name="T54">ﯸ</text:span><text:span text:style-name="T3"> </text:span><text:span text:style-name="T54">ﯹ</text:span><text:span text:style-name="T3"> </text:span><text:span text:style-name="T54">ﯺ</text:span><text:span text:style-name="T3"> </text:span><text:span text:style-name="T54">ﯻﯼ</text:span><text:span text:style-name="T3"> </text:span><text:span text:style-name="T54">ﯽ</text:span><text:span text:style-name="T3"> </text:span><text:span text:style-name="T54">ﯾ</text:span><text:span text:style-name="T3"> </text:span><text:span text:style-name="T54">ﯿ</text:span><text:span text:style-name="T3"> </text:span><text:span text:style-name="T54">ﰀ</text:span><text:span text:style-name="T3"> </text:span><text:span text:style-name="T54">ﰁ</text:span><text:span text:style-name="T3"> </text:span><text:span text:style-name="T54">ﰂ</text:span><text:span text:style-name="T3"> </text:span><text:span text:style-name="T54">ﰃ</text:span><text:span text:style-name="T3"> </text:span><text:span text:style-name="T54">ﰄ</text:span><text:span text:style-name="T3"> </text:span><text:span text:style-name="T54">ﰅ</text:span><text:span text:style-name="T3"> </text:span><text:span text:style-name="T54">ﰆ</text:span><text:span text:style-name="T3"> </text:span><text:span text:style-name="T54">ﰇ</text:span><text:span text:style-name="T3"> </text:span><text:span text:style-name="T54">ﰈ</text:span><text:span text:style-name="T3"> </text:span><text:span text:style-name="T54">ﰉ</text:span><text:span text:style-name="T3"> </text:span><text:span text:style-name="T54">ﰊ</text:span><text:span text:style-name="T3"> </text:span><text:span text:style-name="T54">ﰋ</text:span><text:span text:style-name="T3"> </text:span><text:span text:style-name="T54">ﰌ</text:span><text:span text:style-name="T3"> </text:span><text:span text:style-name="T54">ﰍ</text:span><text:span text:style-name="T3"> </text:span><text:span text:style-name="T54">ﰎ</text:span><text:span text:style-name="T3"> </text:span><text:span text:style-name="T54">ﰏ</text:span><text:span text:style-name="T3"> </text:span><text:span text:style-name="T54">ﰐ</text:span><text:span text:style-name="T3"> </text:span><text:span text:style-name="T54">ﰑ</text:span><text:span text:style-name="T3"> </text:span><text:span text:style-name="T54">ﰒ</text:span><text:span text:style-name="T3"> </text:span><text:span text:style-name="T54">ﰓ</text:span><text:span text:style-name="T3"> </text:span><text:span text:style-name="T54">ﰔ</text:span><text:span text:style-name="T3"> </text:span><text:span text:style-name="T54">ﰕ</text:span><text:span text:style-name="T3"> </text:span><text:span text:style-name="T54">ﰖ</text:span><text:span text:style-name="T3"> </text:span><text:span text:style-name="T54">ﰗ</text:span><text:span text:style-name="T3"> </text:span><text:span text:style-name="T54">ﰘ</text:span><text:span text:style-name="T3"> </text:span><text:span text:style-name="T54">ﰙ</text:span></text:p>
      <text:p text:style-name="P26"><text:span text:style-name="T56">ﭑ</text:span><text:span text:style-name="T3"> </text:span><text:span text:style-name="T56">ﭒ</text:span><text:span text:style-name="T3"> </text:span><text:span text:style-name="T56">ﭓ</text:span><text:span text:style-name="T3"> </text:span><text:span text:style-name="T56">ﭔ</text:span><text:span text:style-name="T3"> </text:span><text:span text:style-name="T56">ﭕ</text:span><text:span text:style-name="T3"> </text:span><text:span text:style-name="T56">ﭖ</text:span><text:span text:style-name="T3"> </text:span><text:span text:style-name="T56">ﭗ</text:span><text:span text:style-name="T3"> </text:span><text:span text:style-name="T56">ﭘ</text:span><text:span text:style-name="T3"> </text:span><text:span text:style-name="T56">ﭙ</text:span><text:span text:style-name="T3"> </text:span><text:span text:style-name="T56">ﭚ</text:span><text:span text:style-name="T3"> </text:span><text:span text:style-name="T56">ﭛ</text:span><text:span text:style-name="T3"> </text:span><text:span text:style-name="T56">ﭜ</text:span><text:span text:style-name="T3"> </text:span><text:span text:style-name="T56">ﭝ</text:span><text:span text:style-name="T3"> </text:span><text:span text:style-name="T56">ﭞ</text:span><text:span text:style-name="T3"> </text:span><text:span text:style-name="T56">ﭟ</text:span><text:span text:style-name="T3"> </text:span><text:span text:style-name="T56">ﭠ</text:span><text:span text:style-name="T3"> </text:span><text:span text:style-name="T56">ﭡ</text:span><text:span text:style-name="T3"> </text:span><text:span text:style-name="T56">ﭢ</text:span><text:span text:style-name="T3"> </text:span><text:span text:style-name="T56">ﭣ</text:span><text:span text:style-name="T3"> </text:span><text:span text:style-name="T56">ﭤ</text:span><text:span text:style-name="T3"> </text:span><text:span text:style-name="T56">ﭥ</text:span><text:span text:style-name="T3"> </text:span><text:span text:style-name="T56">ﭦ</text:span><text:span text:style-name="T3"> </text:span><text:span text:style-name="T56">ﭧ</text:span><text:span text:style-name="T3"> </text:span><text:span text:style-name="T56">ﭨ</text:span><text:span text:style-name="T3"> </text:span><text:span text:style-name="T56">ﭩ</text:span><text:span text:style-name="T3"> </text:span><text:span text:style-name="T56">ﭪﭫ</text:span><text:span text:style-name="T3"> </text:span><text:span text:style-name="T56">ﭬ</text:span><text:span text:style-name="T3"> </text:span><text:span text:style-name="T56">ﭭ</text:span><text:span text:style-name="T3"> </text:span><text:span text:style-name="T56">ﭮ</text:span><text:span text:style-name="T3"> </text:span><text:span text:style-name="T56">ﭯ</text:span><text:span text:style-name="T3"> </text:span><text:span text:style-name="T56">ﭰ</text:span><text:span text:style-name="T3"> </text:span><text:span text:style-name="T56">ﭱ</text:span><text:span text:style-name="T3"> </text:span><text:span text:style-name="T56">ﭲ</text:span><text:span text:style-name="T3"> </text:span><text:span text:style-name="T56">ﭳ</text:span><text:span text:style-name="T3"> </text:span><text:span text:style-name="T56">ﭴ</text:span><text:span text:style-name="T3"> </text:span><text:span text:style-name="T56">ﭵ</text:span><text:span text:style-name="T3"> </text:span><text:span text:style-name="T56">ﭶ</text:span><text:span text:style-name="T3"> </text:span><text:span text:style-name="T56">ﭷ</text:span><text:span text:style-name="T3"> </text:span><text:span text:style-name="T56">ﭸ</text:span><text:span text:style-name="T3"> </text:span><text:span text:style-name="T56">ﭹ</text:span><text:span text:style-name="T3"> </text:span><text:span text:style-name="T56">ﭺ</text:span><text:span text:style-name="T3"> </text:span><text:span text:style-name="T56">ﭻ</text:span><text:span text:style-name="T3"> </text:span><text:span text:style-name="T56">ﭼ</text:span><text:span text:style-name="T3"> </text:span><text:span text:style-name="T56">ﭽ</text:span><text:span text:style-name="T3"> </text:span><text:span text:style-name="T56">ﭾ</text:span><text:span text:style-name="T3"> </text:span><text:span text:style-name="T56">ﭿ</text:span><text:span text:style-name="T3"> </text:span><text:span text:style-name="T56">ﮀ</text:span><text:span text:style-name="T3"> </text:span><text:span text:style-name="T56">ﮁ</text:span><text:span text:style-name="T3"> </text:span><text:span text:style-name="T56">ﮂ</text:span><text:span text:style-name="T3"> </text:span><text:span text:style-name="T56">ﮃ</text:span><text:span text:style-name="T3"> </text:span><text:span text:style-name="T56">ﮄ</text:span><text:span text:style-name="T3"> </text:span><text:span text:style-name="T56">ﮅ</text:span><text:span text:style-name="T3"> </text:span><text:span text:style-name="T56">ﮆ</text:span><text:span text:style-name="T3"> </text:span><text:span text:style-name="T56">ﮇﮈ</text:span><text:span text:style-name="T3"> </text:span><text:span text:style-name="T56">ﮉ</text:span><text:span text:style-name="T3"> </text:span><text:span text:style-name="T56">ﮊ</text:span><text:span text:style-name="T3"> </text:span><text:span text:style-name="T56">ﮋ</text:span><text:span text:style-name="T3"> </text:span><text:span text:style-name="T56">ﮌﮍ</text:span><text:span text:style-name="T3"> </text:span><text:span text:style-name="T56">ﮎ</text:span><text:span text:style-name="T3"> </text:span><text:span text:style-name="T56">ﮏ</text:span><text:span text:style-name="T3"> </text:span><text:span text:style-name="T56">ﮐ</text:span><text:span text:style-name="T3"> </text:span><text:span text:style-name="T56">ﮑ</text:span><text:span text:style-name="T3"> </text:span><text:span text:style-name="T56">ﮒ</text:span><text:span text:style-name="T3"> </text:span><text:span text:style-name="T56">ﮓ</text:span><text:span text:style-name="T3"> </text:span><text:span text:style-name="T56">ﮔﮕ</text:span><text:span text:style-name="T3"> </text:span><text:span text:style-name="T56">ﮖ</text:span><text:span text:style-name="T3"> </text:span><text:span text:style-name="T56">ﮗ</text:span><text:span text:style-name="T3"> </text:span><text:span text:style-name="T56">ﮘ</text:span><text:span text:style-name="T3"> </text:span><text:span text:style-name="T56">ﮙ</text:span><text:span text:style-name="T3"> </text:span><text:span text:style-name="T56">ﮚ</text:span><text:span text:style-name="T3"> </text:span><text:span text:style-name="T56">ﮛ</text:span><text:span text:style-name="T3"> </text:span><text:span text:style-name="T56">ﮜ</text:span><text:span text:style-name="T3"> </text:span><text:span text:style-name="T56">ﮝ</text:span><text:span text:style-name="T3"> </text:span><text:span text:style-name="T56">ﮞ</text:span><text:span text:style-name="T3"> </text:span><text:span text:style-name="T56">ﮟ</text:span><text:span text:style-name="T3"> </text:span><text:span text:style-name="T56">ﮠ</text:span><text:span text:style-name="T3"> </text:span><text:span text:style-name="T56">ﮡ</text:span><text:span text:style-name="T3"> </text:span><text:span text:style-name="T56">ﮢﮣ</text:span><text:span text:style-name="T3"> </text:span><text:span text:style-name="T56">ﮤ</text:span><text:span text:style-name="T3"> </text:span><text:span text:style-name="T56">ﮥ</text:span><text:span text:style-name="T3"> </text:span><text:span text:style-name="T56">ﮦ</text:span><text:span text:style-name="T3"> </text:span><text:span text:style-name="T56">ﮧ</text:span><text:span text:style-name="T3"> </text:span><text:span text:style-name="T56">ﮨ</text:span><text:span text:style-name="T3"> </text:span><text:span text:style-name="T56">ﮩ</text:span><text:span text:style-name="T3"> </text:span><text:span text:style-name="T56">ﮪ</text:span><text:span text:style-name="T3"> </text:span><text:span text:style-name="T56">ﮫ</text:span><text:span text:style-name="T3"> </text:span><text:span text:style-name="T56">ﮬ</text:span><text:span text:style-name="T3"> </text:span><text:span text:style-name="T56">ﮭ</text:span><text:span text:style-name="T3"> </text:span><text:span text:style-name="T56">ﮮ</text:span><text:span text:style-name="T3"> </text:span><text:span text:style-name="T56">ﮯ</text:span><text:span text:style-name="T3"> </text:span><text:span text:style-name="T56">ﮰ</text:span><text:span text:style-name="T3"> </text:span><text:span text:style-name="T56">ﮱ</text:span><text:span text:style-name="T3"> </text:span><text:span text:style-name="T56">ﯓ</text:span><text:span text:style-name="T3"> </text:span><text:span text:style-name="T56">ﯔ</text:span><text:span text:style-name="T3"> </text:span><text:span text:style-name="T56">ﯕ</text:span><text:span text:style-name="T3"> </text:span><text:span text:style-name="T56">ﯖ</text:span><text:span text:style-name="T3"> </text:span><text:span text:style-name="T56">ﯗ</text:span><text:span text:style-name="T3"> </text:span><text:span text:style-name="T56">ﯘ</text:span><text:span text:style-name="T3"> </text:span><text:span text:style-name="T56">ﯙ</text:span><text:span text:style-name="T3"> </text:span><text:span text:style-name="T56">ﯚ</text:span><text:span text:style-name="T3"> </text:span><text:span text:style-name="T56">ﯛ</text:span><text:span text:style-name="T3"> </text:span><text:span text:style-name="T56">ﯜ</text:span><text:span text:style-name="T3"> </text:span><text:span text:style-name="T56">ﯝ</text:span><text:span text:style-name="T3"> </text:span><text:span text:style-name="T56">ﯞ</text:span><text:span text:style-name="T3"> </text:span><text:span text:style-name="T56">ﯟ</text:span><text:span text:style-name="T3"> </text:span><text:span text:style-name="T56">ﯠ</text:span><text:span text:style-name="T3"> </text:span><text:span text:style-name="T56">ﯡ</text:span><text:span text:style-name="T3"> </text:span><text:span text:style-name="T56">ﯢ</text:span><text:span text:style-name="T3"> </text:span><text:span text:style-name="T56">ﯣ</text:span><text:span text:style-name="T3"> </text:span><text:span text:style-name="T56">ﯤ</text:span><text:span text:style-name="T3"> </text:span><text:span text:style-name="T56">ﯥ</text:span><text:span text:style-name="T3"> </text:span><text:span text:style-name="T56">ﯦ</text:span><text:span text:style-name="T3"> </text:span><text:span text:style-name="T56">ﯧ</text:span><text:span text:style-name="T3"> </text:span><text:span text:style-name="T56">ﯨ</text:span><text:span text:style-name="T3"> </text:span><text:span text:style-name="T56">ﯩ</text:span><text:span text:style-name="T3"> </text:span><text:span text:style-name="T56">ﯪ</text:span><text:span text:style-name="T3"> </text:span><text:span text:style-name="T56">ﯫ</text:span><text:span text:style-name="T3"> </text:span><text:span text:style-name="T56">ﯬ</text:span><text:span text:style-name="T3"> </text:span><text:span text:style-name="T56">ﯭ</text:span><text:span text:style-name="T3"> </text:span><text:span text:style-name="T56">ﯮ</text:span><text:span text:style-name="T3"> </text:span><text:span text:style-name="T56">ﯯ</text:span><text:span text:style-name="T3"> </text:span><text:span text:style-name="T56">ﯰ</text:span><text:span text:style-name="T3"> </text:span><text:span text:style-name="T56">ﯱ</text:span><text:span text:style-name="T3"> </text:span><text:span text:style-name="T56">ﯲ</text:span><text:span text:style-name="T3"> </text:span><text:span text:style-name="T56">ﯳ</text:span><text:span text:style-name="T3"> </text:span><text:span text:style-name="T56">ﯴ</text:span><text:span text:style-name="T3"> </text:span><text:span text:style-name="T56">ﯵ</text:span><text:span text:style-name="T3"> </text:span><text:span text:style-name="T56">ﯶ</text:span><text:span text:style-name="T3"> </text:span><text:span text:style-name="T56">ﯷ</text:span><text:span text:style-name="T3"> </text:span><text:span text:style-name="T56">ﯸ</text:span><text:span text:style-name="T3"> </text:span><text:span text:style-name="T56">ﯹ</text:span><text:span text:style-name="T3"> </text:span><text:span text:style-name="T56">ﯺ</text:span><text:span text:style-name="T3"> </text:span><text:span text:style-name="T56">ﯻ</text:span><text:span text:style-name="T3"> </text:span><text:span text:style-name="T56">ﯼ</text:span><text:span text:style-name="T3"> </text:span><text:span text:style-name="T56">ﯽﯾ</text:span><text:span text:style-name="T3"> </text:span><text:span text:style-name="T56">ﯿ</text:span><text:span text:style-name="T3"> </text:span><text:span text:style-name="T56">ﰀ</text:span><text:span text:style-name="T3"> </text:span><text:span text:style-name="T56">ﰁ</text:span><text:span text:style-name="T3"> </text:span><text:span text:style-name="T56">ﰂ</text:span></text:p>
      <text:p text:style-name="P27"><text:span text:style-name="T58">ﭑ</text:span><text:span text:style-name="T3"> </text:span><text:span text:style-name="T58">ﭒ</text:span><text:span text:style-name="T3"> </text:span><text:span text:style-name="T58">ﭓ</text:span><text:span text:style-name="T3"> </text:span><text:span text:style-name="T58">ﭔ</text:span><text:span text:style-name="T3"> </text:span><text:span text:style-name="T58">ﭕ</text:span><text:span text:style-name="T3"> </text:span><text:span text:style-name="T58">ﭖ</text:span><text:span text:style-name="T3"> </text:span><text:span text:style-name="T58">ﭗ</text:span><text:span text:style-name="T3"> </text:span><text:span text:style-name="T58">ﭘ</text:span><text:span text:style-name="T3"> </text:span><text:span text:style-name="T58">ﭙ</text:span><text:span text:style-name="T3"> </text:span><text:span text:style-name="T58">ﭚ</text:span><text:span text:style-name="T3"> </text:span><text:span text:style-name="T58">ﭛ</text:span><text:span text:style-name="T3"> </text:span><text:span text:style-name="T58">ﭜ</text:span><text:span text:style-name="T3"> </text:span><text:span text:style-name="T58">ﭝ</text:span><text:span text:style-name="T3"> </text:span><text:span text:style-name="T58">ﭞ</text:span><text:span text:style-name="T3"> </text:span><text:span text:style-name="T58">ﭟ</text:span><text:span text:style-name="T3"> </text:span><text:span text:style-name="T58">ﭠ</text:span><text:span text:style-name="T3"> </text:span><text:span text:style-name="T58">ﭡ</text:span><text:span text:style-name="T3"> </text:span><text:span text:style-name="T58">ﭢ</text:span><text:span text:style-name="T3"> </text:span><text:span text:style-name="T58">ﭣ</text:span><text:span text:style-name="T3"> </text:span><text:span text:style-name="T58">ﭤ</text:span><text:span text:style-name="T3"> </text:span><text:span text:style-name="T58">ﭥ</text:span><text:span text:style-name="T3"> </text:span><text:span text:style-name="T58">ﭦ</text:span><text:span text:style-name="T3"> </text:span><text:span text:style-name="T58">ﭧ</text:span><text:span text:style-name="T3"> </text:span><text:span text:style-name="T58">ﭨ</text:span><text:span text:style-name="T3"> </text:span><text:span text:style-name="T58">ﭩ</text:span><text:span text:style-name="T3"> </text:span><text:span text:style-name="T58">ﭪﭫ</text:span><text:span text:style-name="T3"> </text:span><text:span text:style-name="T58">ﭬ</text:span><text:span text:style-name="T3"> </text:span><text:span text:style-name="T58">ﭭ</text:span><text:span text:style-name="T3"> </text:span><text:span text:style-name="T58">ﭮ</text:span><text:span text:style-name="T3"> </text:span><text:span text:style-name="T58">ﭯ</text:span><text:span text:style-name="T3"> </text:span><text:span text:style-name="T58">ﭰ</text:span><text:span text:style-name="T3"> </text:span><text:span text:style-name="T58">ﭱ</text:span><text:span text:style-name="T3"> </text:span><text:span text:style-name="T58">ﭲ</text:span><text:span text:style-name="T3"> </text:span><text:span text:style-name="T58">ﭳ</text:span><text:span text:style-name="T3"> </text:span><text:span text:style-name="T58">ﭴ</text:span><text:span text:style-name="T3"> </text:span><text:span text:style-name="T58">ﭵ</text:span><text:span text:style-name="T3"> </text:span><text:span text:style-name="T58">ﭶ</text:span><text:span text:style-name="T3"> </text:span><text:span text:style-name="T58">ﭷ</text:span><text:span text:style-name="T3"> </text:span><text:span text:style-name="T58">ﭸ</text:span><text:span text:style-name="T3"> </text:span><text:span text:style-name="T58">ﭹ</text:span><text:span text:style-name="T3"> </text:span><text:span text:style-name="T58">ﭺ</text:span><text:span text:style-name="T3"> </text:span><text:span text:style-name="T58">ﭻ</text:span><text:span text:style-name="T3"> </text:span><text:span text:style-name="T58">ﭼ</text:span><text:span text:style-name="T3"> </text:span><text:span text:style-name="T58">ﭽ</text:span><text:span text:style-name="T3"> </text:span><text:span text:style-name="T58">ﭾ</text:span><text:span text:style-name="T3"> </text:span><text:span text:style-name="T58">ﭿ</text:span><text:span text:style-name="T3"> </text:span><text:span text:style-name="T58">ﮀ</text:span><text:span text:style-name="T3"> </text:span><text:span text:style-name="T58">ﮁ</text:span><text:span text:style-name="T3"> </text:span><text:span text:style-name="T58">ﮂ</text:span><text:span text:style-name="T3"> </text:span><text:span text:style-name="T58">ﮃ</text:span><text:span text:style-name="T3"> </text:span><text:span text:style-name="T58">ﮄ</text:span><text:span text:style-name="T3"> </text:span><text:span text:style-name="T58">ﮅ</text:span><text:span text:style-name="T3"> </text:span><text:span text:style-name="T58">ﮆ</text:span><text:span text:style-name="T3"> </text:span><text:span text:style-name="T58">ﮇ</text:span><text:span text:style-name="T3"> </text:span><text:span text:style-name="T58">ﮈ</text:span><text:span text:style-name="T3"> </text:span><text:span text:style-name="T58">ﮉ</text:span><text:span text:style-name="T3"> </text:span><text:span text:style-name="T58">ﮊ</text:span><text:span text:style-name="T3"> </text:span><text:span text:style-name="T58">ﮋ</text:span><text:span text:style-name="T3"> </text:span><text:span text:style-name="T58">ﮌ</text:span><text:span text:style-name="T3"> </text:span><text:span text:style-name="T58">ﮍ</text:span><text:span text:style-name="T3"> </text:span><text:span text:style-name="T58">ﮎ</text:span><text:span text:style-name="T3"> </text:span><text:span text:style-name="T58">ﮏ</text:span><text:span text:style-name="T3"> </text:span><text:span text:style-name="T58">ﮐ</text:span><text:span text:style-name="T3"> </text:span><text:span text:style-name="T58">ﮑ</text:span><text:span text:style-name="T3"> </text:span><text:span text:style-name="T58">ﮒ</text:span><text:span text:style-name="T3"> </text:span><text:span text:style-name="T58">ﮓ</text:span><text:span text:style-name="T3"> </text:span><text:span text:style-name="T58">ﮔ</text:span><text:span text:style-name="T3"> </text:span><text:span text:style-name="T58">ﮕ</text:span><text:span text:style-name="T3"> </text:span><text:span text:style-name="T58">ﮖ</text:span><text:span text:style-name="T3"> </text:span><text:span text:style-name="T58">ﮗ</text:span><text:span text:style-name="T3"> </text:span><text:span text:style-name="T58">ﮘ</text:span><text:span text:style-name="T3"> </text:span><text:span text:style-name="T58">ﮙ</text:span><text:span text:style-name="T3"> </text:span><text:span text:style-name="T58">ﮚ</text:span><text:span text:style-name="T3"> </text:span><text:span text:style-name="T58">ﮛ</text:span><text:span text:style-name="T3"> </text:span><text:span text:style-name="T58">ﮜ</text:span><text:span text:style-name="T3"> </text:span><text:span text:style-name="T58">ﮝ</text:span><text:span text:style-name="T3"> </text:span><text:span text:style-name="T58">ﮞ</text:span><text:span text:style-name="T3"> </text:span><text:span text:style-name="T58">ﮟ</text:span><text:span text:style-name="T3"> </text:span><text:span text:style-name="T58">ﮠ</text:span><text:span text:style-name="T3"> </text:span><text:span text:style-name="T58">ﮡ</text:span><text:span text:style-name="T3"> </text:span><text:span text:style-name="T58">ﮢ</text:span><text:span text:style-name="T3"> </text:span><text:span text:style-name="T58">ﮣ</text:span><text:span text:style-name="T3"> </text:span><text:span text:style-name="T58">ﮤﮥ</text:span><text:span text:style-name="T3"> </text:span><text:span text:style-name="T58">ﮦ</text:span><text:span text:style-name="T3"> </text:span><text:span text:style-name="T58">ﮧ</text:span><text:span text:style-name="T3"> </text:span><text:span text:style-name="T58">ﮨ</text:span><text:span text:style-name="T3"> </text:span><text:span text:style-name="T58">ﮩ</text:span><text:span text:style-name="T3"> </text:span><text:span text:style-name="T58">ﮪ</text:span><text:span text:style-name="T3"> </text:span><text:span text:style-name="T58">ﮫ</text:span><text:span text:style-name="T3"> </text:span><text:span text:style-name="T58">ﮬ</text:span><text:span text:style-name="T3"> </text:span><text:span text:style-name="T58">ﮭ</text:span><text:span text:style-name="T3"> </text:span><text:span text:style-name="T58">ﮮ</text:span><text:span text:style-name="T3"> </text:span><text:span text:style-name="T58">ﮯ</text:span><text:span text:style-name="T3"> </text:span><text:span text:style-name="T58">ﮰ</text:span><text:span text:style-name="T3"> </text:span><text:span text:style-name="T58">ﮱ</text:span><text:span text:style-name="T3"> </text:span><text:span text:style-name="T58">ﯓ</text:span><text:span text:style-name="T3"> </text:span><text:span text:style-name="T58">ﯔ</text:span><text:span text:style-name="T3"> </text:span><text:span text:style-name="T58">ﯕ</text:span><text:span text:style-name="T3"> </text:span><text:span text:style-name="T58">ﯖ</text:span><text:span text:style-name="T3"> </text:span><text:span text:style-name="T58">ﯗ</text:span><text:span text:style-name="T3"> </text:span><text:span text:style-name="T58">ﯘ</text:span><text:span text:style-name="T3"> </text:span><text:span text:style-name="T58">ﯙ</text:span><text:span text:style-name="T3"> </text:span><text:span text:style-name="T58">ﯚ</text:span><text:span text:style-name="T3"> </text:span><text:span text:style-name="T58">ﯛ</text:span><text:span text:style-name="T3"> </text:span><text:span text:style-name="T58">ﯜ</text:span><text:span text:style-name="T3"> </text:span><text:span text:style-name="T58">ﯝ</text:span><text:span text:style-name="T3"> </text:span><text:span text:style-name="T58">ﯞ</text:span><text:span text:style-name="T3"> </text:span><text:span text:style-name="T58">ﯟﯠ</text:span><text:span text:style-name="T3"> </text:span><text:span text:style-name="T58">ﯡ</text:span><text:span text:style-name="T3"> </text:span><text:span text:style-name="T58">ﯢ</text:span><text:span text:style-name="T3"> </text:span><text:span text:style-name="T58">ﯣ</text:span><text:span text:style-name="T3"> </text:span><text:span text:style-name="T58">ﯤ</text:span><text:span text:style-name="T3"> </text:span><text:span text:style-name="T58">ﯥ</text:span><text:span text:style-name="T3"> </text:span><text:span text:style-name="T58">ﯦ</text:span><text:span text:style-name="T3"> </text:span><text:span text:style-name="T58">ﯧﯨ</text:span><text:span text:style-name="T3"> </text:span><text:span text:style-name="T58">ﯩ</text:span><text:span text:style-name="T3"> </text:span><text:span text:style-name="T58">ﯪ</text:span><text:span text:style-name="T3"> </text:span><text:span text:style-name="T58">ﯫ</text:span><text:span text:style-name="T3"> </text:span><text:span text:style-name="T58">ﯬ</text:span><text:span text:style-name="T3"> </text:span><text:span text:style-name="T58">ﯭ</text:span><text:span text:style-name="T3"> </text:span><text:span text:style-name="T58">ﯮ</text:span><text:span text:style-name="T3"> </text:span><text:span text:style-name="T58">ﯯ</text:span><text:span text:style-name="T3"> </text:span><text:span text:style-name="T58">ﯰ</text:span></text:p>
      <text:p text:style-name="P28"><text:span text:style-name="T60">ﭑ</text:span><text:span text:style-name="T3"> </text:span><text:span text:style-name="T60">ﭒ</text:span><text:span text:style-name="T3"> </text:span><text:span text:style-name="T60">ﭓ</text:span><text:span text:style-name="T3"> </text:span><text:span text:style-name="T60">ﭔ</text:span><text:span text:style-name="T3"> </text:span><text:span text:style-name="T60">ﭕﭖ</text:span><text:span text:style-name="T3"> </text:span><text:span text:style-name="T60">ﭗ</text:span><text:span text:style-name="T3"> </text:span><text:span text:style-name="T60">ﭘ</text:span><text:span text:style-name="T3"> </text:span><text:span text:style-name="T60">ﭙ</text:span><text:span text:style-name="T3"> </text:span><text:span text:style-name="T60">ﭚ</text:span><text:span text:style-name="T3"> </text:span><text:span text:style-name="T60">ﭛ</text:span><text:span text:style-name="T3"> </text:span><text:span text:style-name="T60">ﭜ</text:span><text:span text:style-name="T3"> </text:span><text:span text:style-name="T60">ﭝ</text:span><text:span text:style-name="T3"> </text:span><text:span text:style-name="T60">ﭞ</text:span><text:span text:style-name="T3"> </text:span><text:span text:style-name="T60">ﭟ</text:span><text:span text:style-name="T3"> </text:span><text:span text:style-name="T60">ﭠ</text:span><text:span text:style-name="T3"> </text:span><text:span text:style-name="T60">ﭡ</text:span><text:span text:style-name="T3"> </text:span><text:span text:style-name="T60">ﭢ</text:span><text:span text:style-name="T3"> </text:span><text:span text:style-name="T60">ﭣ</text:span><text:span text:style-name="T3"> </text:span><text:span text:style-name="T60">ﭤ</text:span><text:span text:style-name="T3"> </text:span><text:span text:style-name="T60">ﭥ</text:span><text:span text:style-name="T3"> </text:span><text:span text:style-name="T60">ﭦ</text:span><text:span text:style-name="T3"> </text:span><text:span text:style-name="T60">ﭧ</text:span><text:span text:style-name="T3"> </text:span><text:span text:style-name="T60">ﭨ</text:span><text:span text:style-name="T3"> </text:span><text:span text:style-name="T60">ﭩ</text:span><text:span text:style-name="T3"> </text:span><text:span text:style-name="T60">ﭪ</text:span><text:span text:style-name="T3"> </text:span><text:span text:style-name="T60">ﭫ</text:span><text:span text:style-name="T3"> </text:span><text:span text:style-name="T60">ﭬ</text:span><text:span text:style-name="T3"> </text:span><text:span text:style-name="T60">ﭭ</text:span><text:span text:style-name="T3"> </text:span><text:span text:style-name="T60">ﭮ</text:span><text:span text:style-name="T3"> </text:span><text:span text:style-name="T60">ﭯ</text:span><text:span text:style-name="T3"> </text:span><text:span text:style-name="T60">ﭰ</text:span><text:span text:style-name="T3"> </text:span><text:span text:style-name="T60">ﭱ</text:span><text:span text:style-name="T3"> </text:span><text:span text:style-name="T60">ﭲ</text:span><text:span text:style-name="T3"> </text:span><text:span text:style-name="T60">ﭳ</text:span><text:span text:style-name="T3"> </text:span><text:span text:style-name="T60">ﭴ</text:span><text:span text:style-name="T3"> </text:span><text:span text:style-name="T60">ﭵ</text:span><text:span text:style-name="T3"> </text:span><text:span text:style-name="T60">ﭶ</text:span><text:span text:style-name="T3"> </text:span><text:span text:style-name="T60">ﭷ</text:span><text:span text:style-name="T3"> </text:span><text:span text:style-name="T60">ﭸ</text:span><text:span text:style-name="T3"> </text:span><text:span text:style-name="T60">ﭹ</text:span><text:span text:style-name="T3"> </text:span><text:span text:style-name="T60">ﭺ</text:span><text:span text:style-name="T3"> </text:span><text:span text:style-name="T60">ﭻ</text:span><text:span text:style-name="T3"> </text:span><text:span text:style-name="T60">ﭼ</text:span><text:span text:style-name="T3"> </text:span><text:span text:style-name="T60">ﭽ</text:span><text:span text:style-name="T3"> </text:span><text:span text:style-name="T60">ﭾ</text:span><text:span text:style-name="T3"> </text:span><text:span text:style-name="T60">ﭿ</text:span><text:span text:style-name="T3"> </text:span><text:span text:style-name="T60">ﮀ</text:span><text:span text:style-name="T3"> </text:span><text:span text:style-name="T60">ﮁ</text:span><text:span text:style-name="T3"> </text:span><text:span text:style-name="T60">ﮂ</text:span><text:span text:style-name="T3"> </text:span><text:span text:style-name="T60">ﮃ</text:span><text:span text:style-name="T3"> </text:span><text:span text:style-name="T60">ﮄ</text:span><text:span text:style-name="T3"> </text:span><text:span text:style-name="T60">ﮅ</text:span><text:span text:style-name="T3"> </text:span><text:span text:style-name="T60">ﮆ</text:span><text:span text:style-name="T3"> </text:span><text:span text:style-name="T60">ﮇ</text:span><text:span text:style-name="T3"> </text:span><text:span text:style-name="T60">ﮈ</text:span><text:span text:style-name="T3"> </text:span><text:span text:style-name="T60">ﮉ</text:span><text:span text:style-name="T3"> </text:span><text:span text:style-name="T60">ﮊﮋ</text:span><text:span text:style-name="T3"> </text:span><text:span text:style-name="T60">ﮌ</text:span><text:span text:style-name="T3"> </text:span><text:span text:style-name="T60">ﮍ</text:span><text:span text:style-name="T3"> </text:span><text:span text:style-name="T60">ﮎ</text:span><text:span text:style-name="T3"> </text:span><text:span text:style-name="T60">ﮏ</text:span><text:span text:style-name="T3"> </text:span><text:span text:style-name="T60">ﮐﮑ</text:span><text:span text:style-name="T3"> </text:span><text:span text:style-name="T60">ﮒ</text:span><text:span text:style-name="T3"> </text:span><text:span text:style-name="T60">ﮓ</text:span><text:span text:style-name="T3"> </text:span><text:span text:style-name="T60">ﮔ</text:span><text:span text:style-name="T3"> </text:span><text:span text:style-name="T60">ﮕ</text:span><text:span text:style-name="T3"> </text:span><text:span text:style-name="T60">ﮖ</text:span><text:span text:style-name="T3"> </text:span><text:span text:style-name="T60">ﮗ</text:span><text:span text:style-name="T3"> </text:span><text:span text:style-name="T60">ﮘ</text:span><text:span text:style-name="T3"> </text:span><text:span text:style-name="T60">ﮙ</text:span><text:span text:style-name="T3"> </text:span><text:span text:style-name="T60">ﮚ</text:span><text:span text:style-name="T3"> </text:span><text:span text:style-name="T60">ﮛ</text:span><text:span text:style-name="T3"> </text:span><text:span text:style-name="T60">ﮜ</text:span><text:span text:style-name="T3"> </text:span><text:span text:style-name="T60">ﮝ</text:span><text:span text:style-name="T3"> </text:span><text:span text:style-name="T60">ﮞ</text:span><text:span text:style-name="T3"> </text:span><text:span text:style-name="T60">ﮟ</text:span><text:span text:style-name="T3"> </text:span><text:span text:style-name="T60">ﮠ</text:span><text:span text:style-name="T3"> </text:span><text:span text:style-name="T60">ﮡ</text:span><text:span text:style-name="T3"> </text:span><text:span text:style-name="T60">ﮢ</text:span><text:span text:style-name="T3"> </text:span><text:span text:style-name="T60">ﮣ</text:span><text:span text:style-name="T3"> </text:span><text:span text:style-name="T60">ﮤ</text:span><text:span text:style-name="T3"> </text:span><text:span text:style-name="T60">ﮥ</text:span><text:span text:style-name="T3"> </text:span><text:span text:style-name="T60">ﮦ</text:span><text:span text:style-name="T3"> </text:span><text:span text:style-name="T60">ﮧ</text:span><text:span text:style-name="T3"> </text:span><text:span text:style-name="T60">ﮨ</text:span><text:span text:style-name="T3"> </text:span><text:span text:style-name="T60">ﮩ</text:span><text:span text:style-name="T3"> </text:span><text:span text:style-name="T60">ﮪ</text:span><text:span text:style-name="T3"> </text:span><text:span text:style-name="T60">ﮫ</text:span><text:span text:style-name="T3"> </text:span><text:span text:style-name="T60">ﮬ</text:span><text:span text:style-name="T3"> </text:span><text:span text:style-name="T60">ﮭﮮ</text:span><text:span text:style-name="T3"> </text:span><text:span text:style-name="T60">ﮯ</text:span><text:span text:style-name="T3"> </text:span><text:span text:style-name="T60">ﮰ</text:span><text:span text:style-name="T3"> </text:span><text:span text:style-name="T60">ﮱ</text:span><text:span text:style-name="T3"> </text:span><text:span text:style-name="T60">ﯓ</text:span><text:span text:style-name="T3"> </text:span><text:span text:style-name="T60">ﯔﯕ</text:span><text:span text:style-name="T3"> </text:span><text:span text:style-name="T60">ﯖ</text:span><text:span text:style-name="T3"> </text:span><text:span text:style-name="T60">ﯗ</text:span><text:span text:style-name="T3"> </text:span><text:span text:style-name="T60">ﯘ</text:span><text:span text:style-name="T3"> </text:span><text:span text:style-name="T60">ﯙ</text:span><text:span text:style-name="T3"> </text:span><text:span text:style-name="T60">ﯚ</text:span><text:span text:style-name="T3"> </text:span><text:span text:style-name="T60">ﯛ</text:span><text:span text:style-name="T3"> </text:span><text:span text:style-name="T60">ﯜ</text:span><text:span text:style-name="T3"> </text:span><text:span text:style-name="T60">ﯝﯞ</text:span><text:span text:style-name="T3"> </text:span><text:span text:style-name="T60">ﯟ</text:span><text:span text:style-name="T3"> </text:span><text:span text:style-name="T60">ﯠ</text:span><text:span text:style-name="T3"> </text:span><text:span text:style-name="T60">ﯡ</text:span><text:span text:style-name="T3"> </text:span><text:span text:style-name="T60">ﯢ</text:span><text:span text:style-name="T3"> </text:span><text:span text:style-name="T60">ﯣ</text:span><text:span text:style-name="T3"> </text:span><text:span text:style-name="T60">ﯤ</text:span><text:span text:style-name="T3"> </text:span><text:span text:style-name="T60">ﯥ</text:span><text:span text:style-name="T3"> </text:span><text:span text:style-name="T60">ﯦ</text:span><text:span text:style-name="T3"> </text:span><text:span text:style-name="T60">ﯧ</text:span><text:span text:style-name="T3"> </text:span><text:span text:style-name="T60">ﯨ</text:span><text:span text:style-name="T3"> </text:span><text:span text:style-name="T60">ﯩ</text:span><text:span text:style-name="T3"> </text:span><text:span text:style-name="T60">ﯪ</text:span><text:span text:style-name="T3"> </text:span><text:span text:style-name="T60">ﯫ</text:span><text:span text:style-name="T3"> </text:span><text:span text:style-name="T60">ﯬ</text:span><text:span text:style-name="T3"> </text:span><text:span text:style-name="T60">ﯭ</text:span><text:span text:style-name="T3"> </text:span><text:span text:style-name="T60">ﯮﯯ</text:span><text:span text:style-name="T3"> </text:span><text:span text:style-name="T60">ﯰ</text:span><text:span text:style-name="T3"> </text:span><text:span text:style-name="T60">ﯱ</text:span><text:span text:style-name="T3"> </text:span><text:span text:style-name="T60">ﯲ</text:span><text:span text:style-name="T3"> </text:span><text:span text:style-name="T60">ﯳ</text:span><text:span text:style-name="T3"> </text:span><text:span text:style-name="T60">ﯴ</text:span><text:span text:style-name="T3"> </text:span><text:span text:style-name="T60">ﯵ</text:span><text:span text:style-name="T3"> </text:span><text:span text:style-name="T60">ﯶ</text:span><text:span text:style-name="T3"> </text:span><text:span text:style-name="T60">ﯷﯸ</text:span><text:span text:style-name="T3"> </text:span><text:span text:style-name="T60">ﯹ</text:span><text:span text:style-name="T3"> </text:span><text:span text:style-name="T60">ﯺ</text:span><text:span text:style-name="T3"> </text:span><text:span text:style-name="T60">ﯻ</text:span><text:span text:style-name="T3"> </text:span><text:span text:style-name="T60">ﯼ</text:span><text:span text:style-name="T3"> </text:span><text:span text:style-name="T60">ﯽ</text:span><text:span text:style-name="T3"> </text:span><text:span text:style-name="T60">ﯾ</text:span><text:span text:style-name="T3"> </text:span><text:span text:style-name="T60">ﯿ</text:span><text:span text:style-name="T3"> </text:span><text:span text:style-name="T60">ﰀ</text:span><text:span text:style-name="T3"> </text:span><text:span text:style-name="T60">ﰁ</text:span><text:span text:style-name="T3"> </text:span><text:span text:style-name="T60">ﰂﰃ</text:span><text:span text:style-name="T3"> </text:span><text:span text:style-name="T60">ﰄ</text:span><text:span text:style-name="T3"> </text:span><text:span text:style-name="T60">ﰅ</text:span><text:span text:style-name="T3"> </text:span><text:span text:style-name="T60">ﰆ</text:span><text:span text:style-name="T3"> </text:span><text:span text:style-name="T60">ﰇ</text:span><text:span text:style-name="T3"> </text:span><text:span text:style-name="T60">ﰈ</text:span><text:span text:style-name="T3"> </text:span><text:span text:style-name="T60">ﰉ</text:span><text:span text:style-name="T3"> </text:span><text:span text:style-name="T60">ﰊ</text:span><text:span text:style-name="T3"> </text:span><text:span text:style-name="T60">ﰋ</text:span></text:p>
      <text:p text:style-name="P29"><text:span text:style-name="T62">ﭑ</text:span><text:span text:style-name="T3"> </text:span><text:span text:style-name="T62">ﭒ</text:span><text:span text:style-name="T3"> </text:span><text:span text:style-name="T62">ﭓ</text:span><text:span text:style-name="T3"> </text:span><text:span text:style-name="T62">ﭔ</text:span><text:span text:style-name="T3"> </text:span><text:span text:style-name="T62">ﭕﭖ</text:span><text:span text:style-name="T3"> </text:span><text:span text:style-name="T62">ﭗ</text:span><text:span text:style-name="T3"> </text:span><text:span text:style-name="T62">ﭘ</text:span><text:span text:style-name="T3"> </text:span><text:span text:style-name="T62">ﭙ</text:span><text:span text:style-name="T3"> </text:span><text:span text:style-name="T62">ﭚ</text:span><text:span text:style-name="T3"> </text:span><text:span text:style-name="T62">ﭛ</text:span><text:span text:style-name="T3"> </text:span><text:span text:style-name="T62">ﭜ</text:span><text:span text:style-name="T3"> </text:span><text:span text:style-name="T62">ﭝ</text:span><text:span text:style-name="T3"> </text:span><text:span text:style-name="T62">ﭞ</text:span><text:span text:style-name="T3"> </text:span><text:span text:style-name="T62">ﭟ</text:span><text:span text:style-name="T3"> </text:span><text:span text:style-name="T62">ﭠ</text:span><text:span text:style-name="T3"> </text:span><text:span text:style-name="T62">ﭡ</text:span><text:span text:style-name="T3"> </text:span><text:span text:style-name="T62">ﭢ</text:span><text:span text:style-name="T3"> </text:span><text:span text:style-name="T62">ﭣ</text:span><text:span text:style-name="T3"> </text:span><text:span text:style-name="T62">ﭤ</text:span><text:span text:style-name="T3"> </text:span><text:span text:style-name="T62">ﭥ</text:span><text:span text:style-name="T3"> </text:span><text:span text:style-name="T62">ﭦ</text:span><text:span text:style-name="T3"> </text:span><text:span text:style-name="T62">ﭧﭨ</text:span><text:span text:style-name="T3"> </text:span><text:span text:style-name="T62">ﭩ</text:span><text:span text:style-name="T3"> </text:span><text:span text:style-name="T62">ﭪ</text:span><text:span text:style-name="T3"> </text:span><text:span text:style-name="T62">ﭫ</text:span><text:span text:style-name="T3"> </text:span><text:span text:style-name="T62">ﭬ</text:span><text:span text:style-name="T3"> </text:span><text:span text:style-name="T62">ﭭ</text:span><text:span text:style-name="T3"> </text:span><text:span text:style-name="T62">ﭮ</text:span><text:span text:style-name="T3"> </text:span><text:span text:style-name="T62">ﭯ</text:span><text:span text:style-name="T3"> </text:span><text:span text:style-name="T62">ﭰ</text:span><text:span text:style-name="T3"> </text:span><text:span text:style-name="T62">ﭱ</text:span><text:span text:style-name="T3"> </text:span><text:span text:style-name="T62">ﭲ</text:span><text:span text:style-name="T3"> </text:span><text:span text:style-name="T62">ﭳ</text:span><text:span text:style-name="T3"> </text:span><text:span text:style-name="T62">ﭴ</text:span><text:span text:style-name="T3"> </text:span><text:span text:style-name="T62">ﭵ</text:span><text:span text:style-name="T3"> </text:span><text:span text:style-name="T62">ﭶ</text:span><text:span text:style-name="T3"> </text:span><text:span text:style-name="T62">ﭷ</text:span><text:span text:style-name="T3"> </text:span><text:span text:style-name="T62">ﭸﭹ</text:span><text:span text:style-name="T3"> </text:span><text:span text:style-name="T62">ﭺ</text:span><text:span text:style-name="T3"> </text:span><text:span text:style-name="T62">ﭻ</text:span><text:span text:style-name="T3"> </text:span><text:span text:style-name="T62">ﭼ</text:span><text:span text:style-name="T3"> </text:span><text:span text:style-name="T62">ﭽﭾ</text:span><text:span text:style-name="T3"> </text:span><text:span text:style-name="T62">ﭿ</text:span><text:span text:style-name="T3"> </text:span><text:span text:style-name="T62">ﮀ</text:span><text:span text:style-name="T3"> </text:span><text:span text:style-name="T62">ﮁ</text:span><text:span text:style-name="T3"> </text:span><text:span text:style-name="T62">ﮂ</text:span><text:span text:style-name="T3"> </text:span><text:span text:style-name="T62">ﮃ</text:span><text:span text:style-name="T3"> </text:span><text:span text:style-name="T62">ﮄ</text:span><text:span text:style-name="T3"> </text:span><text:span text:style-name="T62">ﮅ</text:span><text:span text:style-name="T3"> </text:span><text:span text:style-name="T62">ﮆ</text:span><text:span text:style-name="T3"> </text:span><text:span text:style-name="T62">ﮇ</text:span><text:span text:style-name="T3"> </text:span><text:span text:style-name="T62">ﮈ</text:span><text:span text:style-name="T3"> </text:span><text:span text:style-name="T62">ﮉ</text:span><text:span text:style-name="T3"> </text:span><text:span text:style-name="T62">ﮊ</text:span><text:span text:style-name="T3"> </text:span><text:span text:style-name="T62">ﮋ</text:span><text:span text:style-name="T3"> </text:span><text:span text:style-name="T62">ﮌ</text:span><text:span text:style-name="T3"> </text:span><text:span text:style-name="T62">ﮍ</text:span><text:span text:style-name="T3"> </text:span><text:span text:style-name="T62">ﮎ</text:span><text:span text:style-name="T3"> </text:span><text:span text:style-name="T62">ﮏ</text:span><text:span text:style-name="T3"> </text:span><text:span text:style-name="T62">ﮐ</text:span><text:span text:style-name="T3"> </text:span><text:span text:style-name="T62">ﮑﮒ</text:span><text:span text:style-name="T3"> </text:span><text:span text:style-name="T62">ﮓ</text:span><text:span text:style-name="T3"> </text:span><text:span text:style-name="T62">ﮔ</text:span><text:span text:style-name="T3"> </text:span><text:span text:style-name="T62">ﮕ</text:span><text:span text:style-name="T3"> </text:span><text:span text:style-name="T62">ﮖ</text:span><text:span text:style-name="T3"> </text:span><text:span text:style-name="T62">ﮗ</text:span><text:span text:style-name="T3"> </text:span><text:span text:style-name="T62">ﮘ</text:span><text:span text:style-name="T3"> </text:span><text:span text:style-name="T62">ﮙ</text:span><text:span text:style-name="T3"> </text:span><text:span text:style-name="T62">ﮚ</text:span><text:span text:style-name="T3"> </text:span><text:span text:style-name="T62">ﮛ</text:span><text:span text:style-name="T3"> </text:span><text:span text:style-name="T62">ﮜ</text:span><text:span text:style-name="T3"> </text:span><text:span text:style-name="T62">ﮝ</text:span><text:span text:style-name="T3"> </text:span><text:span text:style-name="T62">ﮞ</text:span><text:span text:style-name="T3"> </text:span><text:span text:style-name="T62">ﮟ</text:span><text:span text:style-name="T3"> </text:span><text:span text:style-name="T62">ﮠ</text:span><text:span text:style-name="T3"> </text:span><text:span text:style-name="T62">ﮡ</text:span><text:span text:style-name="T3"> </text:span><text:span text:style-name="T62">ﮢ</text:span><text:span text:style-name="T3"> </text:span><text:span text:style-name="T62">ﮣ</text:span><text:span text:style-name="T3"> </text:span><text:span text:style-name="T62">ﮤ</text:span><text:span text:style-name="T3"> </text:span><text:span text:style-name="T62">ﮥ</text:span><text:span text:style-name="T3"> </text:span><text:span text:style-name="T62">ﮦ</text:span><text:span text:style-name="T3"> </text:span><text:span text:style-name="T62">ﮧﮨ</text:span><text:span text:style-name="T3"> </text:span><text:span text:style-name="T62">ﮩ</text:span><text:span text:style-name="T3"> </text:span><text:span text:style-name="T62">ﮪ</text:span><text:span text:style-name="T3"> </text:span><text:span text:style-name="T62">ﮫ</text:span><text:span text:style-name="T3"> </text:span><text:span text:style-name="T62">ﮬ</text:span><text:span text:style-name="T3"> </text:span><text:span text:style-name="T62">ﮭ</text:span><text:span text:style-name="T3"> </text:span><text:span text:style-name="T62">ﮮﮯ</text:span><text:span text:style-name="T3"> </text:span><text:span text:style-name="T62">ﮰ</text:span><text:span text:style-name="T3"> </text:span><text:span text:style-name="T62">ﮱ</text:span><text:span text:style-name="T3"> </text:span><text:span text:style-name="T62">ﯓ</text:span><text:span text:style-name="T3"> </text:span><text:span text:style-name="T62">ﯔ</text:span><text:span text:style-name="T3"> </text:span><text:span text:style-name="T62">ﯕ</text:span><text:span text:style-name="T3"> </text:span><text:span text:style-name="T62">ﯖ</text:span><text:span text:style-name="T3"> </text:span><text:span text:style-name="T62">ﯗ</text:span><text:span text:style-name="T3"> </text:span><text:span text:style-name="T62">ﯘ</text:span><text:span text:style-name="T3"> </text:span><text:span text:style-name="T62">ﯙ</text:span><text:span text:style-name="T3"> </text:span><text:span text:style-name="T62">ﯚ</text:span><text:span text:style-name="T3"> </text:span><text:span text:style-name="T62">ﯛ</text:span><text:span text:style-name="T3"> </text:span><text:span text:style-name="T62">ﯜ</text:span><text:span text:style-name="T3"> </text:span><text:span text:style-name="T62">ﯝ</text:span><text:span text:style-name="T3"> </text:span><text:span text:style-name="T62">ﯞ</text:span><text:span text:style-name="T3"> </text:span><text:span text:style-name="T62">ﯟ</text:span><text:span text:style-name="T3"> </text:span><text:span text:style-name="T62">ﯠ</text:span><text:span text:style-name="T3"> </text:span><text:span text:style-name="T62">ﯡ</text:span><text:span text:style-name="T3"> </text:span><text:span text:style-name="T62">ﯢ</text:span><text:span text:style-name="T3"> </text:span><text:span text:style-name="T62">ﯣ</text:span><text:span text:style-name="T3"> </text:span><text:span text:style-name="T62">ﯤ</text:span><text:span text:style-name="T3"> </text:span><text:span text:style-name="T62">ﯥ</text:span><text:span text:style-name="T3"> </text:span><text:span text:style-name="T62">ﯦ</text:span><text:span text:style-name="T3"> </text:span><text:span text:style-name="T62">ﯧ</text:span><text:span text:style-name="T3"> </text:span><text:span text:style-name="T62">ﯨ</text:span><text:span text:style-name="T3"> </text:span><text:span text:style-name="T62">ﯩ</text:span><text:span text:style-name="T3"> </text:span><text:span text:style-name="T62">ﯪ</text:span><text:span text:style-name="T3"> </text:span><text:span text:style-name="T62">ﯫ</text:span><text:span text:style-name="T3"> </text:span><text:span text:style-name="T62">ﯬ</text:span><text:span text:style-name="T3"> </text:span><text:span text:style-name="T62">ﯭ</text:span><text:span text:style-name="T3"> </text:span><text:span text:style-name="T62">ﯮ</text:span><text:span text:style-name="T3"> </text:span><text:span text:style-name="T62">ﯯ</text:span><text:span text:style-name="T3"> </text:span><text:span text:style-name="T62">ﯰﯱ</text:span><text:span text:style-name="T3"> </text:span><text:span text:style-name="T62">ﯲ</text:span></text:p>
      <text:p text:style-name="P14"><text:span text:style-name="T62">ﯳ</text:span><text:span text:style-name="T3"> </text:span><text:span text:style-name="T62">ﯴ</text:span><text:span text:style-name="T3"> </text:span><text:span text:style-name="T62">ﯵ</text:span><text:span text:style-name="T3"> </text:span><text:span text:style-name="T62">ﯶ</text:span><text:span text:style-name="T3"> </text:span><text:span text:style-name="T62">ﯷ</text:span><text:span text:style-name="T3"> </text:span><text:span text:style-name="T62">ﯸ</text:span><text:span text:style-name="T3"> </text:span><text:span text:style-name="T62">ﯹ</text:span><text:span text:style-name="T3"> </text:span><text:span text:style-name="T62">ﯺ</text:span><text:span text:style-name="T3"> </text:span><text:span text:style-name="T62">ﯻ</text:span><text:span text:style-name="T3"> </text:span><text:span text:style-name="T62">ﯼ</text:span></text:p>
      <text:p text:style-name="P30"><text:span text:style-name="T64">ﭑ</text:span><text:span text:style-name="T3"> </text:span><text:span text:style-name="T64">ﭒ</text:span><text:span text:style-name="T3"> </text:span><text:span text:style-name="T64">ﭓ</text:span><text:span text:style-name="T3"> </text:span><text:span text:style-name="T64">ﭔ</text:span><text:span text:style-name="T3"> </text:span><text:span text:style-name="T64">ﭕ</text:span><text:span text:style-name="T3"> </text:span><text:span text:style-name="T64">ﭖﭗ</text:span><text:span text:style-name="T3"> </text:span><text:span text:style-name="T64">ﭘ</text:span><text:span text:style-name="T3"> </text:span><text:span text:style-name="T64">ﭙ</text:span><text:span text:style-name="T3"> </text:span><text:span text:style-name="T64">ﭚ</text:span><text:span text:style-name="T3"> </text:span><text:span text:style-name="T64">ﭛ</text:span><text:span text:style-name="T3"> </text:span><text:span text:style-name="T64">ﭜ</text:span><text:span text:style-name="T3"> </text:span><text:span text:style-name="T64">ﭝ</text:span><text:span text:style-name="T3"> </text:span><text:span text:style-name="T64">ﭞ</text:span><text:span text:style-name="T3"> </text:span><text:span text:style-name="T64">ﭟ</text:span><text:span text:style-name="T3"> </text:span><text:span text:style-name="T64">ﭠ</text:span><text:span text:style-name="T3"> </text:span><text:span text:style-name="T64">ﭡ</text:span><text:span text:style-name="T3"> </text:span><text:span text:style-name="T64">ﭢ</text:span><text:span text:style-name="T3"> </text:span><text:span text:style-name="T64">ﭣ</text:span><text:span text:style-name="T3"> </text:span><text:span text:style-name="T64">ﭤ</text:span><text:span text:style-name="T3"> </text:span><text:span text:style-name="T64">ﭥ</text:span><text:span text:style-name="T3"> </text:span><text:span text:style-name="T64">ﭦ</text:span><text:span text:style-name="T3"> </text:span><text:span text:style-name="T64">ﭧ</text:span><text:span text:style-name="T3"> </text:span><text:span text:style-name="T64">ﭨ</text:span><text:span text:style-name="T3"> </text:span><text:span text:style-name="T64">ﭩ</text:span><text:span text:style-name="T3"> </text:span><text:span text:style-name="T64">ﭪ</text:span><text:span text:style-name="T3"> </text:span><text:span text:style-name="T64">ﭫ</text:span><text:span text:style-name="T3"> </text:span><text:span text:style-name="T64">ﭬ</text:span><text:span text:style-name="T3"> </text:span><text:span text:style-name="T64">ﭭ</text:span><text:span text:style-name="T3"> </text:span><text:span text:style-name="T64">ﭮ</text:span><text:span text:style-name="T3"> </text:span><text:span text:style-name="T64">ﭯ</text:span><text:span text:style-name="T3"> </text:span><text:span text:style-name="T64">ﭰ</text:span><text:span text:style-name="T3"> </text:span><text:span text:style-name="T64">ﭱ</text:span><text:span text:style-name="T3"> </text:span><text:span text:style-name="T64">ﭲ</text:span><text:span text:style-name="T3"> </text:span><text:span text:style-name="T64">ﭳ</text:span><text:span text:style-name="T3"> </text:span><text:span text:style-name="T64">ﭴ</text:span><text:span text:style-name="T3"> </text:span><text:span text:style-name="T64">ﭵ</text:span><text:span text:style-name="T3"> </text:span><text:span text:style-name="T64">ﭶ</text:span><text:span text:style-name="T3"> </text:span><text:span text:style-name="T64">ﭷ</text:span><text:span text:style-name="T3"> </text:span><text:span text:style-name="T64">ﭸ</text:span><text:span text:style-name="T3"> </text:span><text:span text:style-name="T64">ﭹ</text:span><text:span text:style-name="T3"> </text:span><text:span text:style-name="T64">ﭺ</text:span><text:span text:style-name="T3"> </text:span><text:span text:style-name="T64">ﭻ</text:span><text:span text:style-name="T3"> </text:span><text:span text:style-name="T64">ﭼ</text:span><text:span text:style-name="T3"> </text:span><text:span text:style-name="T64">ﭽ</text:span><text:span text:style-name="T3"> </text:span><text:span text:style-name="T64">ﭾ</text:span><text:span text:style-name="T3"> </text:span><text:span text:style-name="T64">ﭿ</text:span><text:span text:style-name="T3"> </text:span><text:span text:style-name="T64">ﮀ</text:span><text:span text:style-name="T3"> </text:span><text:span text:style-name="T64">ﮁ</text:span><text:span text:style-name="T3"> </text:span><text:span text:style-name="T64">ﮂ</text:span><text:span text:style-name="T3"> </text:span><text:span text:style-name="T64">ﮃ</text:span><text:span text:style-name="T3"> </text:span><text:span text:style-name="T64">ﮄ</text:span><text:span text:style-name="T3"> </text:span><text:span text:style-name="T64">ﮅ</text:span><text:span text:style-name="T3"> </text:span><text:span text:style-name="T64">ﮆ</text:span><text:span text:style-name="T3"> </text:span><text:span text:style-name="T64">ﮇ</text:span><text:span text:style-name="T3"> </text:span><text:span text:style-name="T64">ﮈ</text:span><text:span text:style-name="T3"> </text:span><text:span text:style-name="T64">ﮉ</text:span><text:span text:style-name="T3"> </text:span><text:span text:style-name="T64">ﮊ</text:span><text:span text:style-name="T3"> </text:span><text:span text:style-name="T64">ﮋ</text:span><text:span text:style-name="T3"> </text:span><text:span text:style-name="T64">ﮌ</text:span><text:span text:style-name="T3"> </text:span><text:span text:style-name="T64">ﮍ</text:span><text:span text:style-name="T3"> </text:span><text:span text:style-name="T64">ﮎ</text:span><text:span text:style-name="T3"> </text:span><text:span text:style-name="T64">ﮏ</text:span><text:span text:style-name="T3"> </text:span><text:span text:style-name="T64">ﮐ</text:span><text:span text:style-name="T3"> </text:span><text:span text:style-name="T64">ﮑ</text:span><text:span text:style-name="T3"> </text:span><text:span text:style-name="T64">ﮒ</text:span><text:span text:style-name="T3"> </text:span><text:span text:style-name="T64">ﮓ</text:span><text:span text:style-name="T3"> </text:span><text:span text:style-name="T64">ﮔ</text:span><text:span text:style-name="T3"> </text:span><text:span text:style-name="T64">ﮕ</text:span><text:span text:style-name="T3"> </text:span><text:span text:style-name="T64">ﮖ</text:span><text:span text:style-name="T3"> </text:span><text:span text:style-name="T64">ﮗ</text:span><text:span text:style-name="T3"> </text:span><text:span text:style-name="T64">ﮘ</text:span><text:span text:style-name="T3"> </text:span><text:span text:style-name="T64">ﮙ</text:span><text:span text:style-name="T3"> </text:span><text:span text:style-name="T64">ﮚ</text:span><text:span text:style-name="T3"> </text:span><text:span text:style-name="T64">ﮛ</text:span><text:span text:style-name="T3"> </text:span><text:span text:style-name="T64">ﮜ</text:span><text:span text:style-name="T3"> </text:span><text:span text:style-name="T64">ﮝ</text:span><text:span text:style-name="T3"> </text:span><text:span text:style-name="T64">ﮞ</text:span><text:span text:style-name="T3"> </text:span><text:span text:style-name="T64">ﮟﮠ</text:span><text:span text:style-name="T3"> </text:span><text:span text:style-name="T64">ﮡ</text:span><text:span text:style-name="T3"> </text:span><text:span text:style-name="T64">ﮢ</text:span><text:span text:style-name="T3"> </text:span><text:span text:style-name="T64">ﮣ</text:span><text:span text:style-name="T3"> </text:span><text:span text:style-name="T64">ﮤ</text:span><text:span text:style-name="T3"> </text:span><text:span text:style-name="T64">ﮥ</text:span><text:span text:style-name="T3"> </text:span><text:span text:style-name="T64">ﮦ</text:span><text:span text:style-name="T3"> </text:span><text:span text:style-name="T64">ﮧ</text:span><text:span text:style-name="T3"> </text:span><text:span text:style-name="T64">ﮨ</text:span><text:span text:style-name="T3"> </text:span><text:span text:style-name="T64">ﮩ</text:span><text:span text:style-name="T3"> </text:span><text:span text:style-name="T64">ﮪ</text:span><text:span text:style-name="T3"> </text:span><text:span text:style-name="T64">ﮫ</text:span><text:span text:style-name="T3"> </text:span><text:span text:style-name="T64">ﮬ</text:span><text:span text:style-name="T3"> </text:span><text:span text:style-name="T64">ﮭ</text:span><text:span text:style-name="T3"> </text:span><text:span text:style-name="T64">ﮮ</text:span><text:span text:style-name="T3"> </text:span><text:span text:style-name="T64">ﮯﮰ</text:span><text:span text:style-name="T3"> </text:span><text:span text:style-name="T64">ﮱ</text:span><text:span text:style-name="T3"> </text:span><text:span text:style-name="T64">ﯓ</text:span><text:span text:style-name="T3"> </text:span><text:span text:style-name="T64">ﯔ</text:span><text:span text:style-name="T3"> </text:span><text:span text:style-name="T64">ﯕ</text:span><text:span text:style-name="T3"> </text:span><text:span text:style-name="T64">ﯖ</text:span><text:span text:style-name="T3"> </text:span><text:span text:style-name="T64">ﯗ</text:span><text:span text:style-name="T3"> </text:span><text:span text:style-name="T64">ﯘ</text:span><text:span text:style-name="T3"> </text:span><text:span text:style-name="T64">ﯙ</text:span><text:span text:style-name="T3"> </text:span><text:span text:style-name="T64">ﯚ</text:span><text:span text:style-name="T3"> </text:span><text:span text:style-name="T64">ﯛ</text:span><text:span text:style-name="T3"> </text:span><text:span text:style-name="T64">ﯜ</text:span><text:span text:style-name="T3"> </text:span><text:span text:style-name="T64">ﯝ</text:span><text:span text:style-name="T3"> </text:span><text:span text:style-name="T64">ﯞ</text:span><text:span text:style-name="T3"> </text:span><text:span text:style-name="T64">ﯟ</text:span><text:span text:style-name="T3"> </text:span><text:span text:style-name="T64">ﯠ</text:span><text:span text:style-name="T3"> </text:span><text:span text:style-name="T64">ﯡ</text:span><text:span text:style-name="T3"> </text:span><text:span text:style-name="T64">ﯢ</text:span><text:span text:style-name="T3"> </text:span><text:span text:style-name="T64">ﯣ</text:span><text:span text:style-name="T3"> </text:span><text:span text:style-name="T64">ﯤﯥ</text:span><text:span text:style-name="T3"> </text:span><text:span text:style-name="T64">ﯦ</text:span><text:span text:style-name="T3"> </text:span><text:span text:style-name="T64">ﯧ</text:span><text:span text:style-name="T3"> </text:span><text:span text:style-name="T64">ﯨ</text:span><text:span text:style-name="T3"> </text:span><text:span text:style-name="T64">ﯩ</text:span><text:span text:style-name="T3"> </text:span><text:span text:style-name="T64">ﯪ</text:span><text:span text:style-name="T3"> </text:span><text:span text:style-name="T64">ﯫ</text:span><text:span text:style-name="T3"> </text:span><text:span text:style-name="T64">ﯬ</text:span><text:span text:style-name="T3"> </text:span><text:span text:style-name="T64">ﯭ</text:span><text:span text:style-name="T3"> </text:span><text:span text:style-name="T64">ﯮ</text:span><text:span text:style-name="T3"> </text:span><text:span text:style-name="T64">ﯯ</text:span><text:span text:style-name="T3"> </text:span><text:span text:style-name="T64">ﯰ</text:span><text:span text:style-name="T3"> </text:span><text:span text:style-name="T64">ﯱ</text:span><text:span text:style-name="T3"> </text:span><text:span text:style-name="T64">ﯲ</text:span><text:span text:style-name="T3"> </text:span><text:span text:style-name="T64">ﯳ</text:span><text:span text:style-name="T3"> </text:span><text:span text:style-name="T64">ﯴ</text:span><text:span text:style-name="T3"> </text:span><text:span text:style-name="T64">ﯵ</text:span><text:span text:style-name="T3"> </text:span><text:span text:style-name="T64">ﯶ</text:span><text:span text:style-name="T3"> </text:span><text:span text:style-name="T64">ﯷ</text:span><text:span text:style-name="T3"> </text:span><text:span text:style-name="T64">ﯸ</text:span><text:span text:style-name="T3"> </text:span><text:span text:style-name="T64">ﯹ</text:span><text:span text:style-name="T3"> </text:span><text:span text:style-name="T64">ﯺ</text:span><text:span text:style-name="T3"> </text:span><text:span text:style-name="T64">ﯻ</text:span><text:span text:style-name="T3"> </text:span><text:span text:style-name="T64">ﯼ</text:span><text:span text:style-name="T3"> </text:span><text:span text:style-name="T64">ﯽ</text:span><text:span text:style-name="T3"> </text:span><text:span text:style-name="T64">ﯾ</text:span><text:span text:style-name="T3"> </text:span><text:span text:style-name="T64">ﯿ</text:span></text:p>
      <text:p text:style-name="P31"><text:span text:style-name="T66">ﭑ</text:span><text:span text:style-name="T3"> </text:span><text:span text:style-name="T66">ﭒ</text:span><text:span text:style-name="T3"> </text:span><text:span text:style-name="T66">ﭓ</text:span><text:span text:style-name="T3"> </text:span><text:span text:style-name="T66">ﭔ</text:span><text:span text:style-name="T3"> </text:span><text:span text:style-name="T66">ﭕﭖ</text:span><text:span text:style-name="T3"> </text:span><text:span text:style-name="T66">ﭗ</text:span><text:span text:style-name="T3"> </text:span><text:span text:style-name="T66">ﭘ</text:span><text:span text:style-name="T3"> </text:span><text:span text:style-name="T66">ﭙ</text:span><text:span text:style-name="T3"> </text:span><text:span text:style-name="T66">ﭚ</text:span><text:span text:style-name="T3"> </text:span><text:span text:style-name="T66">ﭛ</text:span><text:span text:style-name="T3"> </text:span><text:span text:style-name="T66">ﭜ</text:span><text:span text:style-name="T3"> </text:span><text:span text:style-name="T66">ﭝ</text:span><text:span text:style-name="T3"> </text:span><text:span text:style-name="T66">ﭞ</text:span><text:span text:style-name="T3"> </text:span><text:span text:style-name="T66">ﭟ</text:span><text:span text:style-name="T3"> </text:span><text:span text:style-name="T66">ﭠ</text:span><text:span text:style-name="T3"> </text:span><text:span text:style-name="T66">ﭡ</text:span><text:span text:style-name="T3"> </text:span><text:span text:style-name="T66">ﭢ</text:span><text:span text:style-name="T3"> </text:span><text:span text:style-name="T66">ﭣ</text:span><text:span text:style-name="T3"> </text:span><text:span text:style-name="T66">ﭤ</text:span><text:span text:style-name="T3"> </text:span><text:span text:style-name="T66">ﭥ</text:span><text:span text:style-name="T3"> </text:span><text:span text:style-name="T66">ﭦ</text:span><text:span text:style-name="T3"> </text:span><text:span text:style-name="T66">ﭧ</text:span><text:span text:style-name="T3"> </text:span><text:span text:style-name="T66">ﭨ</text:span><text:span text:style-name="T3"> </text:span><text:span text:style-name="T66">ﭩ</text:span><text:span text:style-name="T3"> </text:span><text:span text:style-name="T66">ﭪ</text:span><text:span text:style-name="T3"> </text:span><text:span text:style-name="T66">ﭫ</text:span><text:span text:style-name="T3"> </text:span><text:span text:style-name="T66">ﭬ</text:span><text:span text:style-name="T3"> </text:span><text:span text:style-name="T66">ﭭ</text:span><text:span text:style-name="T3"> </text:span><text:span text:style-name="T66">ﭮ</text:span><text:span text:style-name="T3"> </text:span><text:span text:style-name="T66">ﭯ</text:span><text:span text:style-name="T3"> </text:span><text:span text:style-name="T66">ﭰ</text:span><text:span text:style-name="T3"> </text:span><text:span text:style-name="T66">ﭱ</text:span><text:span text:style-name="T3"> </text:span><text:span text:style-name="T66">ﭲ</text:span><text:span text:style-name="T3"> </text:span><text:span text:style-name="T66">ﭳ</text:span><text:span text:style-name="T3"> </text:span><text:span text:style-name="T66">ﭴﭵ</text:span><text:span text:style-name="T3"> </text:span><text:span text:style-name="T66">ﭶ</text:span><text:span text:style-name="T3"> </text:span><text:span text:style-name="T66">ﭷ</text:span><text:span text:style-name="T3"> </text:span><text:span text:style-name="T66">ﭸ</text:span><text:span text:style-name="T3"> </text:span><text:span text:style-name="T66">ﭹ</text:span><text:span text:style-name="T3"> </text:span><text:span text:style-name="T66">ﭺ</text:span><text:span text:style-name="T3"> </text:span><text:span text:style-name="T66">ﭻ</text:span><text:span text:style-name="T3"> </text:span><text:span text:style-name="T66">ﭼ</text:span><text:span text:style-name="T3"> </text:span><text:span text:style-name="T66">ﭽ</text:span><text:span text:style-name="T3"> </text:span><text:span text:style-name="T66">ﭾﭿ</text:span><text:span text:style-name="T3"> </text:span><text:span text:style-name="T66">ﮀ</text:span><text:span text:style-name="T3"> </text:span><text:span text:style-name="T66">ﮁ</text:span><text:span text:style-name="T3"> </text:span><text:span text:style-name="T66">ﮂ</text:span><text:span text:style-name="T3"> </text:span><text:span text:style-name="T66">ﮃ</text:span><text:span text:style-name="T3"> </text:span><text:span text:style-name="T66">ﮄ</text:span><text:span text:style-name="T3"> </text:span><text:span text:style-name="T66">ﮅ</text:span><text:span text:style-name="T3"> </text:span><text:span text:style-name="T66">ﮆ</text:span><text:span text:style-name="T3"> </text:span><text:span text:style-name="T66">ﮇ</text:span><text:span text:style-name="T3"> </text:span><text:span text:style-name="T66">ﮈ</text:span><text:span text:style-name="T3"> </text:span><text:span text:style-name="T66">ﮉ</text:span></text:p>
      <text:p text:style-name="P15"><text:span text:style-name="T27">\</text:span><text:span text:style-name="T66">ﮊ</text:span><text:span text:style-name="T3"> </text:span><text:span text:style-name="T66">ﮋ</text:span><text:span text:style-name="T3"> </text:span><text:span text:style-name="T66">ﮌ</text:span><text:span text:style-name="T3"> </text:span><text:span text:style-name="T66">ﮍ</text:span><text:span text:style-name="T3"> </text:span><text:span text:style-name="T66">ﮎ</text:span><text:span text:style-name="T3"> </text:span><text:span text:style-name="T66">ﮏ</text:span><text:span text:style-name="T3"> </text:span><text:span text:style-name="T66">ﮐ</text:span><text:span text:style-name="T3"> </text:span><text:span text:style-name="T66">ﮑﮒ</text:span><text:span text:style-name="T3"> </text:span><text:span text:style-name="T66">ﮓ</text:span><text:span text:style-name="T3"> </text:span><text:span text:style-name="T66">ﮔ</text:span><text:span text:style-name="T3"> </text:span><text:span text:style-name="T66">ﮕ</text:span><text:span text:style-name="T3"> </text:span><text:span text:style-name="T66">ﮖ</text:span><text:span text:style-name="T3"> </text:span><text:span text:style-name="T66">ﮗ</text:span><text:span text:style-name="T3"> </text:span><text:span text:style-name="T66">ﮘ</text:span><text:span text:style-name="T3"> </text:span><text:span text:style-name="T66">ﮙﮚﮛ</text:span><text:span text:style-name="T3"> </text:span><text:span text:style-name="T66">ﮜﮝ</text:span><text:span text:style-name="T3"> </text:span><text:span text:style-name="T66">ﮞ</text:span><text:span text:style-name="T3"> </text:span><text:span text:style-name="T66">ﮟ</text:span><text:span text:style-name="T3"> </text:span><text:span text:style-name="T66">ﮠ</text:span><text:span text:style-name="T3"> </text:span><text:span text:style-name="T66">ﮡ</text:span><text:span text:style-name="T3"> </text:span><text:span text:style-name="T66">ﮢ</text:span><text:span text:style-name="T3"> </text:span><text:span text:style-name="T66">ﮣ</text:span><text:span text:style-name="T3"> </text:span><text:span text:style-name="T66">ﮤ</text:span><text:span text:style-name="T3"> </text:span><text:span text:style-name="T66">ﮥ</text:span><text:span text:style-name="T3"> </text:span><text:span text:style-name="T66">ﮦ</text:span><text:span text:style-name="T3"> </text:span><text:span text:style-name="T66">ﮧ</text:span><text:span text:style-name="T3"> </text:span><text:span text:style-name="T66">ﮨ</text:span><text:span text:style-name="T3"> </text:span><text:span text:style-name="T66">ﮩ</text:span><text:span text:style-name="T3"> </text:span><text:span text:style-name="T66">ﮪ</text:span><text:span text:style-name="T3"> </text:span><text:span text:style-name="T66">ﮫ</text:span><text:span text:style-name="T3"> </text:span><text:span text:style-name="T66">ﮬ</text:span><text:span text:style-name="T3"> </text:span><text:span text:style-name="T66">ﮭ</text:span><text:span text:style-name="T3"> </text:span><text:span text:style-name="T66">ﮮ</text:span><text:span text:style-name="T3"> </text:span><text:span text:style-name="T66">ﮯ</text:span><text:span text:style-name="T3"> </text:span><text:span text:style-name="T66">ﮰ</text:span><text:span text:style-name="T3"> </text:span><text:span text:style-name="T66">ﮱ</text:span><text:span text:style-name="T3"> </text:span><text:span text:style-name="T66">ﯓ</text:span><text:span text:style-name="T3"> </text:span><text:span text:style-name="T66">ﯔ</text:span><text:span text:style-name="T3"> </text:span><text:span text:style-name="T66">ﯕ</text:span><text:span text:style-name="T3"> </text:span><text:span text:style-name="T66">ﯖ</text:span><text:span text:style-name="T3"> </text:span><text:span text:style-name="T66">ﯗ</text:span><text:span text:style-name="T3"> </text:span><text:span text:style-name="T66">ﯘ</text:span><text:span text:style-name="T3"> </text:span><text:span text:style-name="T66">ﯙ</text:span><text:span text:style-name="T3"> </text:span><text:span text:style-name="T66">ﯚ</text:span><text:span text:style-name="T3"> </text:span><text:span text:style-name="T66">ﯛ</text:span><text:span text:style-name="T3"> </text:span><text:span text:style-name="T66">ﯜ</text:span><text:span text:style-name="T3"> </text:span><text:span text:style-name="T66">ﯝ</text:span><text:span text:style-name="T3"> </text:span><text:span text:style-name="T66">ﯞ</text:span><text:span text:style-name="T3"> </text:span><text:span text:style-name="T66">ﯟ</text:span><text:span text:style-name="T3"> </text:span><text:span text:style-name="T66">ﯠ</text:span><text:span text:style-name="T3"> </text:span><text:span text:style-name="T66">ﯡ</text:span><text:span text:style-name="T3"> </text:span><text:span text:style-name="T66">ﯢ</text:span><text:span text:style-name="T3"> </text:span><text:span text:style-name="T66">ﯣ</text:span><text:span text:style-name="T3"> </text:span><text:span text:style-name="T66">ﯤ</text:span><text:span text:style-name="T3"> </text:span><text:span text:style-name="T66">ﯥﯦ</text:span><text:span text:style-name="T3"> </text:span><text:span text:style-name="T66">ﯧ</text:span><text:span text:style-name="T3"> </text:span><text:span text:style-name="T66">ﯨ</text:span><text:span text:style-name="T3"> </text:span><text:span text:style-name="T66">ﯩ</text:span><text:span text:style-name="T3"> </text:span><text:span text:style-name="T66">ﯪ</text:span><text:span text:style-name="T3"> </text:span><text:span text:style-name="T66">ﯫ</text:span><text:span text:style-name="T3"> </text:span><text:span text:style-name="T66">ﯬ</text:span><text:span text:style-name="T3"> </text:span><text:span text:style-name="T66">ﯭ</text:span><text:span text:style-name="T3"> </text:span><text:span text:style-name="T66">ﯮ</text:span><text:span text:style-name="T3"> </text:span><text:span text:style-name="T66">ﯯ</text:span><text:span text:style-name="T3"> </text:span><text:span text:style-name="T66">ﯰ</text:span><text:span text:style-name="T3"> </text:span><text:span text:style-name="T66">ﯱ</text:span><text:span text:style-name="T3"> </text:span><text:span text:style-name="T66">ﯲﯳ</text:span><text:span text:style-name="T3"> </text:span><text:span text:style-name="T66">ﯴ</text:span><text:span text:style-name="T3"> </text:span><text:span text:style-name="T66">ﯵ</text:span><text:span text:style-name="T3"> </text:span><text:span text:style-name="T66">ﯶ</text:span><text:span text:style-name="T3"> </text:span><text:span text:style-name="T66">ﯷ</text:span><text:span text:style-name="T3"> </text:span><text:span text:style-name="T66">ﯸ</text:span><text:span text:style-name="T3"> </text:span><text:span text:style-name="T66">ﯹ</text:span></text:p>
      <text:p text:style-name="P32"><text:span text:style-name="T68">ﭑ</text:span><text:span text:style-name="T3"> </text:span><text:span text:style-name="T68">ﭒ</text:span><text:span text:style-name="T3"> </text:span><text:span text:style-name="T68">ﭓ</text:span><text:span text:style-name="T3"> </text:span><text:span text:style-name="T68">ﭔ</text:span><text:span text:style-name="T3"> </text:span><text:span text:style-name="T68">ﭕ</text:span><text:span text:style-name="T3"> </text:span><text:span text:style-name="T68">ﭖ</text:span><text:span text:style-name="T3"> </text:span><text:span text:style-name="T68">ﭗ</text:span><text:span text:style-name="T3"> </text:span><text:span text:style-name="T68">ﭘ</text:span><text:span text:style-name="T3"> </text:span><text:span text:style-name="T68">ﭙ</text:span><text:span text:style-name="T3"> </text:span><text:span text:style-name="T68">ﭚ</text:span><text:span text:style-name="T3"> </text:span><text:span text:style-name="T68">ﭛ</text:span><text:span text:style-name="T3"> </text:span><text:span text:style-name="T68">ﭜ</text:span><text:span text:style-name="T3"> </text:span><text:span text:style-name="T68">ﭝ</text:span><text:span text:style-name="T3"> </text:span><text:span text:style-name="T68">ﭞ</text:span><text:span text:style-name="T3"> </text:span><text:span text:style-name="T68">ﭟ</text:span><text:span text:style-name="T3"> </text:span><text:span text:style-name="T68">ﭠ</text:span><text:span text:style-name="T3"> </text:span><text:span text:style-name="T68">ﭡ</text:span><text:span text:style-name="T3"> </text:span><text:span text:style-name="T68">ﭢ</text:span><text:span text:style-name="T3"> </text:span><text:span text:style-name="T68">ﭣ</text:span><text:span text:style-name="T3"> </text:span><text:span text:style-name="T68">ﭤ</text:span><text:span text:style-name="T3"> </text:span><text:span text:style-name="T68">ﭥ</text:span><text:span text:style-name="T3"> </text:span><text:span text:style-name="T68">ﭦﭧ</text:span><text:span text:style-name="T3"> </text:span><text:span text:style-name="T68">ﭨ</text:span><text:span text:style-name="T3"> </text:span><text:span text:style-name="T68">ﭩ</text:span><text:span text:style-name="T3"> </text:span><text:span text:style-name="T68">ﭪ</text:span><text:span text:style-name="T3"> </text:span><text:span text:style-name="T68">ﭫ</text:span><text:span text:style-name="T3"> </text:span><text:span text:style-name="T68">ﭬ</text:span><text:span text:style-name="T3"> </text:span><text:span text:style-name="T68">ﭭ</text:span><text:span text:style-name="T3"> </text:span><text:span text:style-name="T68">ﭮ</text:span><text:span text:style-name="T3"> </text:span><text:span text:style-name="T68">ﭯ</text:span><text:span text:style-name="T3"> </text:span><text:span text:style-name="T68">ﭰ</text:span><text:span text:style-name="T3"> </text:span><text:span text:style-name="T68">ﭱ</text:span><text:span text:style-name="T3"> </text:span><text:span text:style-name="T68">ﭲ</text:span><text:span text:style-name="T3"> </text:span><text:span text:style-name="T68">ﭳ</text:span><text:span text:style-name="T3"> </text:span><text:span text:style-name="T68">ﭴﭵ</text:span><text:span text:style-name="T3"> </text:span><text:span text:style-name="T68">ﭶ</text:span><text:span text:style-name="T3"> </text:span><text:span text:style-name="T68">ﭷ</text:span><text:span text:style-name="T3"> </text:span><text:span text:style-name="T68">ﭸ</text:span><text:span text:style-name="T3"> </text:span><text:span text:style-name="T68">ﭹ</text:span><text:span text:style-name="T3"> </text:span><text:span text:style-name="T68">ﭺ</text:span><text:span text:style-name="T3"> </text:span><text:span text:style-name="T68">ﭻ</text:span><text:span text:style-name="T3"> </text:span><text:span text:style-name="T68">ﭼ</text:span><text:span text:style-name="T3"> </text:span><text:span text:style-name="T68">ﭽ</text:span><text:span text:style-name="T3"> </text:span><text:span text:style-name="T68">ﭾ</text:span><text:span text:style-name="T3"> </text:span><text:span text:style-name="T68">ﭿﮀ</text:span><text:span text:style-name="T3"> </text:span><text:span text:style-name="T68">ﮁ</text:span><text:span text:style-name="T3"> </text:span><text:span text:style-name="T68">ﮂ</text:span><text:span text:style-name="T3"> </text:span><text:span text:style-name="T68">ﮃ</text:span><text:span text:style-name="T3"> </text:span><text:span text:style-name="T68">ﮄﮅ</text:span><text:span text:style-name="T3"> </text:span><text:span text:style-name="T68">ﮆ</text:span><text:span text:style-name="T3"> </text:span><text:span text:style-name="T68">ﮇ</text:span><text:span text:style-name="T3"> </text:span><text:span text:style-name="T68">ﮈﮉ</text:span><text:span text:style-name="T3"> </text:span><text:span text:style-name="T68">ﮊ</text:span><text:span text:style-name="T3"> </text:span><text:span text:style-name="T68">ﮋ</text:span><text:span text:style-name="T3"> </text:span><text:span text:style-name="T68">ﮌ</text:span><text:span text:style-name="T3"> </text:span><text:span text:style-name="T68">ﮍ</text:span><text:span text:style-name="T3"> </text:span><text:span text:style-name="T68">ﮎ</text:span><text:span text:style-name="T3"> </text:span><text:span text:style-name="T68">ﮏ</text:span><text:span text:style-name="T3"> </text:span><text:span text:style-name="T68">ﮐ</text:span><text:span text:style-name="T3"> </text:span><text:span text:style-name="T68">ﮑ</text:span><text:span text:style-name="T3"> </text:span><text:span text:style-name="T68">ﮒ</text:span><text:span text:style-name="T3"> </text:span><text:span text:style-name="T68">ﮓ</text:span><text:span text:style-name="T3"> </text:span><text:span text:style-name="T68">ﮔ</text:span><text:span text:style-name="T3"> </text:span><text:span text:style-name="T68">ﮕ</text:span><text:span text:style-name="T3"> </text:span><text:span text:style-name="T68">ﮖ</text:span><text:span text:style-name="T3"> </text:span><text:span text:style-name="T68">ﮗ</text:span><text:span text:style-name="T3"> </text:span><text:span text:style-name="T68">ﮘ</text:span><text:span text:style-name="T3"> </text:span><text:span text:style-name="T68">ﮙ</text:span><text:span text:style-name="T3"> </text:span><text:span text:style-name="T68">ﮚ</text:span><text:span text:style-name="T3"> </text:span><text:span text:style-name="T68">ﮛ</text:span><text:span text:style-name="T3"> </text:span><text:span text:style-name="T68">ﮜ</text:span><text:span text:style-name="T3"> </text:span><text:span text:style-name="T68">ﮝ</text:span><text:span text:style-name="T3"> </text:span><text:span text:style-name="T68">ﮞ</text:span><text:span text:style-name="T3"> </text:span><text:span text:style-name="T68">ﮟ</text:span><text:span text:style-name="T3"> </text:span><text:span text:style-name="T68">ﮠ</text:span><text:span text:style-name="T3"> </text:span><text:span text:style-name="T68">ﮡ</text:span><text:span text:style-name="T3"> </text:span><text:span text:style-name="T68">ﮢ</text:span><text:span text:style-name="T3"> </text:span><text:span text:style-name="T68">ﮣ</text:span><text:span text:style-name="T3"> </text:span><text:span text:style-name="T68">ﮤ</text:span><text:span text:style-name="T3"> </text:span><text:span text:style-name="T68">ﮥ</text:span><text:span text:style-name="T3"> </text:span><text:span text:style-name="T68">ﮦ</text:span><text:span text:style-name="T3"> </text:span><text:span text:style-name="T68">ﮧ</text:span><text:span text:style-name="T3"> </text:span><text:span text:style-name="T68">ﮨ</text:span><text:span text:style-name="T3"> </text:span><text:span text:style-name="T68">ﮩﮪ</text:span><text:span text:style-name="T3"> </text:span><text:span text:style-name="T68">ﮫ</text:span><text:span text:style-name="T3"> </text:span><text:span text:style-name="T68">ﮬ</text:span><text:span text:style-name="T3"> </text:span><text:span text:style-name="T68">ﮭ</text:span><text:span text:style-name="T3"> </text:span><text:span text:style-name="T68">ﮮﮯ</text:span><text:span text:style-name="T3"> </text:span><text:span text:style-name="T68">ﮰ</text:span><text:span text:style-name="T3"> </text:span><text:span text:style-name="T68">ﮱ</text:span><text:span text:style-name="T3"> </text:span><text:span text:style-name="T68">ﯓ</text:span><text:span text:style-name="T3"> </text:span><text:span text:style-name="T68">ﯔ</text:span><text:span text:style-name="T3"> </text:span><text:span text:style-name="T68">ﯕ</text:span><text:span text:style-name="T3"> </text:span><text:span text:style-name="T68">ﯖ</text:span><text:span text:style-name="T3"> </text:span><text:span text:style-name="T68">ﯗ</text:span><text:span text:style-name="T3"> </text:span><text:span text:style-name="T68">ﯘ</text:span><text:span text:style-name="T3"> </text:span><text:span text:style-name="T68">ﯙ</text:span><text:span text:style-name="T3"> </text:span><text:span text:style-name="T68">ﯚ</text:span><text:span text:style-name="T3"> </text:span><text:span text:style-name="T68">ﯛ</text:span><text:span text:style-name="T3"> </text:span><text:span text:style-name="T68">ﯜ</text:span><text:span text:style-name="T3"> </text:span><text:span text:style-name="T68">ﯝ</text:span><text:span text:style-name="T3"> </text:span><text:span text:style-name="T68">ﯞ</text:span><text:span text:style-name="T3"> </text:span><text:span text:style-name="T68">ﯟ</text:span><text:span text:style-name="T3"> </text:span><text:span text:style-name="T68">ﯠ</text:span><text:span text:style-name="T3"> </text:span><text:span text:style-name="T68">ﯡ</text:span><text:span text:style-name="T3"> </text:span><text:span text:style-name="T68">ﯢ</text:span><text:span text:style-name="T3"> </text:span><text:span text:style-name="T68">ﯣ</text:span><text:span text:style-name="T3"> </text:span><text:span text:style-name="T68">ﯤﯥ</text:span><text:span text:style-name="T3"> </text:span><text:span text:style-name="T68">ﯦ</text:span><text:span text:style-name="T3"> </text:span><text:span text:style-name="T68">ﯧ</text:span><text:span text:style-name="T3"> </text:span><text:span text:style-name="T68">ﯨ</text:span><text:span text:style-name="T3"> </text:span><text:span text:style-name="T68">ﯩ</text:span><text:span text:style-name="T3"> </text:span><text:span text:style-name="T68">ﯪ</text:span><text:span text:style-name="T3"> </text:span><text:span text:style-name="T68">ﯫ</text:span><text:span text:style-name="T3"> </text:span><text:span text:style-name="T68">ﯬ</text:span><text:span text:style-name="T3"> </text:span><text:span text:style-name="T68">ﯭ</text:span><text:span text:style-name="T3"> </text:span><text:span text:style-name="T68">ﯮ</text:span><text:span text:style-name="T3"> </text:span><text:span text:style-name="T68">ﯯ</text:span><text:span text:style-name="T3"> </text:span><text:span text:style-name="T68">ﯰ</text:span><text:span text:style-name="T3"> </text:span><text:span text:style-name="T68">ﯱ</text:span><text:span text:style-name="T3"> </text:span><text:span text:style-name="T68">ﯲ</text:span><text:span text:style-name="T3"> </text:span><text:span text:style-name="T68">ﯳ</text:span><text:span text:style-name="T3"> </text:span><text:span text:style-name="T68">ﯴ</text:span><text:span text:style-name="T3"> </text:span><text:span text:style-name="T68">ﯵﯶ</text:span><text:span text:style-name="T3"> </text:span><text:span text:style-name="T68">ﯷ</text:span><text:span text:style-name="T3"> </text:span><text:span text:style-name="T68">ﯸ</text:span><text:span text:style-name="T3"> </text:span><text:span text:style-name="T68">ﯹ</text:span><text:span text:style-name="T3"> </text:span><text:span text:style-name="T68">ﯺ</text:span><text:span text:style-name="T3"> </text:span><text:span text:style-name="T68">ﯻ</text:span><text:span text:style-name="T3"> </text:span><text:span text:style-name="T68">ﯼﯽ</text:span><text:span text:style-name="T3"> </text:span><text:span text:style-name="T68">ﯾ</text:span><text:span text:style-name="T3"> </text:span><text:span text:style-name="T68">ﯿ</text:span><text:span text:style-name="T3"> </text:span><text:span text:style-name="T68">ﰀ</text:span><text:span text:style-name="T3"> </text:span><text:span text:style-name="T68">ﰁ</text:span><text:span text:style-name="T3"> </text:span><text:span text:style-name="T68">ﰂﰃ</text:span><text:span text:style-name="T3"> </text:span><text:span text:style-name="T68">ﰄ</text:span><text:span text:style-name="T3"> </text:span><text:span text:style-name="T68">ﰅ</text:span><text:span text:style-name="T3"> </text:span><text:span text:style-name="T68">ﰆ</text:span><text:span text:style-name="T3"> </text:span><text:span text:style-name="T68">ﰇ</text:span><text:span text:style-name="T3"> </text:span><text:span text:style-name="T68">ﰈﰉ</text:span><text:span text:style-name="T3"> </text:span><text:span text:style-name="T68">ﰊ</text:span><text:span text:style-name="T3"> </text:span><text:span text:style-name="T68">ﰋ</text:span><text:span text:style-name="T3"> </text:span><text:span text:style-name="T68">ﰌ</text:span></text:p>
      <text:p text:style-name="P33"><text:span text:style-name="T70">ﭑ</text:span><text:span text:style-name="T3"> </text:span><text:span text:style-name="T70">ﭒ</text:span><text:span text:style-name="T3"> </text:span><text:span text:style-name="T70">ﭓ</text:span><text:span text:style-name="T3"> </text:span><text:span text:style-name="T70">ﭔ</text:span><text:span text:style-name="T3"> </text:span><text:span text:style-name="T70">ﭕ</text:span><text:span text:style-name="T3"> </text:span><text:span text:style-name="T70">ﭖﭗ</text:span><text:span text:style-name="T3"> </text:span><text:span text:style-name="T70">ﭘ</text:span><text:span text:style-name="T3"> </text:span><text:span text:style-name="T70">ﭙ</text:span><text:span text:style-name="T3"> </text:span><text:span text:style-name="T70">ﭚ</text:span><text:span text:style-name="T3"> </text:span><text:span text:style-name="T70">ﭛ</text:span><text:span text:style-name="T3"> </text:span><text:span text:style-name="T70">ﭜ</text:span><text:span text:style-name="T3"> </text:span><text:span text:style-name="T70">ﭝ</text:span><text:span text:style-name="T3"> </text:span><text:span text:style-name="T70">ﭞ</text:span><text:span text:style-name="T3"> </text:span><text:span text:style-name="T70">ﭟ</text:span><text:span text:style-name="T3"> </text:span><text:span text:style-name="T70">ﭠ</text:span><text:span text:style-name="T3"> </text:span><text:span text:style-name="T70">ﭡ</text:span><text:span text:style-name="T3"> </text:span><text:span text:style-name="T70">ﭢ</text:span><text:span text:style-name="T3"> </text:span><text:span text:style-name="T70">ﭣﭤ</text:span><text:span text:style-name="T3"> </text:span><text:span text:style-name="T70">ﭥ</text:span><text:span text:style-name="T3"> </text:span><text:span text:style-name="T70">ﭦ</text:span><text:span text:style-name="T3"> </text:span><text:span text:style-name="T70">ﭧ</text:span><text:span text:style-name="T3"> </text:span><text:span text:style-name="T70">ﭨ</text:span><text:span text:style-name="T3"> </text:span><text:span text:style-name="T70">ﭩ</text:span><text:span text:style-name="T3"> </text:span><text:span text:style-name="T70">ﭪ</text:span><text:span text:style-name="T3"> </text:span><text:span text:style-name="T70">ﭫﭬ</text:span><text:span text:style-name="T3"> </text:span><text:span text:style-name="T70">ﭭ</text:span><text:span text:style-name="T3"> </text:span><text:span text:style-name="T70">ﭮ</text:span><text:span text:style-name="T3"> </text:span><text:span text:style-name="T70">ﭯ</text:span><text:span text:style-name="T3"> </text:span><text:span text:style-name="T70">ﭰ</text:span><text:span text:style-name="T3"> </text:span><text:span text:style-name="T70">ﭱ</text:span><text:span text:style-name="T3"> </text:span><text:span text:style-name="T70">ﭲ</text:span><text:span text:style-name="T3"> </text:span><text:span text:style-name="T70">ﭳ</text:span><text:span text:style-name="T3"> </text:span><text:span text:style-name="T70">ﭴ</text:span><text:span text:style-name="T3"> </text:span><text:span text:style-name="T70">ﭵﭶ</text:span><text:span text:style-name="T3"> </text:span><text:span text:style-name="T70">ﭷ</text:span><text:span text:style-name="T3"> </text:span><text:span text:style-name="T70">ﭸ</text:span><text:span text:style-name="T3"> </text:span><text:span text:style-name="T70">ﭹ</text:span><text:span text:style-name="T3"> </text:span><text:span text:style-name="T70">ﭺ</text:span><text:span text:style-name="T3"> </text:span><text:span text:style-name="T70">ﭻ</text:span><text:span text:style-name="T3"> </text:span><text:span text:style-name="T70">ﭼ</text:span><text:span text:style-name="T3"> </text:span><text:span text:style-name="T70">ﭽ</text:span><text:span text:style-name="T3"> </text:span><text:span text:style-name="T70">ﭾ</text:span><text:span text:style-name="T3"> </text:span><text:span text:style-name="T70">ﭿ</text:span><text:span text:style-name="T3"> </text:span><text:span text:style-name="T70">ﮀ</text:span><text:span text:style-name="T3"> </text:span><text:span text:style-name="T70">ﮁ</text:span><text:span text:style-name="T3"> </text:span><text:span text:style-name="T70">ﮂﮃ</text:span><text:span text:style-name="T3"> </text:span><text:span text:style-name="T70">ﮄ</text:span><text:span text:style-name="T3"> </text:span><text:span text:style-name="T70">ﮅ</text:span><text:span text:style-name="T3"> </text:span><text:span text:style-name="T70">ﮆ</text:span><text:span text:style-name="T3"> </text:span><text:span text:style-name="T70">ﮇ</text:span><text:span text:style-name="T3"> </text:span><text:span text:style-name="T70">ﮈ</text:span><text:span text:style-name="T3"> </text:span><text:span text:style-name="T70">ﮉ</text:span><text:span text:style-name="T3"> </text:span><text:span text:style-name="T70">ﮊ</text:span><text:span text:style-name="T3"> </text:span><text:span text:style-name="T70">ﮋ</text:span><text:span text:style-name="T3"> </text:span><text:span text:style-name="T70">ﮌ</text:span><text:span text:style-name="T3"> </text:span><text:span text:style-name="T70">ﮍ</text:span><text:span text:style-name="T3"> </text:span><text:span text:style-name="T70">ﮎﮏ</text:span><text:span text:style-name="T3"> </text:span><text:span text:style-name="T70">ﮐ</text:span><text:span text:style-name="T3"> </text:span><text:span text:style-name="T70">ﮑ</text:span><text:span text:style-name="T3"> </text:span><text:span text:style-name="T70">ﮒ</text:span><text:span text:style-name="T3"> </text:span><text:span text:style-name="T70">ﮓ</text:span><text:span text:style-name="T3"> </text:span><text:span text:style-name="T70">ﮔ</text:span><text:span text:style-name="T3"> </text:span><text:span text:style-name="T70">ﮕ</text:span><text:span text:style-name="T3"> </text:span><text:span text:style-name="T70">ﮖ</text:span><text:span text:style-name="T3"> </text:span><text:span text:style-name="T70">ﮗ</text:span><text:span text:style-name="T3"> </text:span><text:span text:style-name="T70">ﮘ</text:span><text:span text:style-name="T3"> </text:span><text:span text:style-name="T70">ﮙ</text:span><text:span text:style-name="T3"> </text:span><text:span text:style-name="T70">ﮚ</text:span><text:span text:style-name="T3"> </text:span><text:span text:style-name="T70">ﮛ</text:span><text:span text:style-name="T3"> </text:span><text:span text:style-name="T70">ﮜ</text:span><text:span text:style-name="T3"> </text:span><text:span text:style-name="T70">ﮝ</text:span><text:span text:style-name="T3"> </text:span><text:span text:style-name="T70">ﮞ</text:span><text:span text:style-name="T3"> </text:span><text:span text:style-name="T70">ﮟ</text:span><text:span text:style-name="T3"> </text:span><text:span text:style-name="T70">ﮠ</text:span><text:span text:style-name="T3"> </text:span><text:span text:style-name="T70">ﮡ</text:span><text:span text:style-name="T3"> </text:span><text:span text:style-name="T70">ﮢ</text:span><text:span text:style-name="T3"> </text:span><text:span text:style-name="T70">ﮣ</text:span><text:span text:style-name="T3"> </text:span><text:span text:style-name="T70">ﮤ</text:span><text:span text:style-name="T3"> </text:span><text:span text:style-name="T70">ﮥ</text:span><text:span text:style-name="T3"> </text:span><text:span text:style-name="T70">ﮦﮧ</text:span><text:span text:style-name="T3"> </text:span><text:span text:style-name="T70">ﮨ</text:span><text:span text:style-name="T3"> </text:span><text:span text:style-name="T70">ﮩ</text:span><text:span text:style-name="T3"> </text:span><text:span text:style-name="T70">ﮪ</text:span><text:span text:style-name="T3"> </text:span><text:span text:style-name="T70">ﮫ</text:span><text:span text:style-name="T3"> </text:span><text:span text:style-name="T70">ﮬ</text:span><text:span text:style-name="T3"> </text:span><text:span text:style-name="T70">ﮭ</text:span><text:span text:style-name="T3"> </text:span><text:span text:style-name="T70">ﮮ</text:span><text:span text:style-name="T3"> </text:span><text:span text:style-name="T70">ﮯ</text:span><text:span text:style-name="T3"> </text:span><text:span text:style-name="T70">ﮰﮱ</text:span><text:span text:style-name="T3"> </text:span><text:span text:style-name="T70">ﯓ</text:span><text:span text:style-name="T3"> </text:span><text:span text:style-name="T70">ﯔ</text:span><text:span text:style-name="T3"> </text:span><text:span text:style-name="T70">ﯕﯖ</text:span><text:span text:style-name="T3"> </text:span><text:span text:style-name="T70">ﯗ</text:span><text:span text:style-name="T3"> </text:span><text:span text:style-name="T70">ﯘ</text:span><text:span text:style-name="T3"> </text:span><text:span text:style-name="T70">ﯙ</text:span><text:span text:style-name="T3"> </text:span><text:span text:style-name="T70">ﯚ</text:span><text:span text:style-name="T3"> </text:span><text:span text:style-name="T70">ﯛ</text:span><text:span text:style-name="T3"> </text:span><text:span text:style-name="T70">ﯜ</text:span><text:span text:style-name="T3"> </text:span><text:span text:style-name="T70">ﯝ</text:span><text:span text:style-name="T3"> </text:span><text:span text:style-name="T70">ﯞ</text:span><text:span text:style-name="T3"> </text:span><text:span text:style-name="T70">ﯟ</text:span><text:span text:style-name="T3"> </text:span><text:span text:style-name="T70">ﯠ</text:span><text:span text:style-name="T3"> </text:span><text:span text:style-name="T70">ﯡ</text:span><text:span text:style-name="T3"> </text:span><text:span text:style-name="T70">ﯢ</text:span><text:span text:style-name="T3"> </text:span><text:span text:style-name="T70">ﯣ</text:span><text:span text:style-name="T3"> </text:span><text:span text:style-name="T70">ﯤ</text:span><text:span text:style-name="T3"> </text:span><text:span text:style-name="T70">ﯥﯦ</text:span><text:span text:style-name="T3"> </text:span><text:span text:style-name="T70">ﯧ</text:span><text:span text:style-name="T3"> </text:span><text:span text:style-name="T70">ﯨ</text:span><text:span text:style-name="T3"> </text:span><text:span text:style-name="T70">ﯩ</text:span><text:span text:style-name="T3"> </text:span><text:span text:style-name="T70">ﯪ</text:span><text:span text:style-name="T3"> </text:span><text:span text:style-name="T70">ﯫ</text:span><text:span text:style-name="T3"> </text:span><text:span text:style-name="T70">ﯬ</text:span><text:span text:style-name="T3"> </text:span><text:span text:style-name="T70">ﯭ</text:span><text:span text:style-name="T3"> </text:span><text:span text:style-name="T70">ﯮﯯ</text:span><text:span text:style-name="T3"> </text:span><text:span text:style-name="T70">ﯰ</text:span><text:span text:style-name="T3"> </text:span><text:span text:style-name="T70">ﯱ</text:span><text:span text:style-name="T3"> </text:span><text:span text:style-name="T70">ﯲ</text:span><text:span text:style-name="T3"> </text:span><text:span text:style-name="T70">ﯳ</text:span><text:span text:style-name="T3"> </text:span><text:span text:style-name="T70">ﯴ</text:span></text:p>
      <text:p text:style-name="P16"><text:span text:style-name="T72">ﮌ</text:span><text:span text:style-name="T33">ﮣ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SI_BASMALAH" svg:font-family="MSI_BASMALAH"/>
    <style:font-face style:name="MSI_Z322" svg:font-family="MSI_Z322"/>
    <style:font-face style:name="MSI_Z3341" svg:font-family="MSI_Z3341"/>
    <style:font-face style:name="MSI_Z323" svg:font-family="MSI_Z323" style:font-pitch="variable"/>
    <style:font-face style:name="MSI_Z324" svg:font-family="MSI_Z324" style:font-pitch="variable"/>
    <style:font-face style:name="MSI_Z325" svg:font-family="MSI_Z325" style:font-pitch="variable"/>
    <style:font-face style:name="MSI_Z326" svg:font-family="MSI_Z326" style:font-pitch="variable"/>
    <style:font-face style:name="MSI_Z327" svg:font-family="MSI_Z327" style:font-pitch="variable"/>
    <style:font-face style:name="MSI_Z328" svg:font-family="MSI_Z328" style:font-pitch="variable"/>
    <style:font-face style:name="MSI_Z329" svg:font-family="MSI_Z329" style:font-pitch="variable"/>
    <style:font-face style:name="MSI_Z330" svg:font-family="MSI_Z330" style:font-pitch="variable"/>
    <style:font-face style:name="MSI_Z331" svg:font-family="MSI_Z331" style:font-pitch="variable"/>
    <style:font-face style:name="MSI_Z332" svg:font-family="MSI_Z332" style:font-pitch="variable"/>
    <style:font-face style:name="MSI_Z333" svg:font-family="MSI_Z333" style:font-pitch="variable"/>
    <style:font-face style:name="MSI_Z334" svg:font-family="MSI_Z334" style:font-pitch="variable"/>
    <style:font-face style:name="MSI_Z335" svg:font-family="MSI_Z335" style:font-pitch="variable"/>
    <style:font-face style:name="MSI_Z336" svg:font-family="MSI_Z336" style:font-pitch="variable"/>
    <style:font-face style:name="MSI_Z337" svg:font-family="MSI_Z337" style:font-pitch="variable"/>
    <style:font-face style:name="MSI_Z338" svg:font-family="MSI_Z338" style:font-pitch="variable"/>
    <style:font-face style:name="MSI_Z339" svg:font-family="MSI_Z339" style:font-pitch="variable"/>
    <style:font-face style:name="MSI_Z340" svg:font-family="MSI_Z340" style:font-pitch="variable"/>
    <style:font-face style:name="MSI_Z341" svg:font-family="MSI_Z341" style:font-pitch="variable"/>
    <style:font-face style:name="Liberation Serif" svg:font-family="'Liberation Serif'" style:font-family-generic="roman" style:font-pitch="variable"/>
    <style:font-face style:name="MS Sans Serif" svg:font-family="'MS Sans Serif'" style:font-family-generic="roman" style:font-pitch="variable"/>
    <style:font-face style:name="QCF_P322" svg:font-family="QCF_P322" style:font-family-generic="roman" style:font-pitch="variable"/>
    <style:font-face style:name="QCF_P323" svg:font-family="QCF_P323" style:font-family-generic="roman" style:font-pitch="variable"/>
    <style:font-face style:name="QCF_P324" svg:font-family="QCF_P324" style:font-family-generic="roman" style:font-pitch="variable"/>
    <style:font-face style:name="QCF_P325" svg:font-family="QCF_P325" style:font-family-generic="roman" style:font-pitch="variable"/>
    <style:font-face style:name="QCF_P326" svg:font-family="QCF_P326" style:font-family-generic="roman" style:font-pitch="variable"/>
    <style:font-face style:name="QCF_P327" svg:font-family="QCF_P327" style:font-family-generic="roman" style:font-pitch="variable"/>
    <style:font-face style:name="QCF_P328" svg:font-family="QCF_P328" style:font-family-generic="roman" style:font-pitch="variable"/>
    <style:font-face style:name="QCF_P329" svg:font-family="QCF_P329" style:font-family-generic="roman" style:font-pitch="variable"/>
    <style:font-face style:name="QCF_P330" svg:font-family="QCF_P330" style:font-family-generic="roman" style:font-pitch="variable"/>
    <style:font-face style:name="QCF_P331" svg:font-family="QCF_P331" style:font-family-generic="roman" style:font-pitch="variable"/>
    <style:font-face style:name="QCF_P332" svg:font-family="QCF_P332" style:font-family-generic="roman" style:font-pitch="variable"/>
    <style:font-face style:name="QCF_P333" svg:font-family="QCF_P333" style:font-family-generic="roman" style:font-pitch="variable"/>
    <style:font-face style:name="QCF_P334" svg:font-family="QCF_P334" style:font-family-generic="roman" style:font-pitch="variable"/>
    <style:font-face style:name="QCF_P335" svg:font-family="QCF_P335" style:font-family-generic="roman" style:font-pitch="variable"/>
    <style:font-face style:name="QCF_P336" svg:font-family="QCF_P336" style:font-family-generic="roman" style:font-pitch="variable"/>
    <style:font-face style:name="QCF_P337" svg:font-family="QCF_P337" style:font-family-generic="roman" style:font-pitch="variable"/>
    <style:font-face style:name="QCF_P338" svg:font-family="QCF_P338" style:font-family-generic="roman" style:font-pitch="variable"/>
    <style:font-face style:name="QCF_P339" svg:font-family="QCF_P339" style:font-family-generic="roman" style:font-pitch="variable"/>
    <style:font-face style:name="QCF_P340" svg:font-family="QCF_P340" style:font-family-generic="roman" style:font-pitch="variable"/>
    <style:font-face style:name="QCF_P341" svg:font-family="QCF_P341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MS Sans Serif1" svg:font-family="'MS Sans Serif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QCF_P3231" svg:font-family="QCF_P323" style:font-family-generic="system" style:font-pitch="variable"/>
    <style:font-face style:name="QCF_P3241" svg:font-family="QCF_P324" style:font-family-generic="system" style:font-pitch="variable"/>
    <style:font-face style:name="QCF_P3251" svg:font-family="QCF_P325" style:font-family-generic="system" style:font-pitch="variable"/>
    <style:font-face style:name="QCF_P3261" svg:font-family="QCF_P326" style:font-family-generic="system" style:font-pitch="variable"/>
    <style:font-face style:name="QCF_P3271" svg:font-family="QCF_P327" style:font-family-generic="system" style:font-pitch="variable"/>
    <style:font-face style:name="QCF_P3281" svg:font-family="QCF_P328" style:font-family-generic="system" style:font-pitch="variable"/>
    <style:font-face style:name="QCF_P3291" svg:font-family="QCF_P329" style:font-family-generic="system" style:font-pitch="variable"/>
    <style:font-face style:name="QCF_P3301" svg:font-family="QCF_P330" style:font-family-generic="system" style:font-pitch="variable"/>
    <style:font-face style:name="QCF_P3311" svg:font-family="QCF_P331" style:font-family-generic="system" style:font-pitch="variable"/>
    <style:font-face style:name="QCF_P3321" svg:font-family="QCF_P332" style:font-family-generic="system" style:font-pitch="variable"/>
    <style:font-face style:name="QCF_P3331" svg:font-family="QCF_P333" style:font-family-generic="system" style:font-pitch="variable"/>
    <style:font-face style:name="QCF_P3341" svg:font-family="QCF_P334" style:font-family-generic="system" style:font-pitch="variable"/>
    <style:font-face style:name="QCF_P3351" svg:font-family="QCF_P335" style:font-family-generic="system" style:font-pitch="variable"/>
    <style:font-face style:name="QCF_P3361" svg:font-family="QCF_P336" style:font-family-generic="system" style:font-pitch="variable"/>
    <style:font-face style:name="QCF_P3371" svg:font-family="QCF_P337" style:font-family-generic="system" style:font-pitch="variable"/>
    <style:font-face style:name="QCF_P3381" svg:font-family="QCF_P338" style:font-family-generic="system" style:font-pitch="variable"/>
    <style:font-face style:name="QCF_P3391" svg:font-family="QCF_P339" style:font-family-generic="system" style:font-pitch="variable"/>
    <style:font-face style:name="QCF_P3401" svg:font-family="QCF_P340" style:font-family-generic="system" style:font-pitch="variable"/>
    <style:font-face style:name="QCF_P3411" svg:font-family="QCF_P341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4201in" style:type="center"/>
          <style:tab-stop style:position="4.840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4201in" style:type="center"/>
          <style:tab-stop style:position="4.840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4201in" style:type="center"/>
          <style:tab-stop style:position="4.8402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Liberation Sans Narrow" fo:font-size="10pt" officeooo:rsid="0075019c" officeooo:paragraph-rsid="0075019c" style:font-size-asian="8pt" style:font-size-complex="8pt"/>
    </style:style>
    <style:style style:name="MP2" style:family="paragraph" style:parent-style-name="Footer">
      <style:paragraph-properties fo:text-align="center" style:justify-single-word="false"/>
      <style:text-properties style:font-name="Liberation Sans Narrow" fo:font-size="10pt" officeooo:rsid="00201315" officeooo:paragraph-rsid="00201315" style:font-size-asian="10pt" style:font-size-complex="10pt"/>
    </style:style>
    <style:style style:name="MP3" style:family="paragraph" style:parent-style-name="Header">
      <style:paragraph-properties fo:text-align="start" style:justify-single-word="false"/>
      <style:text-properties officeooo:paragraph-rsid="00c359f2"/>
    </style:style>
    <style:style style:name="MP4" style:family="paragraph" style:parent-style-name="Header">
      <style:paragraph-properties fo:text-align="start" style:justify-single-word="false"/>
      <style:text-properties style:font-name="Liberation Sans Narrow" fo:font-size="10pt" officeooo:rsid="0075019c" officeooo:paragraph-rsid="00c359f2" style:font-size-asian="10pt" style:font-size-complex="10pt"/>
    </style:style>
    <style:style style:name="MT1" style:family="text">
      <style:text-properties officeooo:rsid="012706cb"/>
    </style:style>
    <style:style style:name="MT2" style:family="text">
      <style:text-properties officeooo:rsid="01267b88"/>
    </style:style>
    <style:style style:name="MT3" style:family="text">
      <style:text-properties style:font-name="Liberation Sans Narrow" fo:font-size="10pt" officeooo:rsid="0075019c" style:font-size-asian="10pt" style:font-size-complex="10pt"/>
    </style:style>
    <style:style style:name="MT4" style:family="text">
      <style:text-properties style:font-name="Liberation Sans Narrow" fo:font-size="10pt" officeooo:rsid="0136b361" style:font-size-asian="10pt" style:font-size-complex="10pt"/>
    </style:style>
    <style:style style:name="MT5" style:family="text">
      <style:text-properties style:font-name="Liberation Sans Narrow" fo:font-size="10pt" officeooo:rsid="00b43692" style:font-size-asian="10pt" style:font-size-complex="10pt"/>
    </style:style>
    <style:style style:name="MT6" style:family="text">
      <style:text-properties officeooo:rsid="011f8199"/>
    </style:style>
    <style:style style:name="MT7" style:family="text">
      <style:text-properties officeooo:rsid="00b43692"/>
    </style:style>
    <style:page-layout style:name="Mpm1" style:page-usage="mirrored">
      <style:page-layout-properties fo:page-width="6in" fo:page-height="10.1598in" style:num-format="1" style:print-orientation="portrait" fo:margin-top="0.2in" fo:margin-bottom="0.2in" fo:margin-left="0.6598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402in" fo:margin-left="0in" fo:margin-right="0in" fo:margin-bottom="0.0402in" fo:background-color="transparent" style:dynamic-spacing="false" draw:fill="none" draw:fill-color="#729fcf"/>
      </style:header-style>
      <style:footer-style>
        <style:header-footer-properties fo:min-height="0.1402in" fo:margin-left="0in" fo:margin-right="0in" fo:margin-top="0.0402in" fo:background-color="transparent" style:dynamic-spacing="false" draw:fill="none" draw:fill-color="#729fcf"/>
      </style:footer-style>
    </style:page-layout>
    <style:page-layout style:name="Mpm2">
      <style:page-layout-properties fo:page-width="6in" fo:page-height="10.159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6in" fo:page-height="10.159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6in" fo:page-height="10.159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6in" fo:page-height="10.159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6in" fo:page-height="10.1598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0.1598in" fo:page-height="6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6in" fo:page-height="10.1598in" style:num-format="1" style:print-orientation="portrait" fo:margin-top="0.2in" fo:margin-bottom="0.2in" fo:margin-left="0.6598in" fo:margin-right="0.5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1402in" fo:margin-left="0in" fo:margin-right="0in" fo:margin-bottom="0.0402in" fo:background-color="transparent" style:dynamic-spacing="false" draw:fill="none" draw:fill-color="#729fcf"/>
      </style:header-style>
      <style:footer-style>
        <style:header-footer-properties fo:min-height="0.1402in" fo:margin-left="0in" fo:margin-right="0in" fo:margin-top="0.040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Surat <text:span text:style-name="MT1">Al Anbiya’</text:span><text:tab/><text:tab/>Juz 1<text:span text:style-name="MT2">7</text:span></text:p>
      </style:header>
      <style:footer>
        <text:p text:style-name="MP2"><text:page-number text:select-page="current">331</text:page-number></text:p>
      </style:footer>
    </style:master-page>
    <style:master-page style:name="Endnote" style:page-layout-name="Mpm2"/>
    <style:master-page style:name="First_20_Page" style:display-name="First Page" style:page-layout-name="Mpm3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3"/>
    <style:master-page style:name="HTML" style:page-layout-name="Mpm7"/>
    <style:master-page style:name="Footnote" style:page-layout-name="Mpm2"/>
    <style:master-page style:name="Landscape" style:page-layout-name="Mpm8"/>
    <style:master-page style:name="ganti_20_surat" style:display-name="ganti surat" style:page-layout-name="Mpm9">
      <style:header>
        <text:p text:style-name="MP3"><text:span text:style-name="MT3">Surat </text:span><text:span text:style-name="MT4">Al Hajj</text:span><text:span text:style-name="MT3"><text:tab/><text:tab/>Juz </text:span><text:span text:style-name="MT5">1</text:span><text:span text:style-name="MT4">7</text:span></text:p>
      </style:header>
      <style:footer>
        <text:p text:style-name="MP2"><text:page-number text:select-page="current">341</text:page-number></text:p>
      </style:footer>
    </style:master-page>
    <style:master-page style:name="ganti_20_surat2" style:display-name="ganti surat2" style:page-layout-name="Mpm9">
      <style:header>
        <text:p text:style-name="MP4">Surat <text:span text:style-name="MT6">Thaha<text:tab/><text:tab/></text:span>Juz <text:span text:style-name="MT7">16</text:span></text:p>
      </style:header>
      <style:footer>
        <text:p text:style-name="MP2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5T08:24:30.462285225</meta:creation-date>
    <dc:date>2020-03-29T14:36:49.485417865</dc:date>
    <meta:editing-duration>PT12H26M16S</meta:editing-duration>
    <meta:editing-cycles>256</meta:editing-cycles>
    <meta:generator>LibreOffice/6.2.8.2$Linux_x86 LibreOffice_project/f82ddfca21ebc1e222a662a32b25c0c9d20169ee</meta:generator>
    <meta:document-statistic meta:table-count="0" meta:image-count="0" meta:object-count="0" meta:page-count="21" meta:paragraph-count="38" meta:word-count="2647" meta:character-count="5451" meta:non-whitespace-character-count="2839"/>
  </office:meta>
</office:document-meta>
</file>